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2H9M31.269S" table:style-name="ce2">
            <text:p>09:31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2H9M31.331S" table:style-name="ce2">
            <text:p>09:3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2H9M31.284S" table:style-name="ce2">
            <text:p>09:31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2H9M31.347S" table:style-name="ce2">
            <text:p>09:3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2H9M31.378S" table:style-name="ce2">
            <text:p>09:3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2H9M31.394S" table:style-name="ce2">
            <text:p>09:31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2H9M31.394S" table:style-name="ce2">
            <text:p>09:3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2H9M31.440S" table:style-name="ce2">
            <text:p>09:3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2H9M31.440S" table:style-name="ce2">
            <text:p>09:31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2H9M31.440S" table:style-name="ce2">
            <text:p>09:31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2H9M31.488S" table:style-name="ce2">
            <text:p>09:31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2H9M31.488S" table:style-name="ce2">
            <text:p>09:3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2H9M31.534S" table:style-name="ce2">
            <text:p>09:3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2H9M31.534S" table:style-name="ce2">
            <text:p>09:31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2H9M31.487S" table:style-name="ce2">
            <text:p>09:3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2H9M31.565S" table:style-name="ce2">
            <text:p>09:31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2H9M31.347S" table:style-name="ce2">
            <text:p>09:3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2H9M31.347S" table:style-name="ce2">
            <text:p>09:31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2H9M31.581S" table:style-name="ce2">
            <text:p>09:3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2H9M31.612S" table:style-name="ce2">
            <text:p>09:3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2H9M31.596S" table:style-name="ce2">
            <text:p>09:31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2H9M31.643S" table:style-name="ce2">
            <text:p>09:3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2H9M31.659S" table:style-name="ce2">
            <text:p>09:31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2H9M31.659S" table:style-name="ce2">
            <text:p>09:31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2H9M31.347S" table:style-name="ce2">
            <text:p>09:3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2H9M31.706S" table:style-name="ce2">
            <text:p>09:3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2H9M31.706S" table:style-name="ce2">
            <text:p>09:31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2H9M31.737S" table:style-name="ce2">
            <text:p>09:31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2H9M31.690S" table:style-name="ce2">
            <text:p>09:31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2H9M31.752S" table:style-name="ce2">
            <text:p>09:31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2H9M31.752S" table:style-name="ce2">
            <text:p>09:31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2H9M31.425S" table:style-name="ce2">
            <text:p>09:31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2H9M31.815S" table:style-name="ce2">
            <text:p>09:3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2H9M31.815S" table:style-name="ce2">
            <text:p>09:3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2H9M31.846S" table:style-name="ce2">
            <text:p>09:31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2H9M31.799S" table:style-name="ce2">
            <text:p>09:31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2H9M31.862S" table:style-name="ce2">
            <text:p>09:31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2H9M31.862S" table:style-name="ce2">
            <text:p>09:31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2H9M31.581S" table:style-name="ce2">
            <text:p>09:31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2H9M31.908S" table:style-name="ce2">
            <text:p>09:31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2H9M31.908S" table:style-name="ce2">
            <text:p>09:3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2H9M31.908S" table:style-name="ce2">
            <text:p>09:31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2H9M31.955S" table:style-name="ce2">
            <text:p>09:3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2H9M31.955S" table:style-name="ce2">
            <text:p>09:32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2H9M31.971S" table:style-name="ce2">
            <text:p>09:3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2H9M32.002S" table:style-name="ce2">
            <text:p>09:32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2H9M32.018S" table:style-name="ce2">
            <text:p>09:3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2H9M32.049S" table:style-name="ce2">
            <text:p>09:32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2H9M32.018S" table:style-name="ce2">
            <text:p>09:32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2H9M31.409S" table:style-name="ce2">
            <text:p>09:31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2H9M32.080S" table:style-name="ce2">
            <text:p>09:3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2H9M32.064S" table:style-name="ce2">
            <text:p>09:3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2H9M32.096S" table:style-name="ce2">
            <text:p>09:32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2H9M31.581S" table:style-name="ce2">
            <text:p>09:31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2H9M32.127S" table:style-name="ce2">
            <text:p>09:32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2H9M32.127S" table:style-name="ce2">
            <text:p>09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2H9M31.643S" table:style-name="ce2">
            <text:p>09:3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2H9M32.158S" table:style-name="ce2">
            <text:p>09:32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2H9M32.174S" table:style-name="ce2">
            <text:p>09:3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2H9M32.174S" table:style-name="ce2">
            <text:p>09:3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2H9M32.220S" table:style-name="ce2">
            <text:p>09:3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2H9M32.220S" table:style-name="ce2">
            <text:p>09:32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2H9M32.220S" table:style-name="ce2">
            <text:p>09:3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2H9M32.267S" table:style-name="ce2">
            <text:p>09:32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2H9M32.283S" table:style-name="ce2">
            <text:p>09:3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2H9M32.267S" table:style-name="ce2">
            <text:p>09:32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2H9M32.314S" table:style-name="ce2">
            <text:p>09:3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2H9M32.314S" table:style-name="ce2">
            <text:p>09:3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2H9M32.361S" table:style-name="ce2">
            <text:p>09:3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2H9M31.534S" table:style-name="ce2">
            <text:p>09:3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2H9M31.768S" table:style-name="ce2">
            <text:p>09:31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2H9M31.472S" table:style-name="ce2">
            <text:p>09:31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2H9M31.690S" table:style-name="ce2">
            <text:p>09:31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2H9M31.768S" table:style-name="ce2">
            <text:p>09:3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2H9M32.096S" table:style-name="ce2">
            <text:p>09:3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2H9M31.674S" table:style-name="ce2">
            <text:p>09:31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2H9M31.674S" table:style-name="ce2">
            <text:p>09:31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2H9M31.518S" table:style-name="ce2">
            <text:p>09:31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2H9M31.690S" table:style-name="ce2">
            <text:p>09:31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2H9M31.940S" table:style-name="ce2">
            <text:p>09:3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2H9M31.721S" table:style-name="ce2">
            <text:p>09:31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2H9M31.565S" table:style-name="ce2">
            <text:p>09:31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1261" table:style-name="ce1">
            <text:p>126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2H9M32.423S" table:style-name="ce2">
            <text:p>09:32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2H9M31.425S" table:style-name="ce2">
            <text:p>09:3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2H9M32.517S" table:style-name="ce2">
            <text:p>09:32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2H9M31.472S" table:style-name="ce2">
            <text:p>09:3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2H9M31.628S" table:style-name="ce2">
            <text:p>09:3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2H9M31.581S" table:style-name="ce2">
            <text:p>09:31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2H9M32.298S" table:style-name="ce2">
            <text:p>09:3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2H9M31.565S" table:style-name="ce2">
            <text:p>09:31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2H9M32.127S" table:style-name="ce2">
            <text:p>09:32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2H9M31.534S" table:style-name="ce2">
            <text:p>09:31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2H9M32.408S" table:style-name="ce2">
            <text:p>09:32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2H9M32.548S" table:style-name="ce2">
            <text:p>09:32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2H9M32.205S" table:style-name="ce2">
            <text:p>09:3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2H9M32.236S" table:style-name="ce2">
            <text:p>09:32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2H9M32.392S" table:style-name="ce2">
            <text:p>09:3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2H9M32.517S" table:style-name="ce2">
            <text:p>09:32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2H9M32.220S" table:style-name="ce2">
            <text:p>09:3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2H9M32.423S" table:style-name="ce2">
            <text:p>09:32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2H9M32.595S" table:style-name="ce2">
            <text:p>09:3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2H9M32.205S" table:style-name="ce2">
            <text:p>09:3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2H9M32.127S" table:style-name="ce2">
            <text:p>09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2H9M32.267S" table:style-name="ce2">
            <text:p>09:32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2H9M32.111S" table:style-name="ce2">
            <text:p>09:3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2H9M32.330S" table:style-name="ce2">
            <text:p>09:32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2H9M31.565S" table:style-name="ce2">
            <text:p>09:31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1418" table:style-name="ce1">
            <text:p>141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2H9M32.111S" table:style-name="ce2">
            <text:p>09:32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2H9M32.345S" table:style-name="ce2">
            <text:p>09:3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2H9M32.298S" table:style-name="ce2">
            <text:p>09:32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2H9M32.033S" table:style-name="ce2">
            <text:p>09:3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2H9M32.860S" table:style-name="ce2">
            <text:p>09:32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2H9M32.813S" table:style-name="ce2">
            <text:p>09:3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2H9M32.844S" table:style-name="ce2">
            <text:p>09:32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2H9M32.330S" table:style-name="ce2">
            <text:p>09:3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2H9M32.158S" table:style-name="ce2">
            <text:p>09:32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2H9M32.080S" table:style-name="ce2">
            <text:p>09:32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996" table:style-name="ce1">
            <text:p>99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2H9M32.813S" table:style-name="ce2">
            <text:p>09:32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2H9M32.127S" table:style-name="ce2">
            <text:p>09:32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2H9M32.018S" table:style-name="ce2">
            <text:p>09:32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2H9M32.158S" table:style-name="ce2">
            <text:p>09:32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2H9M32.111S" table:style-name="ce2">
            <text:p>09:3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2H9M32.922S" table:style-name="ce2">
            <text:p>09:32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2H9M32.049S" table:style-name="ce2">
            <text:p>09:32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2H9M33.110S" table:style-name="ce2">
            <text:p>09:3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2H9M32.002S" table:style-name="ce2">
            <text:p>09:32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2H9M32.860S" table:style-name="ce2">
            <text:p>09:32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2H9M32.829S" table:style-name="ce2">
            <text:p>09:3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2H9M31.924S" table:style-name="ce2">
            <text:p>09:31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2H9M31.955S" table:style-name="ce2">
            <text:p>09:3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2H9M31.955S" table:style-name="ce2">
            <text:p>09:32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2H9M31.846S" table:style-name="ce2">
            <text:p>09:3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2H9M32.002S" table:style-name="ce2">
            <text:p>09:3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2H9M31.955S" table:style-name="ce2">
            <text:p>09:3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2H9M31.971S" table:style-name="ce2">
            <text:p>09:3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2H9M31.893S" table:style-name="ce2">
            <text:p>09:31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2H9M31.924S" table:style-name="ce2">
            <text:p>09:31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2H9M33.234S" table:style-name="ce2">
            <text:p>09:3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2H9M31.768S" table:style-name="ce2">
            <text:p>09:3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2H9M31.737S" table:style-name="ce2">
            <text:p>09:3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2H9M31.830S" table:style-name="ce2">
            <text:p>09:3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2H9M33.063S" table:style-name="ce2">
            <text:p>09:33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2H9M31.893S" table:style-name="ce2">
            <text:p>09:3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2H9M31.768S" table:style-name="ce2">
            <text:p>09:3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2H9M31.768S" table:style-name="ce2">
            <text:p>09:31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2H9M33.250S" table:style-name="ce2">
            <text:p>09:33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2H9M31.768S" table:style-name="ce2">
            <text:p>09:31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2H9M33.110S" table:style-name="ce2">
            <text:p>09:33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2H9M33.125S" table:style-name="ce2">
            <text:p>09:3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2H9M33.125S" table:style-name="ce2">
            <text:p>09:33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2H9M33.016S" table:style-name="ce2">
            <text:p>09:3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2H9M32.969S" table:style-name="ce2">
            <text:p>09:3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2H9M33.531S" table:style-name="ce2">
            <text:p>09:33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2H9M33.078S" table:style-name="ce2">
            <text:p>09:3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2H9M33.312S" table:style-name="ce2">
            <text:p>09:33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2H9M33.078S" table:style-name="ce2">
            <text:p>09:33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2H9M33.000S" table:style-name="ce2">
            <text:p>09:3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2H9M32.985S" table:style-name="ce2">
            <text:p>09:3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2H9M32.954S" table:style-name="ce2">
            <text:p>09:3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2H9M32.922S" table:style-name="ce2">
            <text:p>09:3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2H9M33.016S" table:style-name="ce2">
            <text:p>09:3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2H9M32.954S" table:style-name="ce2">
            <text:p>09:33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2H9M33.125S" table:style-name="ce2">
            <text:p>09:33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2H9M33.593S" table:style-name="ce2">
            <text:p>09:33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2H9M33.468S" table:style-name="ce2">
            <text:p>09:33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2H9M32.844S" table:style-name="ce2">
            <text:p>09:32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2H9M32.969S" table:style-name="ce2">
            <text:p>09:33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2H9M32.907S" table:style-name="ce2">
            <text:p>09:3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2H9M33.702S" table:style-name="ce2">
            <text:p>09:3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2H9M32.860S" table:style-name="ce2">
            <text:p>09:32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2H9M32.922S" table:style-name="ce2">
            <text:p>09:32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2H9M32.922S" table:style-name="ce2">
            <text:p>09:3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2H9M32.844S" table:style-name="ce2">
            <text:p>09:3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2H9M32.922S" table:style-name="ce2">
            <text:p>09:32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2H9M32.829S" table:style-name="ce2">
            <text:p>09:32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2H9M32.969S" table:style-name="ce2">
            <text:p>09:3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2H9M32.938S" table:style-name="ce2">
            <text:p>09:3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2H9M32.829S" table:style-name="ce2">
            <text:p>09:32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2H9M32.860S" table:style-name="ce2">
            <text:p>09:3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2H9M32.985S" table:style-name="ce2">
            <text:p>09:33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2H9M32.844S" table:style-name="ce2">
            <text:p>09:32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2H9M32.844S" table:style-name="ce2">
            <text:p>09:32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2H9M32.829S" table:style-name="ce2">
            <text:p>09:3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2H9M32.720S" table:style-name="ce2">
            <text:p>09:3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2H9M33.812S" table:style-name="ce2">
            <text:p>09:3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2H9M33.812S" table:style-name="ce2">
            <text:p>09:33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2H9M32.595S" table:style-name="ce2">
            <text:p>09:32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2H9M33.734S" table:style-name="ce2">
            <text:p>09:3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2H9M33.890S" table:style-name="ce2">
            <text:p>09:3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2H9M33.890S" table:style-name="ce2">
            <text:p>09:33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2H9M33.796S" table:style-name="ce2">
            <text:p>09:3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2H9M33.780S" table:style-name="ce2">
            <text:p>09:3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2H9M32.579S" table:style-name="ce2">
            <text:p>09:32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2H9M33.843S" table:style-name="ce2">
            <text:p>09:33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2H9M33.796S" table:style-name="ce2">
            <text:p>09:3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2H9M33.796S" table:style-name="ce2">
            <text:p>09:33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2H9M33.921S" table:style-name="ce2">
            <text:p>09:33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2H9M33.734S" table:style-name="ce2">
            <text:p>09:33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2H9M33.624S" table:style-name="ce2">
            <text:p>09:33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2H9M33.812S" table:style-name="ce2">
            <text:p>09:3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2H9M33.983S" table:style-name="ce2">
            <text:p>09:34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2H9M34.014S" table:style-name="ce2">
            <text:p>09:3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2H9M33.921S" table:style-name="ce2">
            <text:p>09:3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2H9M34.014S" table:style-name="ce2">
            <text:p>09:34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2H9M33.656S" table:style-name="ce2">
            <text:p>09:33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2H9M33.702S" table:style-name="ce2">
            <text:p>09:33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2H9M33.952S" table:style-name="ce2">
            <text:p>09:3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2H9M34.046S" table:style-name="ce2">
            <text:p>09:34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2H9M34.139S" table:style-name="ce2">
            <text:p>09:34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2H9M33.702S" table:style-name="ce2">
            <text:p>09:33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2H9M33.624S" table:style-name="ce2">
            <text:p>09:33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2H9M33.484S" table:style-name="ce2">
            <text:p>09:33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2H9M34.202S" table:style-name="ce2">
            <text:p>09:34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2H9M34.108S" table:style-name="ce2">
            <text:p>09:34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2H9M34.092S" table:style-name="ce2">
            <text:p>09:34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2H9M34.139S" table:style-name="ce2">
            <text:p>09:34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2H9M34.217S" table:style-name="ce2">
            <text:p>09:34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2H9M33.531S" table:style-name="ce2">
            <text:p>09:33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2H9M34.139S" table:style-name="ce2">
            <text:p>09:3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2H9M33.531S" table:style-name="ce2">
            <text:p>09:3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2H9M34.092S" table:style-name="ce2">
            <text:p>09:34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2H9M33.359S" table:style-name="ce2">
            <text:p>09:3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2H9M34.061S" table:style-name="ce2">
            <text:p>09:3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2H9M34.202S" table:style-name="ce2">
            <text:p>09:34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2H9M33.609S" table:style-name="ce2">
            <text:p>09:3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2H9M34.264S" table:style-name="ce2">
            <text:p>09:34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2H9M33.468S" table:style-name="ce2">
            <text:p>09:33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2H9M33.328S" table:style-name="ce2">
            <text:p>09:33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2H9M34.295S" table:style-name="ce2">
            <text:p>09:34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2H9M34.436S" table:style-name="ce2">
            <text:p>09:3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2H9M33.344S" table:style-name="ce2">
            <text:p>09:3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2H9M34.420S" table:style-name="ce2">
            <text:p>09:3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2H9M34.420S" table:style-name="ce2">
            <text:p>09:3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2H9M33.328S" table:style-name="ce2">
            <text:p>09:33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2H9M34.420S" table:style-name="ce2">
            <text:p>09:34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2H9M34.389S" table:style-name="ce2">
            <text:p>09:3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2H9M33.234S" table:style-name="ce2">
            <text:p>09:33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89" table:style-name="ce1">
            <text:p>138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2H9M33.219S" table:style-name="ce2">
            <text:p>09:3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2H9M34.482S" table:style-name="ce2">
            <text:p>09:3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2H9M34.404S" table:style-name="ce2">
            <text:p>09:34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2H9M34.545S" table:style-name="ce2">
            <text:p>09:34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2H9M34.326S" table:style-name="ce2">
            <text:p>09:34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2H9M33.297S" table:style-name="ce2">
            <text:p>09:33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2H9M34.373S" table:style-name="ce2">
            <text:p>09:34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2H9M34.576S" table:style-name="ce2">
            <text:p>09:34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2H9M34.373S" table:style-name="ce2">
            <text:p>09:3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2H9M34.607S" table:style-name="ce2">
            <text:p>09:3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2H9M34.545S" table:style-name="ce2">
            <text:p>09:34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2H9M33.952S" table:style-name="ce2">
            <text:p>09:3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2H9M34.061S" table:style-name="ce2">
            <text:p>09:34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2H9M34.373S" table:style-name="ce2">
            <text:p>09:3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2H9M33.952S" table:style-name="ce2">
            <text:p>09:3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2H9M33.843S" table:style-name="ce2">
            <text:p>09:33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2H9M34.716S" table:style-name="ce2">
            <text:p>09:34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2H9M34.592S" table:style-name="ce2">
            <text:p>09:3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2H9M33.952S" table:style-name="ce2">
            <text:p>09:3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2H9M34.779S" table:style-name="ce2">
            <text:p>09:3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2H9M33.827S" table:style-name="ce2">
            <text:p>09:3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2H9M34.716S" table:style-name="ce2">
            <text:p>09:3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2H9M34.732S" table:style-name="ce2">
            <text:p>09:34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2H9M34.014S" table:style-name="ce2">
            <text:p>09:34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2H9M33.874S" table:style-name="ce2">
            <text:p>09:33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2H9M33.843S" table:style-name="ce2">
            <text:p>09:3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2H9M33.905S" table:style-name="ce2">
            <text:p>09:33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2H9M34.841S" table:style-name="ce2">
            <text:p>09:34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2H9M33.952S" table:style-name="ce2">
            <text:p>09:3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2H9M33.936S" table:style-name="ce2">
            <text:p>09:33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2H9M34.810S" table:style-name="ce2">
            <text:p>09:34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2H9M34.732S" table:style-name="ce2">
            <text:p>09:34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2H9M34.779S" table:style-name="ce2">
            <text:p>09:34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2H9M34.857S" table:style-name="ce2">
            <text:p>09:3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2H9M34.904S" table:style-name="ce2">
            <text:p>09:34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2H9M34.872S" table:style-name="ce2">
            <text:p>09:34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2H9M34.888S" table:style-name="ce2">
            <text:p>09:3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2H9M33.734S" table:style-name="ce2">
            <text:p>09:3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2H9M34.670S" table:style-name="ce2">
            <text:p>09:34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2H9M34.716S" table:style-name="ce2">
            <text:p>09:34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2H9M34.623S" table:style-name="ce2">
            <text:p>09:34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2H9M34.810S" table:style-name="ce2">
            <text:p>09:3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2H9M34.904S" table:style-name="ce2">
            <text:p>09:34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2H9M34.560S" table:style-name="ce2">
            <text:p>09:3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2H9M34.810S" table:style-name="ce2">
            <text:p>09:34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2H9M34.888S" table:style-name="ce2">
            <text:p>09:3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2H9M34.592S" table:style-name="ce2">
            <text:p>09:3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2H9M34.888S" table:style-name="ce2">
            <text:p>09:3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2H9M34.950S" table:style-name="ce2">
            <text:p>09:3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2H9M34.498S" table:style-name="ce2">
            <text:p>09:3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2H9M35.091S" table:style-name="ce2">
            <text:p>09:3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2H9M35.075S" table:style-name="ce2">
            <text:p>09:35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2H9M35.075S" table:style-name="ce2">
            <text:p>09:35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2H9M35.153S" table:style-name="ce2">
            <text:p>09:35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2H9M35.091S" table:style-name="ce2">
            <text:p>09:3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2H9M35.075S" table:style-name="ce2">
            <text:p>09:3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2H9M35.106S" table:style-name="ce2">
            <text:p>09:3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2H9M34.170S" table:style-name="ce2">
            <text:p>09:34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630" table:style-name="ce1">
            <text:p>8630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2H9M34.342S" table:style-name="ce2">
            <text:p>09:3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450" table:style-name="ce1">
            <text:p>8450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2H9M33.141S" table:style-name="ce2">
            <text:p>09:3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692" table:style-name="ce1">
            <text:p>9692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2H9M33.047S" table:style-name="ce2">
            <text:p>09:33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788" table:style-name="ce1">
            <text:p>9788</text:p>
          </table:table-cell>
          <table:table-cell office:value-type="string" table:style-name="ce1">
            <text:p>Success</text:p>
          </table:table-cell>
          <table:table-cell office:value-type="float" office:value="111599" table:style-name="ce1">
            <text:p>111599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2H9M34.326S" table:style-name="ce2">
            <text:p>09:34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505" table:style-name="ce1">
            <text:p>8505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2H9M34.966S" table:style-name="ce2">
            <text:p>09:35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872" table:style-name="ce1">
            <text:p>7872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2H9M34.716S" table:style-name="ce2">
            <text:p>09:34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252" table:style-name="ce1">
            <text:p>8252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2H9M42.806S" table:style-name="ce2">
            <text:p>09:4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2H9M33.827S" table:style-name="ce2">
            <text:p>09:3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217" table:style-name="ce1">
            <text:p>9217</text:p>
          </table:table-cell>
          <table:table-cell office:value-type="string" table:style-name="ce1">
            <text:p>Success</text:p>
          </table:table-cell>
          <table:table-cell office:value-type="float" office:value="111601" table:style-name="ce1">
            <text:p>111601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2H9M42.837S" table:style-name="ce2">
            <text:p>09:42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2H9M42.806S" table:style-name="ce2">
            <text:p>09:42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2H9M42.837S" table:style-name="ce2">
            <text:p>09:4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2H9M34.326S" table:style-name="ce2">
            <text:p>09:34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782" table:style-name="ce1">
            <text:p>8782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2H9M42.852S" table:style-name="ce2">
            <text:p>09:42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2H9M42.852S" table:style-name="ce2">
            <text:p>09:42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2H9M34.732S" table:style-name="ce2">
            <text:p>09:3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88" table:style-name="ce1">
            <text:p>8588</text:p>
          </table:table-cell>
          <table:table-cell office:value-type="string" table:style-name="ce1">
            <text:p>Success</text:p>
          </table:table-cell>
          <table:table-cell office:value-type="float" office:value="111588" table:style-name="ce1">
            <text:p>111588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2H9M35.138S" table:style-name="ce2">
            <text:p>09:35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186" table:style-name="ce1">
            <text:p>8186</text:p>
          </table:table-cell>
          <table:table-cell office:value-type="string" table:style-name="ce1">
            <text:p>Success</text:p>
          </table:table-cell>
          <table:table-cell office:value-type="float" office:value="111595" table:style-name="ce1">
            <text:p>111595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2H9M42.962S" table:style-name="ce2">
            <text:p>09:4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2H9M35.247S" table:style-name="ce2">
            <text:p>09:35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367" table:style-name="ce1">
            <text:p>8367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2H9M34.872S" table:style-name="ce2">
            <text:p>09:3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736" table:style-name="ce1">
            <text:p>8736</text:p>
          </table:table-cell>
          <table:table-cell office:value-type="string" table:style-name="ce1">
            <text:p>Success</text:p>
          </table:table-cell>
          <table:table-cell office:value-type="float" office:value="111588" table:style-name="ce1">
            <text:p>111588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2H9M35.200S" table:style-name="ce2">
            <text:p>09:3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433" table:style-name="ce1">
            <text:p>8433</text:p>
          </table:table-cell>
          <table:table-cell office:value-type="string" table:style-name="ce1">
            <text:p>Success</text:p>
          </table:table-cell>
          <table:table-cell office:value-type="float" office:value="111590" table:style-name="ce1">
            <text:p>111590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2H9M34.030S" table:style-name="ce2">
            <text:p>09:34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624" table:style-name="ce1">
            <text:p>9624</text:p>
          </table:table-cell>
          <table:table-cell office:value-type="string" table:style-name="ce1">
            <text:p>Success</text:p>
          </table:table-cell>
          <table:table-cell office:value-type="float" office:value="111599" table:style-name="ce1">
            <text:p>111599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2H9M33.063S" table:style-name="ce2">
            <text:p>09:33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628" table:style-name="ce1">
            <text:p>10628</text:p>
          </table:table-cell>
          <table:table-cell office:value-type="string" table:style-name="ce1">
            <text:p>Success</text:p>
          </table:table-cell>
          <table:table-cell office:value-type="float" office:value="111612" table:style-name="ce1">
            <text:p>111612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2H9M34.155S" table:style-name="ce2">
            <text:p>09:3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558" table:style-name="ce1">
            <text:p>9558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2H9M43.055S" table:style-name="ce2">
            <text:p>09:4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2H9M33.796S" table:style-name="ce2">
            <text:p>09:3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973" table:style-name="ce1">
            <text:p>9973</text:p>
          </table:table-cell>
          <table:table-cell office:value-type="string" table:style-name="ce1">
            <text:p>Success</text:p>
          </table:table-cell>
          <table:table-cell office:value-type="float" office:value="111606" table:style-name="ce1">
            <text:p>111606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2H9M33.234S" table:style-name="ce2">
            <text:p>09:33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548" table:style-name="ce1">
            <text:p>10548</text:p>
          </table:table-cell>
          <table:table-cell office:value-type="string" table:style-name="ce1">
            <text:p>Success</text:p>
          </table:table-cell>
          <table:table-cell office:value-type="float" office:value="111612" table:style-name="ce1">
            <text:p>111612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2H9M34.124S" table:style-name="ce2">
            <text:p>09:3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668" table:style-name="ce1">
            <text:p>9668</text:p>
          </table:table-cell>
          <table:table-cell office:value-type="string" table:style-name="ce1">
            <text:p>Success</text:p>
          </table:table-cell>
          <table:table-cell office:value-type="float" office:value="111599" table:style-name="ce1">
            <text:p>11159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2H9M35.122S" table:style-name="ce2">
            <text:p>09:35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682" table:style-name="ce1">
            <text:p>8682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2H9M35.231S" table:style-name="ce2">
            <text:p>09:35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571" table:style-name="ce1">
            <text:p>8571</text:p>
          </table:table-cell>
          <table:table-cell office:value-type="string" table:style-name="ce1">
            <text:p>Success</text:p>
          </table:table-cell>
          <table:table-cell office:value-type="float" office:value="111590" table:style-name="ce1">
            <text:p>111590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2H9M33.453S" table:style-name="ce2">
            <text:p>09:33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359" table:style-name="ce1">
            <text:p>10359</text:p>
          </table:table-cell>
          <table:table-cell office:value-type="string" table:style-name="ce1">
            <text:p>Success</text:p>
          </table:table-cell>
          <table:table-cell office:value-type="float" office:value="111603" table:style-name="ce1">
            <text:p>111603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2H9M43.102S" table:style-name="ce2">
            <text:p>09:43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2H9M34.950S" table:style-name="ce2">
            <text:p>09:3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892" table:style-name="ce1">
            <text:p>8892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2H9M35.184S" table:style-name="ce2">
            <text:p>09:35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667" table:style-name="ce1">
            <text:p>8667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2H9M34.030S" table:style-name="ce2">
            <text:p>09:3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817" table:style-name="ce1">
            <text:p>9817</text:p>
          </table:table-cell>
          <table:table-cell office:value-type="string" table:style-name="ce1">
            <text:p>Success</text:p>
          </table:table-cell>
          <table:table-cell office:value-type="float" office:value="111603" table:style-name="ce1">
            <text:p>111603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2H9M34.233S" table:style-name="ce2">
            <text:p>09:3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644" table:style-name="ce1">
            <text:p>9644</text:p>
          </table:table-cell>
          <table:table-cell office:value-type="string" table:style-name="ce1">
            <text:p>Success</text:p>
          </table:table-cell>
          <table:table-cell office:value-type="float" office:value="111593" table:style-name="ce1">
            <text:p>111593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2H9M34.155S" table:style-name="ce2">
            <text:p>09:34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725" table:style-name="ce1">
            <text:p>9725</text:p>
          </table:table-cell>
          <table:table-cell office:value-type="string" table:style-name="ce1">
            <text:p>Success</text:p>
          </table:table-cell>
          <table:table-cell office:value-type="float" office:value="111601" table:style-name="ce1">
            <text:p>111601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2H9M35.247S" table:style-name="ce2">
            <text:p>09:35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649" table:style-name="ce1">
            <text:p>8649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2H9M34.358S" table:style-name="ce2">
            <text:p>09:3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532" table:style-name="ce1">
            <text:p>9532</text:p>
          </table:table-cell>
          <table:table-cell office:value-type="string" table:style-name="ce1">
            <text:p>Success</text:p>
          </table:table-cell>
          <table:table-cell office:value-type="float" office:value="111590" table:style-name="ce1">
            <text:p>111590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2H9M34.670S" table:style-name="ce2">
            <text:p>09:3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231" table:style-name="ce1">
            <text:p>9231</text:p>
          </table:table-cell>
          <table:table-cell office:value-type="string" table:style-name="ce1">
            <text:p>Success</text:p>
          </table:table-cell>
          <table:table-cell office:value-type="float" office:value="111595" table:style-name="ce1">
            <text:p>111595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2H9M34.389S" table:style-name="ce2">
            <text:p>09:3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524" table:style-name="ce1">
            <text:p>9524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2H9M34.373S" table:style-name="ce2">
            <text:p>09:3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535" table:style-name="ce1">
            <text:p>9535</text:p>
          </table:table-cell>
          <table:table-cell office:value-type="string" table:style-name="ce1">
            <text:p>Success</text:p>
          </table:table-cell>
          <table:table-cell office:value-type="float" office:value="111593" table:style-name="ce1">
            <text:p>111593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2H9M35.106S" table:style-name="ce2">
            <text:p>09:35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821" table:style-name="ce1">
            <text:p>8821</text:p>
          </table:table-cell>
          <table:table-cell office:value-type="string" table:style-name="ce1">
            <text:p>Success</text:p>
          </table:table-cell>
          <table:table-cell office:value-type="float" office:value="111590" table:style-name="ce1">
            <text:p>111590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2H9M34.545S" table:style-name="ce2">
            <text:p>09:34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391" table:style-name="ce1">
            <text:p>9391</text:p>
          </table:table-cell>
          <table:table-cell office:value-type="string" table:style-name="ce1">
            <text:p>Success</text:p>
          </table:table-cell>
          <table:table-cell office:value-type="float" office:value="111592" table:style-name="ce1">
            <text:p>111592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2H9M35.231S" table:style-name="ce2">
            <text:p>09:35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720" table:style-name="ce1">
            <text:p>8720</text:p>
          </table:table-cell>
          <table:table-cell office:value-type="string" table:style-name="ce1">
            <text:p>Success</text:p>
          </table:table-cell>
          <table:table-cell office:value-type="float" office:value="111592" table:style-name="ce1">
            <text:p>111592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2H9M35.028S" table:style-name="ce2">
            <text:p>09:3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918" table:style-name="ce1">
            <text:p>8918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2H9M33.687S" table:style-name="ce2">
            <text:p>09:33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277" table:style-name="ce1">
            <text:p>10277</text:p>
          </table:table-cell>
          <table:table-cell office:value-type="string" table:style-name="ce1">
            <text:p>Success</text:p>
          </table:table-cell>
          <table:table-cell office:value-type="float" office:value="112457" table:style-name="ce1">
            <text:p>112457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2H9M35.200S" table:style-name="ce2">
            <text:p>09:3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821" table:style-name="ce1">
            <text:p>8821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2H9M34.763S" table:style-name="ce2">
            <text:p>09:3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259" table:style-name="ce1">
            <text:p>9259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2H9M43.632S" table:style-name="ce2">
            <text:p>09:43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2H9M34.857S" table:style-name="ce2">
            <text:p>09:34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162" table:style-name="ce1">
            <text:p>9162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2H9M34.904S" table:style-name="ce2">
            <text:p>09:3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116" table:style-name="ce1">
            <text:p>9116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2H9M35.106S" table:style-name="ce2">
            <text:p>09:35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917" table:style-name="ce1">
            <text:p>8917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2H9M43.320S" table:style-name="ce2">
            <text:p>09:4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2H9M34.139S" table:style-name="ce2">
            <text:p>09:3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879" table:style-name="ce1">
            <text:p>9879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2H9M34.872S" table:style-name="ce2">
            <text:p>09:34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144" table:style-name="ce1">
            <text:p>9144</text:p>
          </table:table-cell>
          <table:table-cell office:value-type="string" table:style-name="ce1">
            <text:p>Success</text:p>
          </table:table-cell>
          <table:table-cell office:value-type="float" office:value="111594" table:style-name="ce1">
            <text:p>111594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2H9M33.063S" table:style-name="ce2">
            <text:p>09:3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959" table:style-name="ce1">
            <text:p>10959</text:p>
          </table:table-cell>
          <table:table-cell office:value-type="string" table:style-name="ce1">
            <text:p>Success</text:p>
          </table:table-cell>
          <table:table-cell office:value-type="float" office:value="111614" table:style-name="ce1">
            <text:p>111614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2H9M34.404S" table:style-name="ce2">
            <text:p>09:3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617" table:style-name="ce1">
            <text:p>9617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2H9M34.467S" table:style-name="ce2">
            <text:p>09:34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563" table:style-name="ce1">
            <text:p>9563</text:p>
          </table:table-cell>
          <table:table-cell office:value-type="string" table:style-name="ce1">
            <text:p>Success</text:p>
          </table:table-cell>
          <table:table-cell office:value-type="float" office:value="111595" table:style-name="ce1">
            <text:p>11159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2H9M34.841S" table:style-name="ce2">
            <text:p>09:3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181" table:style-name="ce1">
            <text:p>9181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2H9M35.091S" table:style-name="ce2">
            <text:p>09:3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941" table:style-name="ce1">
            <text:p>8941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2H9M34.264S" table:style-name="ce2">
            <text:p>09:34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767" table:style-name="ce1">
            <text:p>9767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2H9M34.872S" table:style-name="ce2">
            <text:p>09:34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150" table:style-name="ce1">
            <text:p>9150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2H9M35.060S" table:style-name="ce2">
            <text:p>09:3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971" table:style-name="ce1">
            <text:p>8971</text:p>
          </table:table-cell>
          <table:table-cell office:value-type="string" table:style-name="ce1">
            <text:p>Success</text:p>
          </table:table-cell>
          <table:table-cell office:value-type="float" office:value="111598" table:style-name="ce1">
            <text:p>11159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2H9M35.044S" table:style-name="ce2">
            <text:p>09:35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989" table:style-name="ce1">
            <text:p>8989</text:p>
          </table:table-cell>
          <table:table-cell office:value-type="string" table:style-name="ce1">
            <text:p>Success</text:p>
          </table:table-cell>
          <table:table-cell office:value-type="float" office:value="111593" table:style-name="ce1">
            <text:p>111593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2H9M43.664S" table:style-name="ce2">
            <text:p>09:43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2H9M35.091S" table:style-name="ce2">
            <text:p>09:35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939" table:style-name="ce1">
            <text:p>8939</text:p>
          </table:table-cell>
          <table:table-cell office:value-type="string" table:style-name="ce1">
            <text:p>Success</text:p>
          </table:table-cell>
          <table:table-cell office:value-type="float" office:value="111601" table:style-name="ce1">
            <text:p>111601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2H9M35.044S" table:style-name="ce2">
            <text:p>09:3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922" table:style-name="ce1">
            <text:p>8922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2H9M34.420S" table:style-name="ce2">
            <text:p>09:34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606" table:style-name="ce1">
            <text:p>9606</text:p>
          </table:table-cell>
          <table:table-cell office:value-type="string" table:style-name="ce1">
            <text:p>Success</text:p>
          </table:table-cell>
          <table:table-cell office:value-type="float" office:value="111589" table:style-name="ce1">
            <text:p>111589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2H9M34.420S" table:style-name="ce2">
            <text:p>0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609" table:style-name="ce1">
            <text:p>9609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2H9M34.498S" table:style-name="ce2">
            <text:p>09:34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547" table:style-name="ce1">
            <text:p>9547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2H9M43.617S" table:style-name="ce2">
            <text:p>09:43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2H9M43.617S" table:style-name="ce2">
            <text:p>09:4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2H9M35.060S" table:style-name="ce2">
            <text:p>09:35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074" table:style-name="ce1">
            <text:p>9074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2H9M43.320S" table:style-name="ce2">
            <text:p>09:43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2H9M43.882S" table:style-name="ce2">
            <text:p>09:4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2H9M43.726S" table:style-name="ce2">
            <text:p>09:4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2H9M43.804S" table:style-name="ce2">
            <text:p>09:43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2H9M43.913S" table:style-name="ce2">
            <text:p>09:43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2H9M43.773S" table:style-name="ce2">
            <text:p>09:4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2H9M43.820S" table:style-name="ce2">
            <text:p>09:4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2H9M43.851S" table:style-name="ce2">
            <text:p>09:43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2H9M43.898S" table:style-name="ce2">
            <text:p>09:4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2H9M43.851S" table:style-name="ce2">
            <text:p>09:43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2H9M43.898S" table:style-name="ce2">
            <text:p>09:43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2H9M43.944S" table:style-name="ce2">
            <text:p>09:4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2H9M43.944S" table:style-name="ce2">
            <text:p>09:43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2H9M43.960S" table:style-name="ce2">
            <text:p>09:44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2H9M44.132S" table:style-name="ce2">
            <text:p>09:44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2H9M43.820S" table:style-name="ce2">
            <text:p>09:4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2H9M43.913S" table:style-name="ce2">
            <text:p>09:4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2H9M43.898S" table:style-name="ce2">
            <text:p>09:43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2H9M43.929S" table:style-name="ce2">
            <text:p>09:4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2H9M43.851S" table:style-name="ce2">
            <text:p>09:43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2H9M43.695S" table:style-name="ce2">
            <text:p>09:4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2H9M43.804S" table:style-name="ce2">
            <text:p>09:43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2H9M43.882S" table:style-name="ce2">
            <text:p>09:4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2H9M43.788S" table:style-name="ce2">
            <text:p>09:4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852" table:style-name="ce1">
            <text:p>11852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2H9M44.412S" table:style-name="ce2">
            <text:p>09:44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883" table:style-name="ce1">
            <text:p>1188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2H9M44.631S" table:style-name="ce2">
            <text:p>09:4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657" table:style-name="ce1">
            <text:p>11657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2H9M43.102S" table:style-name="ce2">
            <text:p>09:4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191" table:style-name="ce1">
            <text:p>13191</text:p>
          </table:table-cell>
          <table:table-cell office:value-type="string" table:style-name="ce1">
            <text:p>Success</text:p>
          </table:table-cell>
          <table:table-cell office:value-type="float" office:value="76957" table:style-name="ce1">
            <text:p>7695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2H9M44.428S" table:style-name="ce2">
            <text:p>09:44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873" table:style-name="ce1">
            <text:p>1187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855" table:style-name="ce1">
            <text:p>11855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864" table:style-name="ce1">
            <text:p>11864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2H9M44.397S" table:style-name="ce2">
            <text:p>09:44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898" table:style-name="ce1">
            <text:p>11898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2H9M44.600S" table:style-name="ce2">
            <text:p>09:4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702" table:style-name="ce1">
            <text:p>11702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863" table:style-name="ce1">
            <text:p>11863</text:p>
          </table:table-cell>
          <table:table-cell office:value-type="string" table:style-name="ce1">
            <text:p>Success</text:p>
          </table:table-cell>
          <table:table-cell office:value-type="float" office:value="76964" table:style-name="ce1">
            <text:p>76964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866" table:style-name="ce1">
            <text:p>11866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2H9M44.428S" table:style-name="ce2">
            <text:p>09:44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873" table:style-name="ce1">
            <text:p>11873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2H9M44.397S" table:style-name="ce2">
            <text:p>09:4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904" table:style-name="ce1">
            <text:p>11904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2H9M43.024S" table:style-name="ce2">
            <text:p>09:4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294" table:style-name="ce1">
            <text:p>13294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2H9M43.726S" table:style-name="ce2">
            <text:p>09:4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584" table:style-name="ce1">
            <text:p>12584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2H9M44.490S" table:style-name="ce2">
            <text:p>09:44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827" table:style-name="ce1">
            <text:p>11827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2H9M44.319S" table:style-name="ce2">
            <text:p>09:44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990" table:style-name="ce1">
            <text:p>11990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873" table:style-name="ce1">
            <text:p>11873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2H9M44.802S" table:style-name="ce2">
            <text:p>09:4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514" table:style-name="ce1">
            <text:p>11514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2H9M44.334S" table:style-name="ce2">
            <text:p>09:44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996" table:style-name="ce1">
            <text:p>11996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887" table:style-name="ce1">
            <text:p>11887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2H9M43.352S" table:style-name="ce2">
            <text:p>09:4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979" table:style-name="ce1">
            <text:p>12979</text:p>
          </table:table-cell>
          <table:table-cell office:value-type="string" table:style-name="ce1">
            <text:p>Success</text:p>
          </table:table-cell>
          <table:table-cell office:value-type="float" office:value="76944" table:style-name="ce1">
            <text:p>76944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2H9M44.412S" table:style-name="ce2">
            <text:p>09:44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919" table:style-name="ce1">
            <text:p>11919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2H9M44.256S" table:style-name="ce2">
            <text:p>09:44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080" table:style-name="ce1">
            <text:p>12080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2H9M44.475S" table:style-name="ce2">
            <text:p>09:4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872" table:style-name="ce1">
            <text:p>11872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2H9M44.584S" table:style-name="ce2">
            <text:p>09:4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759" table:style-name="ce1">
            <text:p>11759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2H9M44.397S" table:style-name="ce2">
            <text:p>09:4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949" table:style-name="ce1">
            <text:p>11949</text:p>
          </table:table-cell>
          <table:table-cell office:value-type="string" table:style-name="ce1">
            <text:p>Success</text:p>
          </table:table-cell>
          <table:table-cell office:value-type="float" office:value="76940" table:style-name="ce1">
            <text:p>76940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918" table:style-name="ce1">
            <text:p>11918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2H9M44.288S" table:style-name="ce2">
            <text:p>09:4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064" table:style-name="ce1">
            <text:p>12064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2H9M44.428S" table:style-name="ce2">
            <text:p>09:44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939" table:style-name="ce1">
            <text:p>11939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2H9M44.600S" table:style-name="ce2">
            <text:p>09:4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773" table:style-name="ce1">
            <text:p>1177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2H9M44.537S" table:style-name="ce2">
            <text:p>09:4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1839" table:style-name="ce1">
            <text:p>11839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2H9M44.288S" table:style-name="ce2">
            <text:p>09:44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083" table:style-name="ce1">
            <text:p>1208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2H9M44.194S" table:style-name="ce2">
            <text:p>09:44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320" table:style-name="ce1">
            <text:p>12320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2H9M44.334S" table:style-name="ce2">
            <text:p>09:44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184" table:style-name="ce1">
            <text:p>12184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2H9M43.820S" table:style-name="ce2">
            <text:p>09:4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704" table:style-name="ce1">
            <text:p>12704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2H9M43.149S" table:style-name="ce2">
            <text:p>09:43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406" table:style-name="ce1">
            <text:p>13406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2H9M44.459S" table:style-name="ce2">
            <text:p>09:4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091" table:style-name="ce1">
            <text:p>12091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540" table:style-name="ce1">
            <text:p>12540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2H9M44.678S" table:style-name="ce2">
            <text:p>09:4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882" table:style-name="ce1">
            <text:p>11882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2H9M44.584S" table:style-name="ce2">
            <text:p>09:4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978" table:style-name="ce1">
            <text:p>11978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2H9M44.537S" table:style-name="ce2">
            <text:p>09:4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2H9M44.069S" table:style-name="ce2">
            <text:p>09:4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516" table:style-name="ce1">
            <text:p>12516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2H9M44.615S" table:style-name="ce2">
            <text:p>09:44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969" table:style-name="ce1">
            <text:p>11969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2H9M44.334S" table:style-name="ce2">
            <text:p>09:44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258" table:style-name="ce1">
            <text:p>12258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2H9M44.428S" table:style-name="ce2">
            <text:p>09:4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161" table:style-name="ce1">
            <text:p>12161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2H9M44.444S" table:style-name="ce2">
            <text:p>09:4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154" table:style-name="ce1">
            <text:p>12154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2H9M44.412S" table:style-name="ce2">
            <text:p>09:4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174" table:style-name="ce1">
            <text:p>12174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571" table:style-name="ce1">
            <text:p>12571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2H9M44.428S" table:style-name="ce2">
            <text:p>09:4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186" table:style-name="ce1">
            <text:p>12186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2H9M44.568S" table:style-name="ce2">
            <text:p>09:4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043" table:style-name="ce1">
            <text:p>1204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2H9M44.022S" table:style-name="ce2">
            <text:p>09:4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599" table:style-name="ce1">
            <text:p>12599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2H9M44.397S" table:style-name="ce2">
            <text:p>09:44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223" table:style-name="ce1">
            <text:p>1222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2H9M44.412S" table:style-name="ce2">
            <text:p>09:4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248" table:style-name="ce1">
            <text:p>12248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2H9M44.413S" table:style-name="ce2">
            <text:p>09:44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243" table:style-name="ce1">
            <text:p>12243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2H9M44.038S" table:style-name="ce2">
            <text:p>09:44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631" table:style-name="ce1">
            <text:p>12631</text:p>
          </table:table-cell>
          <table:table-cell office:value-type="string" table:style-name="ce1">
            <text:p>Success</text:p>
          </table:table-cell>
          <table:table-cell office:value-type="float" office:value="76963" table:style-name="ce1">
            <text:p>76963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2H9M44.584S" table:style-name="ce2">
            <text:p>09:4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083" table:style-name="ce1">
            <text:p>12083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2H9M43.180S" table:style-name="ce2">
            <text:p>09:4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504" table:style-name="ce1">
            <text:p>13504</text:p>
          </table:table-cell>
          <table:table-cell office:value-type="string" table:style-name="ce1">
            <text:p>Success</text:p>
          </table:table-cell>
          <table:table-cell office:value-type="float" office:value="76955" table:style-name="ce1">
            <text:p>76955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2H9M43.086S" table:style-name="ce2">
            <text:p>09:4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591" table:style-name="ce1">
            <text:p>13591</text:p>
          </table:table-cell>
          <table:table-cell office:value-type="string" table:style-name="ce1">
            <text:p>Success</text:p>
          </table:table-cell>
          <table:table-cell office:value-type="float" office:value="76961" table:style-name="ce1">
            <text:p>76961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2H9M43.102S" table:style-name="ce2">
            <text:p>09:4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186" table:style-name="ce1">
            <text:p>14186</text:p>
          </table:table-cell>
          <table:table-cell office:value-type="string" table:style-name="ce1">
            <text:p>Success</text:p>
          </table:table-cell>
          <table:table-cell office:value-type="float" office:value="76959" table:style-name="ce1">
            <text:p>76959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2H9M56.563S" table:style-name="ce2">
            <text:p>09:5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406" table:style-name="ce1">
            <text:p>4406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2H9M56.663S" table:style-name="ce2">
            <text:p>09:56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97" table:style-name="ce1">
            <text:p>439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2H9M56.336S" table:style-name="ce2">
            <text:p>09:56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96" table:style-name="ce1">
            <text:p>4796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2H9M56.320S" table:style-name="ce2">
            <text:p>09:5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14" table:style-name="ce1">
            <text:p>4814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2H9M56.633S" table:style-name="ce2">
            <text:p>09:56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589" table:style-name="ce1">
            <text:p>458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18" table:style-name="ce1">
            <text:p>4918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2H9M56.523S" table:style-name="ce2">
            <text:p>09:56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703" table:style-name="ce1">
            <text:p>4703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2H9M56.583S" table:style-name="ce2">
            <text:p>09:56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674" table:style-name="ce1">
            <text:p>4674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2H9M56.336S" table:style-name="ce2">
            <text:p>09:56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45" table:style-name="ce1">
            <text:p>494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2H9M56.367S" table:style-name="ce2">
            <text:p>09:5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07" table:style-name="ce1">
            <text:p>5007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2H9M56.320S" table:style-name="ce2">
            <text:p>09:56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89" table:style-name="ce1">
            <text:p>508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2H9M56.593S" table:style-name="ce2">
            <text:p>09:5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57" table:style-name="ce1">
            <text:p>495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2H9M56.336S" table:style-name="ce2">
            <text:p>09:5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25" table:style-name="ce1">
            <text:p>522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2H9M56.623S" table:style-name="ce2">
            <text:p>09:5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37" table:style-name="ce1">
            <text:p>493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2H9M56.383S" table:style-name="ce2">
            <text:p>09:5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83" table:style-name="ce1">
            <text:p>5183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2H9M56.367S" table:style-name="ce2">
            <text:p>09:5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89" table:style-name="ce1">
            <text:p>518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63" table:style-name="ce1">
            <text:p>5263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2H9M56.367S" table:style-name="ce2">
            <text:p>09:5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08" table:style-name="ce1">
            <text:p>5208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2H9M56.593S" table:style-name="ce2">
            <text:p>09:5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82" table:style-name="ce1">
            <text:p>4982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2H9M56.320S" table:style-name="ce2">
            <text:p>09:5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57" table:style-name="ce1">
            <text:p>525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64" table:style-name="ce1">
            <text:p>5264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2H9M56.663S" table:style-name="ce2">
            <text:p>09:56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08" table:style-name="ce1">
            <text:p>4908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2H9M56.320S" table:style-name="ce2">
            <text:p>09:56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2H9M56.553S" table:style-name="ce2">
            <text:p>09:5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25" table:style-name="ce1">
            <text:p>502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2H9M56.336S" table:style-name="ce2">
            <text:p>09:56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47" table:style-name="ce1">
            <text:p>5247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2H9M56.623S" table:style-name="ce2">
            <text:p>09:5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77" table:style-name="ce1">
            <text:p>497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2H9M56.383S" table:style-name="ce2">
            <text:p>09:5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18" table:style-name="ce1">
            <text:p>5218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2H9M56.289S" table:style-name="ce2">
            <text:p>09:56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300" table:style-name="ce1">
            <text:p>530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2H9M56.352S" table:style-name="ce2">
            <text:p>09:5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49" table:style-name="ce1">
            <text:p>524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2H9M56.623S" table:style-name="ce2">
            <text:p>09:56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82" table:style-name="ce1">
            <text:p>4982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97" table:style-name="ce1">
            <text:p>529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2H9M56.320S" table:style-name="ce2">
            <text:p>09:5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285" table:style-name="ce1">
            <text:p>528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2H9M56.523S" table:style-name="ce2">
            <text:p>09:56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86" table:style-name="ce1">
            <text:p>5086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2H9M56.336S" table:style-name="ce2">
            <text:p>09:5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69" table:style-name="ce1">
            <text:p>5269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2H9M56.352S" table:style-name="ce2">
            <text:p>09:5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62" table:style-name="ce1">
            <text:p>5262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2H9M56.352S" table:style-name="ce2">
            <text:p>09:5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2H9M57.293S" table:style-name="ce2">
            <text:p>09:5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320" table:style-name="ce1">
            <text:p>432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2H9M56.563S" table:style-name="ce2">
            <text:p>09:5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53" table:style-name="ce1">
            <text:p>5053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2H9M56.336S" table:style-name="ce2">
            <text:p>09:5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81" table:style-name="ce1">
            <text:p>5281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394" table:style-name="ce1">
            <text:p>5394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2H9M56.289S" table:style-name="ce2">
            <text:p>09:5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427" table:style-name="ce1">
            <text:p>5427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2H9M56.683S" table:style-name="ce2">
            <text:p>09:5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55" table:style-name="ce1">
            <text:p>505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430" table:style-name="ce1">
            <text:p>543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2H9M56.673S" table:style-name="ce2">
            <text:p>09:56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67" table:style-name="ce1">
            <text:p>5067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2H9M56.593S" table:style-name="ce2">
            <text:p>09:56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442" table:style-name="ce1">
            <text:p>5442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483" table:style-name="ce1">
            <text:p>5483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2H9M56.593S" table:style-name="ce2">
            <text:p>09:56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10" table:style-name="ce1">
            <text:p>521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2H9M56.673S" table:style-name="ce2">
            <text:p>09:56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131" table:style-name="ce1">
            <text:p>5131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2H9M56.563S" table:style-name="ce2">
            <text:p>09:56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35" table:style-name="ce1">
            <text:p>523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2H9M56.693S" table:style-name="ce2">
            <text:p>09:56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115" table:style-name="ce1">
            <text:p>5115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2H9M56.289S" table:style-name="ce2">
            <text:p>09:5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507" table:style-name="ce1">
            <text:p>5507</text:p>
          </table:table-cell>
          <table:table-cell office:value-type="string" table:style-name="ce1">
            <text:p>Success</text:p>
          </table:table-cell>
          <table:table-cell office:value-type="float" office:value="37519" table:style-name="ce1">
            <text:p>37519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2H9M56.305S" table:style-name="ce2">
            <text:p>09:5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498" table:style-name="ce1">
            <text:p>5498</text:p>
          </table:table-cell>
          <table:table-cell office:value-type="string" table:style-name="ce1">
            <text:p>Success</text:p>
          </table:table-cell>
          <table:table-cell office:value-type="float" office:value="37522" table:style-name="ce1">
            <text:p>37522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2H9M56.593S" table:style-name="ce2">
            <text:p>09:5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15" table:style-name="ce1">
            <text:p>5215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2H9M56.289S" table:style-name="ce2">
            <text:p>09:56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519" table:style-name="ce1">
            <text:p>5519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2H9M56.593S" table:style-name="ce2">
            <text:p>09:5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26" table:style-name="ce1">
            <text:p>5226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2H9M56.320S" table:style-name="ce2">
            <text:p>09:56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502" table:style-name="ce1">
            <text:p>5502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2H9M56.623S" table:style-name="ce2">
            <text:p>09:5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96" table:style-name="ce1">
            <text:p>5196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2H9M56.563S" table:style-name="ce2">
            <text:p>09:5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86" table:style-name="ce1">
            <text:p>5286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2H9M56.533S" table:style-name="ce2">
            <text:p>09:56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320" table:style-name="ce1">
            <text:p>5320</text:p>
          </table:table-cell>
          <table:table-cell office:value-type="string" table:style-name="ce1">
            <text:p>Success</text:p>
          </table:table-cell>
          <table:table-cell office:value-type="float" office:value="37517" table:style-name="ce1">
            <text:p>37517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2H10M1.133S" table:style-name="ce2">
            <text:p>10:01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Success</text:p>
          </table:table-cell>
          <table:table-cell office:value-type="float" office:value="43858" table:style-name="ce1">
            <text:p>43858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02" table:style-name="ce1">
            <text:p>3002</text:p>
          </table:table-cell>
          <table:table-cell office:value-type="string" table:style-name="ce1">
            <text:p>Success</text:p>
          </table:table-cell>
          <table:table-cell office:value-type="float" office:value="43854" table:style-name="ce1">
            <text:p>43854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2H10M4.565S" table:style-name="ce2">
            <text:p>10:0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250" table:style-name="ce1">
            <text:p>4250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2H10M1.616S" table:style-name="ce2">
            <text:p>10:0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236" table:style-name="ce1">
            <text:p>323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2H10M4.690S" table:style-name="ce2">
            <text:p>10:0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2H10M4.846S" table:style-name="ce2">
            <text:p>10:04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5322" table:style-name="ce1">
            <text:p>5322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2H10M1.585S" table:style-name="ce2">
            <text:p>10:0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321" table:style-name="ce1">
            <text:p>3321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2H10M1.741S" table:style-name="ce2">
            <text:p>10:01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192" table:style-name="ce1">
            <text:p>3192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2H10M4.908S" table:style-name="ce2">
            <text:p>10:04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6399" table:style-name="ce1">
            <text:p>6399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06" table:style-name="ce1">
            <text:p>350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2H10M5.081S" table:style-name="ce2">
            <text:p>10:0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74" table:style-name="ce1">
            <text:p>7474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2H10M4.970S" table:style-name="ce2">
            <text:p>10:05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64036" table:style-name="ce1">
            <text:p>64036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71" table:style-name="ce1">
            <text:p>3671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2H10M5.127S" table:style-name="ce2">
            <text:p>10:0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2H10M1.757S" table:style-name="ce2">
            <text:p>10:01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78" table:style-name="ce1">
            <text:p>3578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2H10M5.329S" table:style-name="ce2">
            <text:p>10:05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8551" table:style-name="ce1">
            <text:p>8551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2H10M4.908S" table:style-name="ce2">
            <text:p>10:0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2H10M4.861S" table:style-name="ce2">
            <text:p>10:0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60848" table:style-name="ce1">
            <text:p>60848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2H10M4.939S" table:style-name="ce2">
            <text:p>10:0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2H10M1.554S" table:style-name="ce2">
            <text:p>10:01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876" table:style-name="ce1">
            <text:p>387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2H10M4.456S" table:style-name="ce2">
            <text:p>10:0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853" table:style-name="ce1">
            <text:p>3853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2H10M5.438S" table:style-name="ce2">
            <text:p>10:05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11779" table:style-name="ce1">
            <text:p>11779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2H10M5.423S" table:style-name="ce2">
            <text:p>10:05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11779" table:style-name="ce1">
            <text:p>11779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2H10M5.423S" table:style-name="ce2">
            <text:p>10:05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8551" table:style-name="ce1">
            <text:p>8551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2H10M1.616S" table:style-name="ce2">
            <text:p>10:01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2H10M5.454S" table:style-name="ce2">
            <text:p>10:05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12856" table:style-name="ce1">
            <text:p>12856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2H10M1.226S" table:style-name="ce2">
            <text:p>10:01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584" table:style-name="ce1">
            <text:p>4584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2H10M5.267S" table:style-name="ce2">
            <text:p>10:0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2H10M1.289S" table:style-name="ce2">
            <text:p>10:0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536" table:style-name="ce1">
            <text:p>453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2H10M5.470S" table:style-name="ce2">
            <text:p>10:0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12856" table:style-name="ce1">
            <text:p>12856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2H10M5.407S" table:style-name="ce2">
            <text:p>10:05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2H10M1.616S" table:style-name="ce2">
            <text:p>10:01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250" table:style-name="ce1">
            <text:p>4250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2H10M5.844S" table:style-name="ce2">
            <text:p>10:05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64036" table:style-name="ce1">
            <text:p>6403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2H10M1.554S" table:style-name="ce2">
            <text:p>10:01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22" table:style-name="ce1">
            <text:p>4422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2H10M5.704S" table:style-name="ce2">
            <text:p>10:05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13932" table:style-name="ce1">
            <text:p>13932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2H10M5.828S" table:style-name="ce2">
            <text:p>10:0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17162" table:style-name="ce1">
            <text:p>17162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2H10M5.438S" table:style-name="ce2">
            <text:p>10:05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2H10M5.813S" table:style-name="ce2">
            <text:p>10:05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17162" table:style-name="ce1">
            <text:p>17162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2H10M5.860S" table:style-name="ce2">
            <text:p>10:0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18238" table:style-name="ce1">
            <text:p>18238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2H10M5.813S" table:style-name="ce2">
            <text:p>10:0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17162" table:style-name="ce1">
            <text:p>17162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2H10M1.819S" table:style-name="ce2">
            <text:p>10:01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496" table:style-name="ce1">
            <text:p>449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2H10M5.984S" table:style-name="ce2">
            <text:p>10:06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2H10M5.969S" table:style-name="ce2">
            <text:p>10:06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19315" table:style-name="ce1">
            <text:p>19315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2H10M5.594S" table:style-name="ce2">
            <text:p>10:05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45967" table:style-name="ce1">
            <text:p>45967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2H10M5.594S" table:style-name="ce2">
            <text:p>10:0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49797" table:style-name="ce1">
            <text:p>49797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2H10M5.813S" table:style-name="ce2">
            <text:p>10:05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45967" table:style-name="ce1">
            <text:p>45967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2H10M5.657S" table:style-name="ce2">
            <text:p>10:05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45967" table:style-name="ce1">
            <text:p>45967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884" table:style-name="ce1">
            <text:p>4884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2H10M6.062S" table:style-name="ce2">
            <text:p>10:06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0391" table:style-name="ce1">
            <text:p>20391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2H10M6.343S" table:style-name="ce2">
            <text:p>10:0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2H10M5.126S" table:style-name="ce2">
            <text:p>10:05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39020" table:style-name="ce1">
            <text:p>39020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2H10M6.078S" table:style-name="ce2">
            <text:p>10:0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1468" table:style-name="ce1">
            <text:p>21468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2H10M5.282S" table:style-name="ce2">
            <text:p>10:05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2H10M5.953S" table:style-name="ce2">
            <text:p>10:06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39020" table:style-name="ce1">
            <text:p>39020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2H10M4.861S" table:style-name="ce2">
            <text:p>10:0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03" table:style-name="ce1">
            <text:p>1703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2H10M5.844S" table:style-name="ce2">
            <text:p>10:05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2H10M6.562S" table:style-name="ce2">
            <text:p>10:0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2H10M6.562S" table:style-name="ce2">
            <text:p>10:0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2H10M6.546S" table:style-name="ce2">
            <text:p>10:06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2H10M6.562S" table:style-name="ce2">
            <text:p>10:06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2H10M6.562S" table:style-name="ce2">
            <text:p>10:06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2H10M6.562S" table:style-name="ce2">
            <text:p>10:06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2H10M6.577S" table:style-name="ce2">
            <text:p>10:0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2H10M6.577S" table:style-name="ce2">
            <text:p>10:06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2H10M6.577S" table:style-name="ce2">
            <text:p>10:06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2H10M6.577S" table:style-name="ce2">
            <text:p>10:06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2H10M6.577S" table:style-name="ce2">
            <text:p>10:0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2H10M6.577S" table:style-name="ce2">
            <text:p>10:0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2H10M6.421S" table:style-name="ce2">
            <text:p>10:0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2H10M6.421S" table:style-name="ce2">
            <text:p>10:06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2H10M6.733S" table:style-name="ce2">
            <text:p>10:0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2H10M6.406S" table:style-name="ce2">
            <text:p>10:06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2H10M6.187S" table:style-name="ce2">
            <text:p>10:0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Success</text:p>
          </table:table-cell>
          <table:table-cell office:value-type="float" office:value="45967" table:style-name="ce1">
            <text:p>45967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2H10M6.593S" table:style-name="ce2">
            <text:p>10:06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2H10M6.593S" table:style-name="ce2">
            <text:p>10:0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2H10M6.608S" table:style-name="ce2">
            <text:p>10:06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2H10M6.780S" table:style-name="ce2">
            <text:p>10:06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2H10M6.780S" table:style-name="ce2">
            <text:p>10:06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2H10M6.609S" table:style-name="ce2">
            <text:p>10:0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2H10M6.640S" table:style-name="ce2">
            <text:p>10:06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2H10M6.593S" table:style-name="ce2">
            <text:p>10:06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2H10M6.842S" table:style-name="ce2">
            <text:p>10:0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2H10M6.811S" table:style-name="ce2">
            <text:p>10:06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2H10M6.796S" table:style-name="ce2">
            <text:p>10:0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2H10M6.827S" table:style-name="ce2">
            <text:p>10:0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2H10M6.811S" table:style-name="ce2">
            <text:p>10:06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2H10M6.827S" table:style-name="ce2">
            <text:p>10:0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2H10M6.858S" table:style-name="ce2">
            <text:p>10:0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2H10M6.811S" table:style-name="ce2">
            <text:p>10:06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2H10M6.858S" table:style-name="ce2">
            <text:p>10:0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2H10M6.858S" table:style-name="ce2">
            <text:p>10:06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2H10M6.952S" table:style-name="ce2">
            <text:p>10:0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366" table:style-name="ce1">
            <text:p>536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2H10M6.172S" table:style-name="ce2">
            <text:p>10:06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2H10M6.858S" table:style-name="ce2">
            <text:p>10:06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2H10M6.858S" table:style-name="ce2">
            <text:p>10:0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2H10M6.858S" table:style-name="ce2">
            <text:p>10:0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2H10M6.390S" table:style-name="ce2">
            <text:p>10:0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2H10M0.961S" table:style-name="ce2">
            <text:p>10:01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108" table:style-name="ce1">
            <text:p>6108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2H10M1.414S" table:style-name="ce2">
            <text:p>10:01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67" table:style-name="ce1">
            <text:p>5667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2H10M1.367S" table:style-name="ce2">
            <text:p>10:01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743" table:style-name="ce1">
            <text:p>5743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2H10M6.967S" table:style-name="ce2">
            <text:p>10:0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2H10M6.078S" table:style-name="ce2">
            <text:p>10:0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2H10M7.139S" table:style-name="ce2">
            <text:p>10:0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2H10M7.217S" table:style-name="ce2">
            <text:p>10:0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471" table:style-name="ce1">
            <text:p>5471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2H10M7.232S" table:style-name="ce2">
            <text:p>10:0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2H10M6.983S" table:style-name="ce2">
            <text:p>10:07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1469" table:style-name="ce1">
            <text:p>21469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2H10M6.952S" table:style-name="ce2">
            <text:p>10:0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1487" table:style-name="ce1">
            <text:p>21487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2H10M7.279S" table:style-name="ce2">
            <text:p>10:0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2H10M7.076S" table:style-name="ce2">
            <text:p>10:07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2544" table:style-name="ce1">
            <text:p>22544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2H10M6.967S" table:style-name="ce2">
            <text:p>10:07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1468" table:style-name="ce1">
            <text:p>2146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2H10M1.819S" table:style-name="ce2">
            <text:p>10:0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590" table:style-name="ce1">
            <text:p>5590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2H10M6.967S" table:style-name="ce2">
            <text:p>10:0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21468" table:style-name="ce1">
            <text:p>2146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2H10M6.967S" table:style-name="ce2">
            <text:p>10:0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1502" table:style-name="ce1">
            <text:p>21502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2H10M7.030S" table:style-name="ce2">
            <text:p>10:0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2H10M1.258S" table:style-name="ce2">
            <text:p>10:01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203" table:style-name="ce1">
            <text:p>6203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2H10M7.451S" table:style-name="ce2">
            <text:p>10:0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2H10M7.388S" table:style-name="ce2">
            <text:p>10:07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2H10M6.967S" table:style-name="ce2">
            <text:p>10:07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1536" table:style-name="ce1">
            <text:p>21536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2H10M7.466S" table:style-name="ce2">
            <text:p>10:0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2H10M7.123S" table:style-name="ce2">
            <text:p>10:0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3620" table:style-name="ce1">
            <text:p>23620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2H10M7.279S" table:style-name="ce2">
            <text:p>10:0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4696" table:style-name="ce1">
            <text:p>24696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2H10M7.201S" table:style-name="ce2">
            <text:p>10:07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2H10M7.669S" table:style-name="ce2">
            <text:p>10:07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2H10M7.685S" table:style-name="ce2">
            <text:p>10:07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433" table:style-name="ce1">
            <text:p>7433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2H10M6.421S" table:style-name="ce2">
            <text:p>10:0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15914" table:style-name="ce1">
            <text:p>15914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2H10M9.058S" table:style-name="ce2">
            <text:p>10:09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2H10M7.716S" table:style-name="ce2">
            <text:p>10:07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2H10M7.513S" table:style-name="ce2">
            <text:p>10:0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2H10M9.214S" table:style-name="ce2">
            <text:p>10:0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2H10M9.214S" table:style-name="ce2">
            <text:p>10:0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2H10M9.214S" table:style-name="ce2">
            <text:p>10:09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2H10M9.276S" table:style-name="ce2">
            <text:p>10:09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2H10M7.466S" table:style-name="ce2">
            <text:p>10:0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Success</text:p>
          </table:table-cell>
          <table:table-cell office:value-type="float" office:value="24735" table:style-name="ce1">
            <text:p>24735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2H10M6.546S" table:style-name="ce2">
            <text:p>10:0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Success</text:p>
          </table:table-cell>
          <table:table-cell office:value-type="float" office:value="54717" table:style-name="ce1">
            <text:p>5471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2H10M1.850S" table:style-name="ce2">
            <text:p>10:01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794" table:style-name="ce1">
            <text:p>7794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2H10M1.554S" table:style-name="ce2">
            <text:p>10:0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086" table:style-name="ce1">
            <text:p>808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2H10M9.654S" table:style-name="ce2">
            <text:p>10:09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179" table:style-name="ce1">
            <text:p>8179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179" table:style-name="ce1">
            <text:p>8179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2H10M1.726S" table:style-name="ce2">
            <text:p>10:0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075" table:style-name="ce1">
            <text:p>8075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2H10M1.226S" table:style-name="ce2">
            <text:p>10:01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628" table:style-name="ce1">
            <text:p>8628</text:p>
          </table:table-cell>
          <table:table-cell office:value-type="string" table:style-name="ce1">
            <text:p>Success</text:p>
          </table:table-cell>
          <table:table-cell office:value-type="float" office:value="42971" table:style-name="ce1">
            <text:p>42971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2H10M1.616S" table:style-name="ce2">
            <text:p>10:01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241" table:style-name="ce1">
            <text:p>8241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2H10M1.741S" table:style-name="ce2">
            <text:p>10:01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114" table:style-name="ce1">
            <text:p>8114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2H10M9.753S" table:style-name="ce2">
            <text:p>10:0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2H10M1.211S" table:style-name="ce2">
            <text:p>10:01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679" table:style-name="ce1">
            <text:p>8679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393" table:style-name="ce1">
            <text:p>8393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2H10M1.788S" table:style-name="ce2">
            <text:p>10:0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261" table:style-name="ce1">
            <text:p>8261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2H10M9.292S" table:style-name="ce2">
            <text:p>10:09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24736" table:style-name="ce1">
            <text:p>24736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2H10M1.850S" table:style-name="ce2">
            <text:p>10:01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248" table:style-name="ce1">
            <text:p>8248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526" table:style-name="ce1">
            <text:p>8526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574" table:style-name="ce1">
            <text:p>8574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2H10M9.276S" table:style-name="ce2">
            <text:p>10:09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24736" table:style-name="ce1">
            <text:p>24736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2H10M1.616S" table:style-name="ce2">
            <text:p>10:01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578" table:style-name="ce1">
            <text:p>8578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416" table:style-name="ce1">
            <text:p>8416</text:p>
          </table:table-cell>
          <table:table-cell office:value-type="string" table:style-name="ce1">
            <text:p>Success</text:p>
          </table:table-cell>
          <table:table-cell office:value-type="float" office:value="42991" table:style-name="ce1">
            <text:p>42991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2H10M1.741S" table:style-name="ce2">
            <text:p>10:01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486" table:style-name="ce1">
            <text:p>8486</text:p>
          </table:table-cell>
          <table:table-cell office:value-type="string" table:style-name="ce1">
            <text:p>Success</text:p>
          </table:table-cell>
          <table:table-cell office:value-type="float" office:value="42986" table:style-name="ce1">
            <text:p>42986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2H10M1.819S" table:style-name="ce2">
            <text:p>10:01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422" table:style-name="ce1">
            <text:p>8422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2H10M1.055S" table:style-name="ce2">
            <text:p>10:01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186" table:style-name="ce1">
            <text:p>9186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2H10M1.694S" table:style-name="ce2">
            <text:p>10:01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551" table:style-name="ce1">
            <text:p>8551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2H10M6.827S" table:style-name="ce2">
            <text:p>10:06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432" table:style-name="ce1">
            <text:p>3432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478" table:style-name="ce1">
            <text:p>8478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2H10M1.554S" table:style-name="ce2">
            <text:p>10:0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737" table:style-name="ce1">
            <text:p>8737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695" table:style-name="ce1">
            <text:p>8695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2H10M6.827S" table:style-name="ce2">
            <text:p>10:06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478" table:style-name="ce1">
            <text:p>3478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712" table:style-name="ce1">
            <text:p>8712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512" table:style-name="ce1">
            <text:p>8512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2H10M1.819S" table:style-name="ce2">
            <text:p>10:01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04" table:style-name="ce1">
            <text:p>8504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2H10M1.741S" table:style-name="ce2">
            <text:p>10:0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591" table:style-name="ce1">
            <text:p>8591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2H10M9.653S" table:style-name="ce2">
            <text:p>10:0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26848" table:style-name="ce1">
            <text:p>26848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2H10M9.653S" table:style-name="ce2">
            <text:p>10:09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26848" table:style-name="ce1">
            <text:p>26848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2H10M6.047S" table:style-name="ce2">
            <text:p>10:06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548" table:style-name="ce1">
            <text:p>4548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2H10M9.753S" table:style-name="ce2">
            <text:p>10:09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29001" table:style-name="ce1">
            <text:p>2900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2H10M9.803S" table:style-name="ce2">
            <text:p>10:0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Success</text:p>
          </table:table-cell>
          <table:table-cell office:value-type="float" office:value="29001" table:style-name="ce1">
            <text:p>29001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2H10M9.903S" table:style-name="ce2">
            <text:p>10:09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32231" table:style-name="ce1">
            <text:p>32231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2H10M9.863S" table:style-name="ce2">
            <text:p>10:0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32231" table:style-name="ce1">
            <text:p>32231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2H10M9.863S" table:style-name="ce2">
            <text:p>10:09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Success</text:p>
          </table:table-cell>
          <table:table-cell office:value-type="float" office:value="32231" table:style-name="ce1">
            <text:p>32231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2H10M6.312S" table:style-name="ce2">
            <text:p>10:06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668" table:style-name="ce1">
            <text:p>4668</text:p>
          </table:table-cell>
          <table:table-cell office:value-type="string" table:style-name="ce1">
            <text:p>Success</text:p>
          </table:table-cell>
          <table:table-cell office:value-type="float" office:value="53041" table:style-name="ce1">
            <text:p>53041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2H10M10.003S" table:style-name="ce2">
            <text:p>10:1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Success</text:p>
          </table:table-cell>
          <table:table-cell office:value-type="float" office:value="33307" table:style-name="ce1">
            <text:p>33307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2H10M10.053S" table:style-name="ce2">
            <text:p>10:1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35460" table:style-name="ce1">
            <text:p>35460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2H10M10.103S" table:style-name="ce2">
            <text:p>10:10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35460" table:style-name="ce1">
            <text:p>35460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412" table:style-name="ce1">
            <text:p>9412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2H10M1.585S" table:style-name="ce2">
            <text:p>10:01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633" table:style-name="ce1">
            <text:p>9633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2H10M1.570S" table:style-name="ce2">
            <text:p>10:0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659" table:style-name="ce1">
            <text:p>9659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2H10M1.601S" table:style-name="ce2">
            <text:p>10:0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969" table:style-name="ce1">
            <text:p>9969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2H10M1.133S" table:style-name="ce2">
            <text:p>10:0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658" table:style-name="ce1">
            <text:p>10658</text:p>
          </table:table-cell>
          <table:table-cell office:value-type="string" table:style-name="ce1">
            <text:p>Success</text:p>
          </table:table-cell>
          <table:table-cell office:value-type="float" office:value="42990" table:style-name="ce1">
            <text:p>42990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2H10M1.804S" table:style-name="ce2">
            <text:p>10:01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998" table:style-name="ce1">
            <text:p>9998</text:p>
          </table:table-cell>
          <table:table-cell office:value-type="string" table:style-name="ce1">
            <text:p>Success</text:p>
          </table:table-cell>
          <table:table-cell office:value-type="float" office:value="42994" table:style-name="ce1">
            <text:p>42994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2H10M9.058S" table:style-name="ce2">
            <text:p>10:09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751" table:style-name="ce1">
            <text:p>2751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2H10M6.780S" table:style-name="ce2">
            <text:p>10:06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037" table:style-name="ce1">
            <text:p>5037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2H10M6.920S" table:style-name="ce2">
            <text:p>10:0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37" table:style-name="ce1">
            <text:p>4937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2H10M7.388S" table:style-name="ce2">
            <text:p>10:0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627" table:style-name="ce1">
            <text:p>4627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2H10M7.466S" table:style-name="ce2">
            <text:p>10:07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557" table:style-name="ce1">
            <text:p>4557</text:p>
          </table:table-cell>
          <table:table-cell office:value-type="string" table:style-name="ce1">
            <text:p>Success</text:p>
          </table:table-cell>
          <table:table-cell office:value-type="float" office:value="67950" table:style-name="ce1">
            <text:p>67950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2H10M7.404S" table:style-name="ce2">
            <text:p>10:0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647" table:style-name="ce1">
            <text:p>4647</text:p>
          </table:table-cell>
          <table:table-cell office:value-type="string" table:style-name="ce1">
            <text:p>Success</text:p>
          </table:table-cell>
          <table:table-cell office:value-type="float" office:value="67085" table:style-name="ce1">
            <text:p>67085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2H10M7.451S" table:style-name="ce2">
            <text:p>10:07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655" table:style-name="ce1">
            <text:p>4655</text:p>
          </table:table-cell>
          <table:table-cell office:value-type="string" table:style-name="ce1">
            <text:p>Success</text:p>
          </table:table-cell>
          <table:table-cell office:value-type="float" office:value="67085" table:style-name="ce1">
            <text:p>67085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2H10M7.420S" table:style-name="ce2">
            <text:p>10:0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680" table:style-name="ce1">
            <text:p>4680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2H10M10.893S" table:style-name="ce2">
            <text:p>10:10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2H10M7.373S" table:style-name="ce2">
            <text:p>10:07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810" table:style-name="ce1">
            <text:p>4810</text:p>
          </table:table-cell>
          <table:table-cell office:value-type="string" table:style-name="ce1">
            <text:p>Success</text:p>
          </table:table-cell>
          <table:table-cell office:value-type="float" office:value="67090" table:style-name="ce1">
            <text:p>67090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2H10M9.903S" table:style-name="ce2">
            <text:p>10:0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386" table:style-name="ce1">
            <text:p>238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2H10M6.562S" table:style-name="ce2">
            <text:p>10:0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760" table:style-name="ce1">
            <text:p>5760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2H10M12.147S" table:style-name="ce2">
            <text:p>10:12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2H10M7.404S" table:style-name="ce2">
            <text:p>10:0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935" table:style-name="ce1">
            <text:p>4935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2H10M12.334S" table:style-name="ce2">
            <text:p>10:1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2H10M12.397S" table:style-name="ce2">
            <text:p>10:12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2H10M11.083S" table:style-name="ce2">
            <text:p>10:11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47" table:style-name="ce1">
            <text:p>1347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2H10M12.428S" table:style-name="ce2">
            <text:p>10:12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2H10M12.116S" table:style-name="ce2">
            <text:p>10:12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2H10M12.459S" table:style-name="ce2">
            <text:p>10:1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2H10M12.475S" table:style-name="ce2">
            <text:p>10:1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2H10M9.292S" table:style-name="ce2">
            <text:p>10:09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3221" table:style-name="ce1">
            <text:p>3221</text:p>
          </table:table-cell>
          <table:table-cell office:value-type="string" table:style-name="ce1">
            <text:p>Success</text:p>
          </table:table-cell>
          <table:table-cell office:value-type="float" office:value="67067" table:style-name="ce1">
            <text:p>67067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2H10M10.603S" table:style-name="ce2">
            <text:p>10:1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39834" table:style-name="ce1">
            <text:p>39834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2H10M11.003S" table:style-name="ce2">
            <text:p>10:11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2H10M10.343S" table:style-name="ce2">
            <text:p>10:1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Success</text:p>
          </table:table-cell>
          <table:table-cell office:value-type="float" office:value="39766" table:style-name="ce1">
            <text:p>39766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2H10M10.983S" table:style-name="ce2">
            <text:p>10:11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38690" table:style-name="ce1">
            <text:p>38690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2H10M10.303S" table:style-name="ce2">
            <text:p>10:10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2H10M12.428S" table:style-name="ce2">
            <text:p>10:12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2H10M12.054S" table:style-name="ce2">
            <text:p>10:1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26268" table:style-name="ce1">
            <text:p>26268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2H10M10.513S" table:style-name="ce2">
            <text:p>10:10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2H10M12.319S" table:style-name="ce2">
            <text:p>10:12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2H10M10.253S" table:style-name="ce2">
            <text:p>10:1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2H10M12.038S" table:style-name="ce2">
            <text:p>10:12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2H10M12.756S" table:style-name="ce2">
            <text:p>10:1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2H10M12.007S" table:style-name="ce2">
            <text:p>10:1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2H10M12.740S" table:style-name="ce2">
            <text:p>10:12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2H10M12.568S" table:style-name="ce2">
            <text:p>10:12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2H10M10.333S" table:style-name="ce2">
            <text:p>10:1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2H10M12.771S" table:style-name="ce2">
            <text:p>10:1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2H10M12.787S" table:style-name="ce2">
            <text:p>10:1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2H10M10.283S" table:style-name="ce2">
            <text:p>10:10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Success</text:p>
          </table:table-cell>
          <table:table-cell office:value-type="float" office:value="42996" table:style-name="ce1">
            <text:p>42996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2H10M12.787S" table:style-name="ce2">
            <text:p>10:12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2H10M12.896S" table:style-name="ce2">
            <text:p>10:1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2H10M12.100S" table:style-name="ce2">
            <text:p>10:12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Success</text:p>
          </table:table-cell>
          <table:table-cell office:value-type="float" office:value="26268" table:style-name="ce1">
            <text:p>2626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2H10M12.880S" table:style-name="ce2">
            <text:p>10:1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2H10M10.223S" table:style-name="ce2">
            <text:p>10:10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Success</text:p>
          </table:table-cell>
          <table:table-cell office:value-type="float" office:value="49454" table:style-name="ce1">
            <text:p>49454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2H10M12.865S" table:style-name="ce2">
            <text:p>10:1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2H10M10.303S" table:style-name="ce2">
            <text:p>10:10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45148" table:style-name="ce1">
            <text:p>4514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2H10M12.912S" table:style-name="ce2">
            <text:p>10:1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2H10M10.313S" table:style-name="ce2">
            <text:p>10:1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2H10M12.912S" table:style-name="ce2">
            <text:p>10:1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2H10M12.958S" table:style-name="ce2">
            <text:p>10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2H10M12.990S" table:style-name="ce2">
            <text:p>10:1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2H10M13.021S" table:style-name="ce2">
            <text:p>10:1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2H10M12.334S" table:style-name="ce2">
            <text:p>10:12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2H10M12.990S" table:style-name="ce2">
            <text:p>10:1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2H10M13.005S" table:style-name="ce2">
            <text:p>10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2H10M13.036S" table:style-name="ce2">
            <text:p>10:13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2H10M11.233S" table:style-name="ce2">
            <text:p>10:11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Success</text:p>
          </table:table-cell>
          <table:table-cell office:value-type="float" office:value="50530" table:style-name="ce1">
            <text:p>50530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2H10M10.233S" table:style-name="ce2">
            <text:p>10:10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Success</text:p>
          </table:table-cell>
          <table:table-cell office:value-type="float" office:value="48377" table:style-name="ce1">
            <text:p>48377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2H10M13.068S" table:style-name="ce2">
            <text:p>10:1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2H10M13.099S" table:style-name="ce2">
            <text:p>10:1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2H10M10.243S" table:style-name="ce2">
            <text:p>10:1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893" table:style-name="ce1">
            <text:p>2893</text:p>
          </table:table-cell>
          <table:table-cell office:value-type="string" table:style-name="ce1">
            <text:p>Success</text:p>
          </table:table-cell>
          <table:table-cell office:value-type="float" office:value="48377" table:style-name="ce1">
            <text:p>48377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2H10M10.153S" table:style-name="ce2">
            <text:p>10:10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Success</text:p>
          </table:table-cell>
          <table:table-cell office:value-type="float" office:value="49454" table:style-name="ce1">
            <text:p>49454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2H10M13.114S" table:style-name="ce2">
            <text:p>10:13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2H10M13.224S" table:style-name="ce2">
            <text:p>10:1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2H10M11.213S" table:style-name="ce2">
            <text:p>10:11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Success</text:p>
          </table:table-cell>
          <table:table-cell office:value-type="float" office:value="50530" table:style-name="ce1">
            <text:p>50530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2H10M12.756S" table:style-name="ce2">
            <text:p>10:12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2H10M11.570S" table:style-name="ce2">
            <text:p>10:11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Success</text:p>
          </table:table-cell>
          <table:table-cell office:value-type="float" office:value="51607" table:style-name="ce1">
            <text:p>51607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2H10M13.255S" table:style-name="ce2">
            <text:p>10:13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2H10M13.270S" table:style-name="ce2">
            <text:p>10:13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2H10M13.302S" table:style-name="ce2">
            <text:p>10:13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2H10M11.804S" table:style-name="ce2">
            <text:p>10:11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ccess</text:p>
          </table:table-cell>
          <table:table-cell office:value-type="float" office:value="52683" table:style-name="ce1">
            <text:p>52683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2H10M11.820S" table:style-name="ce2">
            <text:p>10:1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2H10M13.333S" table:style-name="ce2">
            <text:p>10:13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2H10M12.194S" table:style-name="ce2">
            <text:p>10:12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2H10M13.380S" table:style-name="ce2">
            <text:p>10:13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2H10M13.192S" table:style-name="ce2">
            <text:p>10:13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2H10M12.506S" table:style-name="ce2">
            <text:p>10:1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2H10M13.036S" table:style-name="ce2">
            <text:p>10:1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2H10M13.036S" table:style-name="ce2">
            <text:p>10:1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2H10M13.582S" table:style-name="ce2">
            <text:p>10:13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2H10M13.036S" table:style-name="ce2">
            <text:p>10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2H10M13.707S" table:style-name="ce2">
            <text:p>10:1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2H10M13.723S" table:style-name="ce2">
            <text:p>10:1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2H10M13.239S" table:style-name="ce2">
            <text:p>10:1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2H10M13.458S" table:style-name="ce2">
            <text:p>10:13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2H10M6.484S" table:style-name="ce2">
            <text:p>10:06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918" table:style-name="ce1">
            <text:p>8918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2H10M6.967S" table:style-name="ce2">
            <text:p>10:0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231" table:style-name="ce1">
            <text:p>9231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2H10M7.076S" table:style-name="ce2">
            <text:p>10:07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570" table:style-name="ce1">
            <text:p>9570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2H10M13.785S" table:style-name="ce2">
            <text:p>10:13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938" table:style-name="ce1">
            <text:p>293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2H10M16.734S" table:style-name="ce2">
            <text:p>10:1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2H10M16.734S" table:style-name="ce2">
            <text:p>10:1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2H10M16.749S" table:style-name="ce2">
            <text:p>10:1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52775" table:style-name="ce1">
            <text:p>52775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2H10M16.203S" table:style-name="ce2">
            <text:p>10:1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55912" table:style-name="ce1">
            <text:p>55912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2H10M16.640S" table:style-name="ce2">
            <text:p>10:1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55912" table:style-name="ce1">
            <text:p>55912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2H10M15.408S" table:style-name="ce2">
            <text:p>10:1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Success</text:p>
          </table:table-cell>
          <table:table-cell office:value-type="float" office:value="55912" table:style-name="ce1">
            <text:p>55912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2H10M12.522S" table:style-name="ce2">
            <text:p>10:12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127" table:style-name="ce1">
            <text:p>5127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2H10M13.239S" table:style-name="ce2">
            <text:p>10:13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488" table:style-name="ce1">
            <text:p>4488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2H10M10.173S" table:style-name="ce2">
            <text:p>10:1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572" table:style-name="ce1">
            <text:p>7572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2H10M12.990S" table:style-name="ce2">
            <text:p>10:1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762" table:style-name="ce1">
            <text:p>4762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2H10M17.732S" table:style-name="ce2">
            <text:p>10:1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2H10M17.857S" table:style-name="ce2">
            <text:p>10:1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2H10M17.748S" table:style-name="ce2">
            <text:p>10:17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2H10M17.748S" table:style-name="ce2">
            <text:p>10:1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2H10M17.888S" table:style-name="ce2">
            <text:p>10:1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2H10M17.888S" table:style-name="ce2">
            <text:p>10:1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2H10M17.919S" table:style-name="ce2">
            <text:p>10:1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2H10M17.935S" table:style-name="ce2">
            <text:p>10:1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2H10M13.068S" table:style-name="ce2">
            <text:p>10:13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923" table:style-name="ce1">
            <text:p>4923</text:p>
          </table:table-cell>
          <table:table-cell office:value-type="string" table:style-name="ce1">
            <text:p>Success</text:p>
          </table:table-cell>
          <table:table-cell office:value-type="float" office:value="64038" table:style-name="ce1">
            <text:p>64038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2H10M12.631S" table:style-name="ce2">
            <text:p>10:1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371" table:style-name="ce1">
            <text:p>5371</text:p>
          </table:table-cell>
          <table:table-cell office:value-type="string" table:style-name="ce1">
            <text:p>Success</text:p>
          </table:table-cell>
          <table:table-cell office:value-type="float" office:value="63555" table:style-name="ce1">
            <text:p>63555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2H10M17.950S" table:style-name="ce2">
            <text:p>10:18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2H10M17.997S" table:style-name="ce2">
            <text:p>10:1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2H10M18.013S" table:style-name="ce2">
            <text:p>10:18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2H10M17.982S" table:style-name="ce2">
            <text:p>10:1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2H10M18.091S" table:style-name="ce2">
            <text:p>10:18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2H10M12.943S" table:style-name="ce2">
            <text:p>10:12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275" table:style-name="ce1">
            <text:p>5275</text:p>
          </table:table-cell>
          <table:table-cell office:value-type="string" table:style-name="ce1">
            <text:p>Success</text:p>
          </table:table-cell>
          <table:table-cell office:value-type="float" office:value="64036" table:style-name="ce1">
            <text:p>64036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2H10M18.060S" table:style-name="ce2">
            <text:p>10:1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2H10M18.138S" table:style-name="ce2">
            <text:p>10:18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2H10M10.073S" table:style-name="ce2">
            <text:p>10:10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185" table:style-name="ce1">
            <text:p>8185</text:p>
          </table:table-cell>
          <table:table-cell office:value-type="string" table:style-name="ce1">
            <text:p>Success</text:p>
          </table:table-cell>
          <table:table-cell office:value-type="float" office:value="67067" table:style-name="ce1">
            <text:p>67067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2H10M12.553S" table:style-name="ce2">
            <text:p>10:1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712" table:style-name="ce1">
            <text:p>5712</text:p>
          </table:table-cell>
          <table:table-cell office:value-type="string" table:style-name="ce1">
            <text:p>Success</text:p>
          </table:table-cell>
          <table:table-cell office:value-type="float" office:value="63555" table:style-name="ce1">
            <text:p>63555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2H10M18.262S" table:style-name="ce2">
            <text:p>10:18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2H10M18.309S" table:style-name="ce2">
            <text:p>10:18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2H10M18.216S" table:style-name="ce2">
            <text:p>10:18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39020" table:style-name="ce1">
            <text:p>39020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2H10M13.364S" table:style-name="ce2">
            <text:p>10:1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170" table:style-name="ce1">
            <text:p>517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2H10M18.528S" table:style-name="ce2">
            <text:p>10:1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2H10M17.638S" table:style-name="ce2">
            <text:p>10:17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2H10M12.771S" table:style-name="ce2">
            <text:p>10:12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776" table:style-name="ce1">
            <text:p>577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2H10M17.888S" table:style-name="ce2">
            <text:p>10:1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2H10M13.380S" table:style-name="ce2">
            <text:p>10:13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173" table:style-name="ce1">
            <text:p>517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2H10M12.459S" table:style-name="ce2">
            <text:p>10:1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099" table:style-name="ce1">
            <text:p>609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2H10M12.756S" table:style-name="ce2">
            <text:p>10:1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807" table:style-name="ce1">
            <text:p>5807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2H10M12.912S" table:style-name="ce2">
            <text:p>10:12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653" table:style-name="ce1">
            <text:p>5653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2H10M18.559S" table:style-name="ce2">
            <text:p>10:18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2H10M18.559S" table:style-name="ce2">
            <text:p>10:1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2H10M18.559S" table:style-name="ce2">
            <text:p>10:1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2H10M18.559S" table:style-name="ce2">
            <text:p>10:1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2H10M12.771S" table:style-name="ce2">
            <text:p>10:12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802" table:style-name="ce1">
            <text:p>580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2H10M18.543S" table:style-name="ce2">
            <text:p>10:18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2H10M18.231S" table:style-name="ce2">
            <text:p>10:18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56010" table:style-name="ce1">
            <text:p>5601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2H10M18.559S" table:style-name="ce2">
            <text:p>10:18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2H10M18.560S" table:style-name="ce2">
            <text:p>10:1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2H10M18.543S" table:style-name="ce2">
            <text:p>10:1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2H10M18.574S" table:style-name="ce2">
            <text:p>10:1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2H10M18.590S" table:style-name="ce2">
            <text:p>10:1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2H10M18.590S" table:style-name="ce2">
            <text:p>10:18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2H10M18.091S" table:style-name="ce2">
            <text:p>10:18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56010" table:style-name="ce1">
            <text:p>56010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2H10M18.559S" table:style-name="ce2">
            <text:p>10:18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2H10M18.637S" table:style-name="ce2">
            <text:p>10:18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2H10M17.997S" table:style-name="ce2">
            <text:p>10:18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2H10M18.684S" table:style-name="ce2">
            <text:p>10:18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2H10M18.730S" table:style-name="ce2">
            <text:p>10:18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2H10M18.762S" table:style-name="ce2">
            <text:p>10:1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2H10M18.621S" table:style-name="ce2">
            <text:p>10:1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2H10M18.574S" table:style-name="ce2">
            <text:p>10:18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2H10M18.574S" table:style-name="ce2">
            <text:p>10:1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2H10M18.574S" table:style-name="ce2">
            <text:p>10:1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2H10M18.574S" table:style-name="ce2">
            <text:p>10:1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2H10M19.152S" table:style-name="ce2">
            <text:p>10:1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2H10M19.105S" table:style-name="ce2">
            <text:p>10:19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2H10M19.089S" table:style-name="ce2">
            <text:p>10:1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2H10M19.089S" table:style-name="ce2">
            <text:p>10:1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2H10M19.214S" table:style-name="ce2">
            <text:p>10:1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2H10M19.386S" table:style-name="ce2">
            <text:p>10:1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2H10M19.339S" table:style-name="ce2">
            <text:p>10:19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2H10M19.464S" table:style-name="ce2">
            <text:p>10:19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2H10M19.323S" table:style-name="ce2">
            <text:p>10:19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2H10M19.214S" table:style-name="ce2">
            <text:p>10:19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2H10M19.604S" table:style-name="ce2">
            <text:p>10:19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2H10M19.604S" table:style-name="ce2">
            <text:p>10:19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2H10M19.479S" table:style-name="ce2">
            <text:p>10:19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2H10M19.651S" table:style-name="ce2">
            <text:p>10:1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2H10M19.432S" table:style-name="ce2">
            <text:p>10:1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2H10M18.621S" table:style-name="ce2">
            <text:p>10:1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2H10M19.869S" table:style-name="ce2">
            <text:p>10:1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2H10M19.635S" table:style-name="ce2">
            <text:p>10:19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2H10M19.885S" table:style-name="ce2">
            <text:p>10:1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2H10M20.025S" table:style-name="ce2">
            <text:p>10:2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2H10M20.041S" table:style-name="ce2">
            <text:p>10:2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2H10M18.777S" table:style-name="ce2">
            <text:p>10:1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2H10M20.259S" table:style-name="ce2">
            <text:p>10:2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2H10M20.275S" table:style-name="ce2">
            <text:p>10:2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980" table:style-name="ce1">
            <text:p>980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2H10M18.262S" table:style-name="ce2">
            <text:p>10:1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2H10M18.590S" table:style-name="ce2">
            <text:p>10:1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2H10M20.509S" table:style-name="ce2">
            <text:p>10:20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2H10M20.602S" table:style-name="ce2">
            <text:p>10:20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2H10M20.634S" table:style-name="ce2">
            <text:p>10:20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2H10M20.056S" table:style-name="ce2">
            <text:p>10:2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2H10M7.622S" table:style-name="ce2">
            <text:p>10:0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373" table:style-name="ce1">
            <text:p>13373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2H10M18.730S" table:style-name="ce2">
            <text:p>10:18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06" table:style-name="ce1">
            <text:p>2306</text:p>
          </table:table-cell>
          <table:table-cell office:value-type="string" table:style-name="ce1">
            <text:p>Success</text:p>
          </table:table-cell>
          <table:table-cell office:value-type="float" office:value="56010" table:style-name="ce1">
            <text:p>56010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2H10M18.590S" table:style-name="ce2">
            <text:p>10:18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2H10M21.055S" table:style-name="ce2">
            <text:p>10:2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2H10M7.466S" table:style-name="ce2">
            <text:p>10:07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696" table:style-name="ce1">
            <text:p>1369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2H10M7.576S" table:style-name="ce2">
            <text:p>10:0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596" table:style-name="ce1">
            <text:p>13596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2H10M21.117S" table:style-name="ce2">
            <text:p>10:2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2H10M18.684S" table:style-name="ce2">
            <text:p>10:1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518" table:style-name="ce1">
            <text:p>2518</text:p>
          </table:table-cell>
          <table:table-cell office:value-type="string" table:style-name="ce1">
            <text:p>Success</text:p>
          </table:table-cell>
          <table:table-cell office:value-type="float" office:value="56108" table:style-name="ce1">
            <text:p>56108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2H10M20.306S" table:style-name="ce2">
            <text:p>10:2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ccess</text:p>
          </table:table-cell>
          <table:table-cell office:value-type="float" office:value="56010" table:style-name="ce1">
            <text:p>56010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2H10M20.696S" table:style-name="ce2">
            <text:p>10:2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2H10M21.195S" table:style-name="ce2">
            <text:p>10:21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2H10M21.195S" table:style-name="ce2">
            <text:p>10:2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2H10M21.226S" table:style-name="ce2">
            <text:p>10:21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2H10M21.242S" table:style-name="ce2">
            <text:p>10:2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2H10M21.258S" table:style-name="ce2">
            <text:p>10:2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2H10M17.467S" table:style-name="ce2">
            <text:p>10:1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65521" table:style-name="ce1">
            <text:p>65521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2H10M21.273S" table:style-name="ce2">
            <text:p>10:2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584" table:style-name="ce1">
            <text:p>584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2H10M21.304S" table:style-name="ce2">
            <text:p>10:2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2H10M21.382S" table:style-name="ce2">
            <text:p>10:21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2H10M9.763S" table:style-name="ce2">
            <text:p>10:0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704" table:style-name="ce1">
            <text:p>1170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2H10M9.863S" table:style-name="ce2">
            <text:p>10:0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753" table:style-name="ce1">
            <text:p>11753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2H10M9.042S" table:style-name="ce2">
            <text:p>10:0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993" table:style-name="ce1">
            <text:p>12993</text:p>
          </table:table-cell>
          <table:table-cell office:value-type="string" table:style-name="ce1">
            <text:p>Success</text:p>
          </table:table-cell>
          <table:table-cell office:value-type="float" office:value="60848" table:style-name="ce1">
            <text:p>6084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2H10M7.404S" table:style-name="ce2">
            <text:p>10:0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424" table:style-name="ce1">
            <text:p>1542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2H10M12.771S" table:style-name="ce2">
            <text:p>10:1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379" table:style-name="ce1">
            <text:p>10379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2H10M10.363S" table:style-name="ce2">
            <text:p>10:10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799" table:style-name="ce1">
            <text:p>12799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2H10M11.866S" table:style-name="ce2">
            <text:p>10:1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359" table:style-name="ce1">
            <text:p>11359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2H10M21.616S" table:style-name="ce2">
            <text:p>10:2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Success</text:p>
          </table:table-cell>
          <table:table-cell office:value-type="float" office:value="60218" table:style-name="ce1">
            <text:p>6021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2H10M21.460S" table:style-name="ce2">
            <text:p>10:2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Success</text:p>
          </table:table-cell>
          <table:table-cell office:value-type="float" office:value="60218" table:style-name="ce1">
            <text:p>60218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2H10M22.833S" table:style-name="ce2">
            <text:p>10:2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60218" table:style-name="ce1">
            <text:p>60218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2H10M22.038S" table:style-name="ce2">
            <text:p>10:22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Success</text:p>
          </table:table-cell>
          <table:table-cell office:value-type="float" office:value="60218" table:style-name="ce1">
            <text:p>60218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2H10M21.180S" table:style-name="ce2">
            <text:p>10:21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Success</text:p>
          </table:table-cell>
          <table:table-cell office:value-type="float" office:value="61509" table:style-name="ce1">
            <text:p>61509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2H10M21.164S" table:style-name="ce2">
            <text:p>10:2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743" table:style-name="ce1">
            <text:p>2743</text:p>
          </table:table-cell>
          <table:table-cell office:value-type="string" table:style-name="ce1">
            <text:p>Success</text:p>
          </table:table-cell>
          <table:table-cell office:value-type="float" office:value="61293" table:style-name="ce1">
            <text:p>61293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2H10M20.384S" table:style-name="ce2">
            <text:p>10:2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769" table:style-name="ce1">
            <text:p>376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2H10M17.389S" table:style-name="ce2">
            <text:p>10:1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825" table:style-name="ce1">
            <text:p>6825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2H10M24.222S" table:style-name="ce2">
            <text:p>10:2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2H10M17.186S" table:style-name="ce2">
            <text:p>10:17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140" table:style-name="ce1">
            <text:p>7140</text:p>
          </table:table-cell>
          <table:table-cell office:value-type="string" table:style-name="ce1">
            <text:p>Success</text:p>
          </table:table-cell>
          <table:table-cell office:value-type="float" office:value="67067" table:style-name="ce1">
            <text:p>67067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2H10M13.598S" table:style-name="ce2">
            <text:p>10:1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729" table:style-name="ce1">
            <text:p>10729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2H10M18.216S" table:style-name="ce2">
            <text:p>10:1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05" table:style-name="ce1">
            <text:p>610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2H10M19.729S" table:style-name="ce2">
            <text:p>10:1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610" table:style-name="ce1">
            <text:p>4610</text:p>
          </table:table-cell>
          <table:table-cell office:value-type="string" table:style-name="ce1">
            <text:p>Success</text:p>
          </table:table-cell>
          <table:table-cell office:value-type="float" office:value="47549" table:style-name="ce1">
            <text:p>47549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2H10M13.723S" table:style-name="ce2">
            <text:p>10:13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628" table:style-name="ce1">
            <text:p>10628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2H10M13.598S" table:style-name="ce2">
            <text:p>10:1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760" table:style-name="ce1">
            <text:p>10760</text:p>
          </table:table-cell>
          <table:table-cell office:value-type="string" table:style-name="ce1">
            <text:p>Success</text:p>
          </table:table-cell>
          <table:table-cell office:value-type="float" office:value="67090" table:style-name="ce1">
            <text:p>67090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2H10M24.315S" table:style-name="ce2">
            <text:p>10:24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2H10M13.801S" table:style-name="ce2">
            <text:p>10:1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571" table:style-name="ce1">
            <text:p>10571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2H10M13.941S" table:style-name="ce2">
            <text:p>10:13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434" table:style-name="ce1">
            <text:p>10434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2H10M21.336S" table:style-name="ce2">
            <text:p>10:2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079" table:style-name="ce1">
            <text:p>3079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2H10M21.258S" table:style-name="ce2">
            <text:p>10:2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47549" table:style-name="ce1">
            <text:p>47549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2H10M20.992S" table:style-name="ce2">
            <text:p>10:21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443" table:style-name="ce1">
            <text:p>3443</text:p>
          </table:table-cell>
          <table:table-cell office:value-type="string" table:style-name="ce1">
            <text:p>Success</text:p>
          </table:table-cell>
          <table:table-cell office:value-type="float" office:value="61508" table:style-name="ce1">
            <text:p>61508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2H10M24.378S" table:style-name="ce2">
            <text:p>10:24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2H10M23.145S" table:style-name="ce2">
            <text:p>10:2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28" table:style-name="ce1">
            <text:p>1428</text:p>
          </table:table-cell>
          <table:table-cell office:value-type="string" table:style-name="ce1">
            <text:p>Success</text:p>
          </table:table-cell>
          <table:table-cell office:value-type="float" office:value="61509" table:style-name="ce1">
            <text:p>61509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2H10M23.161S" table:style-name="ce2">
            <text:p>10:2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Success</text:p>
          </table:table-cell>
          <table:table-cell office:value-type="float" office:value="61509" table:style-name="ce1">
            <text:p>61509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2H10M17.404S" table:style-name="ce2">
            <text:p>10:1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431" table:style-name="ce1">
            <text:p>7431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2H10M24.846S" table:style-name="ce2">
            <text:p>10:2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2H10M24.877S" table:style-name="ce2">
            <text:p>10:2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2H10M24.144S" table:style-name="ce2">
            <text:p>10:24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2H10M13.130S" table:style-name="ce2">
            <text:p>10:13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434" table:style-name="ce1">
            <text:p>1243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2H10M10.253S" table:style-name="ce2">
            <text:p>10:1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338" table:style-name="ce1">
            <text:p>1533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2H10M11.820S" table:style-name="ce2">
            <text:p>10:1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2H10M10.323S" table:style-name="ce2">
            <text:p>10:1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016" table:style-name="ce1">
            <text:p>16016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2H10M10.893S" table:style-name="ce2">
            <text:p>10:10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465" table:style-name="ce1">
            <text:p>1546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2H10M10.253S" table:style-name="ce2">
            <text:p>10:10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230" table:style-name="ce1">
            <text:p>16230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2H10M10.103S" table:style-name="ce2">
            <text:p>10:10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250" table:style-name="ce1">
            <text:p>17250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2H10M10.193S" table:style-name="ce2">
            <text:p>10:1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162" table:style-name="ce1">
            <text:p>1716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2H10M10.683S" table:style-name="ce2">
            <text:p>10:1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684" table:style-name="ce1">
            <text:p>1668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2H10M12.958S" table:style-name="ce2">
            <text:p>10:1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418" table:style-name="ce1">
            <text:p>1441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2H10M13.255S" table:style-name="ce2">
            <text:p>10:1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167" table:style-name="ce1">
            <text:p>14167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2H10M12.880S" table:style-name="ce2">
            <text:p>10:12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593" table:style-name="ce1">
            <text:p>14593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2H10M18.871S" table:style-name="ce2">
            <text:p>10:18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684" table:style-name="ce1">
            <text:p>8684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2H10M12.646S" table:style-name="ce2">
            <text:p>10:1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907" table:style-name="ce1">
            <text:p>1490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2H10M12.288S" table:style-name="ce2">
            <text:p>10:1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297" table:style-name="ce1">
            <text:p>1529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2H10M10.803S" table:style-name="ce2">
            <text:p>10:10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795" table:style-name="ce1">
            <text:p>16795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2H10M11.788S" table:style-name="ce2">
            <text:p>10:11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804" table:style-name="ce1">
            <text:p>15804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2H10M27.560S" table:style-name="ce2">
            <text:p>10:2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2H10M11.063S" table:style-name="ce2">
            <text:p>10:1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665" table:style-name="ce1">
            <text:p>16665</text:p>
          </table:table-cell>
          <table:table-cell office:value-type="string" table:style-name="ce1">
            <text:p>Success</text:p>
          </table:table-cell>
          <table:table-cell office:value-type="float" office:value="52315" table:style-name="ce1">
            <text:p>52315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2H10M10.893S" table:style-name="ce2">
            <text:p>10:10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842" table:style-name="ce1">
            <text:p>1684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2H10M13.348S" table:style-name="ce2">
            <text:p>10:13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398" table:style-name="ce1">
            <text:p>1439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2H10M13.068S" table:style-name="ce2">
            <text:p>10:1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717" table:style-name="ce1">
            <text:p>1471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2H10M10.303S" table:style-name="ce2">
            <text:p>10:10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495" table:style-name="ce1">
            <text:p>1749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2H10M12.631S" table:style-name="ce2">
            <text:p>10:1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177" table:style-name="ce1">
            <text:p>1517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2H10M11.213S" table:style-name="ce2">
            <text:p>10:11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614" table:style-name="ce1">
            <text:p>1661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2H10M19.885S" table:style-name="ce2">
            <text:p>10:1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011" table:style-name="ce1">
            <text:p>8011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2H10M24.362S" table:style-name="ce2">
            <text:p>10:24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2H10M18.590S" table:style-name="ce2">
            <text:p>10:18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389" table:style-name="ce1">
            <text:p>9389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2H10M13.692S" table:style-name="ce2">
            <text:p>10:13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4282" table:style-name="ce1">
            <text:p>14282</text:p>
          </table:table-cell>
          <table:table-cell office:value-type="string" table:style-name="ce1">
            <text:p>Success</text:p>
          </table:table-cell>
          <table:table-cell office:value-type="float" office:value="67086" table:style-name="ce1">
            <text:p>67086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2H10M18.684S" table:style-name="ce2">
            <text:p>10:18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304" table:style-name="ce1">
            <text:p>9304</text:p>
          </table:table-cell>
          <table:table-cell office:value-type="string" table:style-name="ce1">
            <text:p>Success</text:p>
          </table:table-cell>
          <table:table-cell office:value-type="float" office:value="67071" table:style-name="ce1">
            <text:p>67071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2H10M18.356S" table:style-name="ce2">
            <text:p>10:18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641" table:style-name="ce1">
            <text:p>9641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2H10M24.378S" table:style-name="ce2">
            <text:p>10:24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2H10M21.226S" table:style-name="ce2">
            <text:p>10:21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818" table:style-name="ce1">
            <text:p>6818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2H10M24.362S" table:style-name="ce2">
            <text:p>10:2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688" table:style-name="ce1">
            <text:p>3688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2H10M24.331S" table:style-name="ce2">
            <text:p>10:2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721" table:style-name="ce1">
            <text:p>3721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2H10M21.039S" table:style-name="ce2">
            <text:p>10:2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013" table:style-name="ce1">
            <text:p>7013</text:p>
          </table:table-cell>
          <table:table-cell office:value-type="string" table:style-name="ce1">
            <text:p>Success</text:p>
          </table:table-cell>
          <table:table-cell office:value-type="float" office:value="67085" table:style-name="ce1">
            <text:p>67085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2H10M23.223S" table:style-name="ce2">
            <text:p>10:23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48" table:style-name="ce1">
            <text:p>4848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2H10M27.794S" table:style-name="ce2">
            <text:p>10:2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2H10M19.698S" table:style-name="ce2">
            <text:p>10:19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402" table:style-name="ce1">
            <text:p>8402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2H10M12.849S" table:style-name="ce2">
            <text:p>10:1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265" table:style-name="ce1">
            <text:p>1526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2H10M27.373S" table:style-name="ce2">
            <text:p>10:2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59349" table:style-name="ce1">
            <text:p>59349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2H10M26.484S" table:style-name="ce2">
            <text:p>10:2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Success</text:p>
          </table:table-cell>
          <table:table-cell office:value-type="float" office:value="59141" table:style-name="ce1">
            <text:p>59141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2H10M27.357S" table:style-name="ce2">
            <text:p>10:2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59141" table:style-name="ce1">
            <text:p>59141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2H10M27.357S" table:style-name="ce2">
            <text:p>10:27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Success</text:p>
          </table:table-cell>
          <table:table-cell office:value-type="float" office:value="59141" table:style-name="ce1">
            <text:p>59141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2H10M27.482S" table:style-name="ce2">
            <text:p>10:27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2H10M25.329S" table:style-name="ce2">
            <text:p>10:2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677" table:style-name="ce1">
            <text:p>3677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2H10M26.359S" table:style-name="ce2">
            <text:p>10:26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2H10M27.560S" table:style-name="ce2">
            <text:p>10:27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2H10M27.420S" table:style-name="ce2">
            <text:p>10:2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2H10M25.579S" table:style-name="ce2">
            <text:p>10:25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460" table:style-name="ce1">
            <text:p>3460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2H10M29.011S" table:style-name="ce2">
            <text:p>10:2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674" table:style-name="ce1">
            <text:p>674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2H10M29.042S" table:style-name="ce2">
            <text:p>10:2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2H10M26.343S" table:style-name="ce2">
            <text:p>10:2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Success</text:p>
          </table:table-cell>
          <table:table-cell office:value-type="float" office:value="60218" table:style-name="ce1">
            <text:p>60218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2H10M27.388S" table:style-name="ce2">
            <text:p>10:27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Success</text:p>
          </table:table-cell>
          <table:table-cell office:value-type="float" office:value="60430" table:style-name="ce1">
            <text:p>60430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2H10M29.058S" table:style-name="ce2">
            <text:p>10:29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2H10M27.591S" table:style-name="ce2">
            <text:p>10:27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2H10M27.622S" table:style-name="ce2">
            <text:p>10:2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2H10M27.732S" table:style-name="ce2">
            <text:p>10:27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2H10M29.104S" table:style-name="ce2">
            <text:p>10:29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2H10M27.747S" table:style-name="ce2">
            <text:p>10:2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2H10M27.732S" table:style-name="ce2">
            <text:p>10:27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2H10M27.591S" table:style-name="ce2">
            <text:p>10:2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ccess</text:p>
          </table:table-cell>
          <table:table-cell office:value-type="float" office:value="61294" table:style-name="ce1">
            <text:p>61294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2H10M24.471S" table:style-name="ce2">
            <text:p>10:2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839" table:style-name="ce1">
            <text:p>483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2H10M27.778S" table:style-name="ce2">
            <text:p>10:27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2H10M27.810S" table:style-name="ce2">
            <text:p>10:2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Success</text:p>
          </table:table-cell>
          <table:table-cell office:value-type="float" office:value="61510" table:style-name="ce1">
            <text:p>61510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2H10M24.580S" table:style-name="ce2">
            <text:p>10:24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898" table:style-name="ce1">
            <text:p>4898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2H10M28.075S" table:style-name="ce2">
            <text:p>10:28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Success</text:p>
          </table:table-cell>
          <table:table-cell office:value-type="float" office:value="63447" table:style-name="ce1">
            <text:p>63447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2H10M29.479S" table:style-name="ce2">
            <text:p>10:2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2H10M29.307S" table:style-name="ce2">
            <text:p>10:29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2H10M29.541S" table:style-name="ce2">
            <text:p>10:2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2H10M28.090S" table:style-name="ce2">
            <text:p>10:28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Success</text:p>
          </table:table-cell>
          <table:table-cell office:value-type="float" office:value="63447" table:style-name="ce1">
            <text:p>6344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2H10M29.541S" table:style-name="ce2">
            <text:p>10:29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2H10M29.588S" table:style-name="ce2">
            <text:p>10:2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2H10M29.604S" table:style-name="ce2">
            <text:p>10:29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2H10M29.635S" table:style-name="ce2">
            <text:p>10:2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2H10M29.650S" table:style-name="ce2">
            <text:p>10:2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2H10M29.666S" table:style-name="ce2">
            <text:p>10:2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2H10M29.682S" table:style-name="ce2">
            <text:p>10:2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2H10M28.106S" table:style-name="ce2">
            <text:p>10:2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Success</text:p>
          </table:table-cell>
          <table:table-cell office:value-type="float" office:value="64752" table:style-name="ce1">
            <text:p>64752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2H10M29.713S" table:style-name="ce2">
            <text:p>10:2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2H10M27.997S" table:style-name="ce2">
            <text:p>10:2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Success</text:p>
          </table:table-cell>
          <table:table-cell office:value-type="float" office:value="64752" table:style-name="ce1">
            <text:p>64752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2H10M27.825S" table:style-name="ce2">
            <text:p>10:2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ccess</text:p>
          </table:table-cell>
          <table:table-cell office:value-type="float" office:value="64524" table:style-name="ce1">
            <text:p>64524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2H10M29.182S" table:style-name="ce2">
            <text:p>10:2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2H10M19.760S" table:style-name="ce2">
            <text:p>10:19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862" table:style-name="ce1">
            <text:p>10862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2H10M24.331S" table:style-name="ce2">
            <text:p>10:24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291" table:style-name="ce1">
            <text:p>6291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2H10M30.524S" table:style-name="ce2">
            <text:p>10:3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2H10M27.591S" table:style-name="ce2">
            <text:p>10:27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130" table:style-name="ce1">
            <text:p>3130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2H10M24.908S" table:style-name="ce2">
            <text:p>10:2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810" table:style-name="ce1">
            <text:p>5810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2H10M25.594S" table:style-name="ce2">
            <text:p>10:25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169" table:style-name="ce1">
            <text:p>5169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2H10M25.828S" table:style-name="ce2">
            <text:p>10:25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942" table:style-name="ce1">
            <text:p>4942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2H10M23.410S" table:style-name="ce2">
            <text:p>10:23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380" table:style-name="ce1">
            <text:p>7380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2H10M29.370S" table:style-name="ce2">
            <text:p>10:2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2H10M30.805S" table:style-name="ce2">
            <text:p>10:3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2H10M23.426S" table:style-name="ce2">
            <text:p>10:2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432" table:style-name="ce1">
            <text:p>7432</text:p>
          </table:table-cell>
          <table:table-cell office:value-type="string" table:style-name="ce1">
            <text:p>Success</text:p>
          </table:table-cell>
          <table:table-cell office:value-type="float" office:value="66754" table:style-name="ce1">
            <text:p>66754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2H10M23.863S" table:style-name="ce2">
            <text:p>10:23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996" table:style-name="ce1">
            <text:p>6996</text:p>
          </table:table-cell>
          <table:table-cell office:value-type="string" table:style-name="ce1">
            <text:p>Success</text:p>
          </table:table-cell>
          <table:table-cell office:value-type="float" office:value="67484" table:style-name="ce1">
            <text:p>67484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2H10M23.442S" table:style-name="ce2">
            <text:p>10:2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434" table:style-name="ce1">
            <text:p>7434</text:p>
          </table:table-cell>
          <table:table-cell office:value-type="string" table:style-name="ce1">
            <text:p>Success</text:p>
          </table:table-cell>
          <table:table-cell office:value-type="float" office:value="69798" table:style-name="ce1">
            <text:p>69798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2H10M28.995S" table:style-name="ce2">
            <text:p>10:2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2H10M23.910S" table:style-name="ce2">
            <text:p>10:2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977" table:style-name="ce1">
            <text:p>6977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2H10M29.806S" table:style-name="ce2">
            <text:p>10:2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2H10M29.026S" table:style-name="ce2">
            <text:p>10:2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Success</text:p>
          </table:table-cell>
          <table:table-cell office:value-type="float" office:value="66754" table:style-name="ce1">
            <text:p>66754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2H10M24.440S" table:style-name="ce2">
            <text:p>10:24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479" table:style-name="ce1">
            <text:p>6479</text:p>
          </table:table-cell>
          <table:table-cell office:value-type="string" table:style-name="ce1">
            <text:p>Success</text:p>
          </table:table-cell>
          <table:table-cell office:value-type="float" office:value="67484" table:style-name="ce1">
            <text:p>67484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2H10M29.011S" table:style-name="ce2">
            <text:p>10:2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2H10M30.867S" table:style-name="ce2">
            <text:p>10:3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2H10M29.120S" table:style-name="ce2">
            <text:p>10:2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Success</text:p>
          </table:table-cell>
          <table:table-cell office:value-type="float" office:value="67484" table:style-name="ce1">
            <text:p>67484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2H10M29.323S" table:style-name="ce2">
            <text:p>10:29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23" table:style-name="ce1">
            <text:p>1623</text:p>
          </table:table-cell>
          <table:table-cell office:value-type="string" table:style-name="ce1">
            <text:p>Success</text:p>
          </table:table-cell>
          <table:table-cell office:value-type="float" office:value="66754" table:style-name="ce1">
            <text:p>66754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2H10M30.883S" table:style-name="ce2">
            <text:p>10:3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2H10M29.198S" table:style-name="ce2">
            <text:p>10:29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2H10M29.182S" table:style-name="ce2">
            <text:p>10:29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Success</text:p>
          </table:table-cell>
          <table:table-cell office:value-type="float" office:value="66756" table:style-name="ce1">
            <text:p>66756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2H10M28.933S" table:style-name="ce2">
            <text:p>10:28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2H10M30.914S" table:style-name="ce2">
            <text:p>10:3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2H10M23.426S" table:style-name="ce2">
            <text:p>10:23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555" table:style-name="ce1">
            <text:p>7555</text:p>
          </table:table-cell>
          <table:table-cell office:value-type="string" table:style-name="ce1">
            <text:p>Success</text:p>
          </table:table-cell>
          <table:table-cell office:value-type="float" office:value="66754" table:style-name="ce1">
            <text:p>66754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2H10M29.026S" table:style-name="ce2">
            <text:p>10:2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2H10M30.836S" table:style-name="ce2">
            <text:p>10:3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2H10M30.836S" table:style-name="ce2">
            <text:p>10:30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2H10M30.945S" table:style-name="ce2">
            <text:p>10:30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2H10M30.914S" table:style-name="ce2">
            <text:p>10:30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2H10M30.883S" table:style-name="ce2">
            <text:p>10:30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2H10M24.721S" table:style-name="ce2">
            <text:p>10:2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292" table:style-name="ce1">
            <text:p>6292</text:p>
          </table:table-cell>
          <table:table-cell office:value-type="string" table:style-name="ce1">
            <text:p>Success</text:p>
          </table:table-cell>
          <table:table-cell office:value-type="float" office:value="66754" table:style-name="ce1">
            <text:p>66754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2H10M30.930S" table:style-name="ce2">
            <text:p>10:3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2H10M30.852S" table:style-name="ce2">
            <text:p>10:30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2H10M30.961S" table:style-name="ce2">
            <text:p>10:31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2H10M30.946S" table:style-name="ce2">
            <text:p>10:30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2H10M30.930S" table:style-name="ce2">
            <text:p>10:30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2H10M28.964S" table:style-name="ce2">
            <text:p>10:2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2H10M30.914S" table:style-name="ce2">
            <text:p>10:30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2H10M30.992S" table:style-name="ce2">
            <text:p>10:31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2H10M30.976S" table:style-name="ce2">
            <text:p>10:3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2H10M31.023S" table:style-name="ce2">
            <text:p>10:31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2H10M31.008S" table:style-name="ce2">
            <text:p>10:31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2H10M30.976S" table:style-name="ce2">
            <text:p>10:3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2H10M28.870S" table:style-name="ce2">
            <text:p>10:2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09" table:style-name="ce1">
            <text:p>2209</text:p>
          </table:table-cell>
          <table:table-cell office:value-type="string" table:style-name="ce1">
            <text:p>Success</text:p>
          </table:table-cell>
          <table:table-cell office:value-type="float" office:value="67482" table:style-name="ce1">
            <text:p>67482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2H10M30.992S" table:style-name="ce2">
            <text:p>10:3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2H10M30.976S" table:style-name="ce2">
            <text:p>10:31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2H10M30.961S" table:style-name="ce2">
            <text:p>10:31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2H10M31.054S" table:style-name="ce2">
            <text:p>10:3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2H10M31.039S" table:style-name="ce2">
            <text:p>10:3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2H10M31.054S" table:style-name="ce2">
            <text:p>10:3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2H10M31.039S" table:style-name="ce2">
            <text:p>10:31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2H10M31.008S" table:style-name="ce2">
            <text:p>10:31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2H10M31.023S" table:style-name="ce2">
            <text:p>10:31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2H10M30.976S" table:style-name="ce2">
            <text:p>10:31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2H10M31.070S" table:style-name="ce2">
            <text:p>10:3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2H10M31.054S" table:style-name="ce2">
            <text:p>10:3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2H10M31.086S" table:style-name="ce2">
            <text:p>10:31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2H10M31.086S" table:style-name="ce2">
            <text:p>10:31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2H10M31.101S" table:style-name="ce2">
            <text:p>10:31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2H10M31.148S" table:style-name="ce2">
            <text:p>10:3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2H10M31.086S" table:style-name="ce2">
            <text:p>10:31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2H10M31.039S" table:style-name="ce2">
            <text:p>10:31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2H10M31.148S" table:style-name="ce2">
            <text:p>10:31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2H10M31.226S" table:style-name="ce2">
            <text:p>10:3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2H10M29.557S" table:style-name="ce2">
            <text:p>10:29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Success</text:p>
          </table:table-cell>
          <table:table-cell office:value-type="float" office:value="64752" table:style-name="ce1">
            <text:p>64752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2H10M24.331S" table:style-name="ce2">
            <text:p>10:24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088" table:style-name="ce1">
            <text:p>7088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2H10M31.335S" table:style-name="ce2">
            <text:p>10:3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2H10M28.044S" table:style-name="ce2">
            <text:p>10:28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398" table:style-name="ce1">
            <text:p>339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2H10M29.572S" table:style-name="ce2">
            <text:p>10:2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2H10M21.211S" table:style-name="ce2">
            <text:p>10:21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300" table:style-name="ce1">
            <text:p>10300</text:p>
          </table:table-cell>
          <table:table-cell office:value-type="string" table:style-name="ce1">
            <text:p>Success</text:p>
          </table:table-cell>
          <table:table-cell office:value-type="float" office:value="67063" table:style-name="ce1">
            <text:p>67063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2H10M29.713S" table:style-name="ce2">
            <text:p>10:2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2H10M29.775S" table:style-name="ce2">
            <text:p>10:2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2H10M24.362S" table:style-name="ce2">
            <text:p>10:24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210" table:style-name="ce1">
            <text:p>7210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2H10M27.981S" table:style-name="ce2">
            <text:p>10:2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98" table:style-name="ce1">
            <text:p>3598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2H10M28.028S" table:style-name="ce2">
            <text:p>10:2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41" table:style-name="ce1">
            <text:p>354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2H10M21.460S" table:style-name="ce2">
            <text:p>10:2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117" table:style-name="ce1">
            <text:p>10117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2H10M28.044S" table:style-name="ce2">
            <text:p>10:28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529" table:style-name="ce1">
            <text:p>352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2H10M27.981S" table:style-name="ce2">
            <text:p>10:28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2H10M30.618S" table:style-name="ce2">
            <text:p>10:3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2H10M20.899S" table:style-name="ce2">
            <text:p>10:2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827" table:style-name="ce1">
            <text:p>10827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2H10M24.409S" table:style-name="ce2">
            <text:p>10:2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326" table:style-name="ce1">
            <text:p>7326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2H10M31.507S" table:style-name="ce2">
            <text:p>10:3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2H10M30.664S" table:style-name="ce2">
            <text:p>10:30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2H10M28.059S" table:style-name="ce2">
            <text:p>10:28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818" table:style-name="ce1">
            <text:p>3818</text:p>
          </table:table-cell>
          <table:table-cell office:value-type="string" table:style-name="ce1">
            <text:p>Success</text:p>
          </table:table-cell>
          <table:table-cell office:value-type="float" office:value="26268" table:style-name="ce1">
            <text:p>26268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2H10M27.981S" table:style-name="ce2">
            <text:p>10:28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889" table:style-name="ce1">
            <text:p>3889</text:p>
          </table:table-cell>
          <table:table-cell office:value-type="string" table:style-name="ce1">
            <text:p>Success</text:p>
          </table:table-cell>
          <table:table-cell office:value-type="float" office:value="26267" table:style-name="ce1">
            <text:p>26267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2H10M29.791S" table:style-name="ce2">
            <text:p>10:2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87" table:style-name="ce1">
            <text:p>208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2H10M29.229S" table:style-name="ce2">
            <text:p>10:29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644" table:style-name="ce1">
            <text:p>2644</text:p>
          </table:table-cell>
          <table:table-cell office:value-type="string" table:style-name="ce1">
            <text:p>Success</text:p>
          </table:table-cell>
          <table:table-cell office:value-type="float" office:value="68472" table:style-name="ce1">
            <text:p>68472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2H10M29.026S" table:style-name="ce2">
            <text:p>10:2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Success</text:p>
          </table:table-cell>
          <table:table-cell office:value-type="float" office:value="68472" table:style-name="ce1">
            <text:p>68472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2H10M30.618S" table:style-name="ce2">
            <text:p>10:3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2H10M29.073S" table:style-name="ce2">
            <text:p>10:2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Success</text:p>
          </table:table-cell>
          <table:table-cell office:value-type="float" office:value="68472" table:style-name="ce1">
            <text:p>68472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2H10M31.880S" table:style-name="ce2">
            <text:p>10:3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2H10M31.585S" table:style-name="ce2">
            <text:p>10:3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2H10M31.585S" table:style-name="ce2">
            <text:p>10:31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2H10M31.890S" table:style-name="ce2">
            <text:p>10:3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2H10M31.880S" table:style-name="ce2">
            <text:p>10:31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2H10M31.444S" table:style-name="ce2">
            <text:p>10:31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2H10M31.444S" table:style-name="ce2">
            <text:p>10:31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2H10M31.900S" table:style-name="ce2">
            <text:p>10:31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2H10M31.880S" table:style-name="ce2">
            <text:p>10:31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2H10M31.970S" table:style-name="ce2">
            <text:p>10:3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2H10M32.010S" table:style-name="ce2">
            <text:p>10:3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2H10M27.903S" table:style-name="ce2">
            <text:p>10:27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203" table:style-name="ce1">
            <text:p>420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2H10M24.346S" table:style-name="ce2">
            <text:p>10:2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824" table:style-name="ce1">
            <text:p>7824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2H10M32.070S" table:style-name="ce2">
            <text:p>10:3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2H10M28.839S" table:style-name="ce2">
            <text:p>10:2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50" table:style-name="ce1">
            <text:p>3350</text:p>
          </table:table-cell>
          <table:table-cell office:value-type="string" table:style-name="ce1">
            <text:p>Success</text:p>
          </table:table-cell>
          <table:table-cell office:value-type="float" office:value="67744" table:style-name="ce1">
            <text:p>67744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2H10M29.276S" table:style-name="ce2">
            <text:p>10:2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933" table:style-name="ce1">
            <text:p>2933</text:p>
          </table:table-cell>
          <table:table-cell office:value-type="string" table:style-name="ce1">
            <text:p>Success</text:p>
          </table:table-cell>
          <table:table-cell office:value-type="float" office:value="67744" table:style-name="ce1">
            <text:p>67744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2H10M31.569S" table:style-name="ce2">
            <text:p>10:3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2H10M32.080S" table:style-name="ce2">
            <text:p>10:3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2H10M31.569S" table:style-name="ce2">
            <text:p>10:31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2H10M31.569S" table:style-name="ce2">
            <text:p>10:3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2H10M29.775S" table:style-name="ce2">
            <text:p>10:2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495" table:style-name="ce1">
            <text:p>2495</text:p>
          </table:table-cell>
          <table:table-cell office:value-type="string" table:style-name="ce1">
            <text:p>Success</text:p>
          </table:table-cell>
          <table:table-cell office:value-type="float" office:value="68472" table:style-name="ce1">
            <text:p>68472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2H10M24.424S" table:style-name="ce2">
            <text:p>10:2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843" table:style-name="ce1">
            <text:p>7843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2H10M31.413S" table:style-name="ce2">
            <text:p>10:31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2H10M32.110S" table:style-name="ce2">
            <text:p>10:32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2H10M32.200S" table:style-name="ce2">
            <text:p>10:32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2H10M32.070S" table:style-name="ce2">
            <text:p>10:3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2H10M31.585S" table:style-name="ce2">
            <text:p>10:31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52315" table:style-name="ce1">
            <text:p>52315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2H10M32.270S" table:style-name="ce2">
            <text:p>10:3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2H10M32.210S" table:style-name="ce2">
            <text:p>10:32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2H10M32.270S" table:style-name="ce2">
            <text:p>10:32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2H10M32.360S" table:style-name="ce2">
            <text:p>10:32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2H10M32.280S" table:style-name="ce2">
            <text:p>10:32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2H10M32.350S" table:style-name="ce2">
            <text:p>10:32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2H10M30.774S" table:style-name="ce2">
            <text:p>10:3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67752" table:style-name="ce1">
            <text:p>67752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2H10M29.058S" table:style-name="ce2">
            <text:p>10:29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Success</text:p>
          </table:table-cell>
          <table:table-cell office:value-type="float" office:value="67746" table:style-name="ce1">
            <text:p>67746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2H10M32.490S" table:style-name="ce2">
            <text:p>10:32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2H10M31.507S" table:style-name="ce2">
            <text:p>10:31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2H10M30.727S" table:style-name="ce2">
            <text:p>10:30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Success</text:p>
          </table:table-cell>
          <table:table-cell office:value-type="float" office:value="67752" table:style-name="ce1">
            <text:p>67752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2H10M32.050S" table:style-name="ce2">
            <text:p>10:32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2H10M32.520S" table:style-name="ce2">
            <text:p>10:32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2H10M32.530S" table:style-name="ce2">
            <text:p>10:32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2H10M32.530S" table:style-name="ce2">
            <text:p>10:32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2H10M31.585S" table:style-name="ce2">
            <text:p>10:31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67752" table:style-name="ce1">
            <text:p>67752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2H10M32.600S" table:style-name="ce2">
            <text:p>10:3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2H10M32.650S" table:style-name="ce2">
            <text:p>10:3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2H10M32.570S" table:style-name="ce2">
            <text:p>10:32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2H10M30.774S" table:style-name="ce2">
            <text:p>10:3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ccess</text:p>
          </table:table-cell>
          <table:table-cell office:value-type="float" office:value="67752" table:style-name="ce1">
            <text:p>67752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2H10M32.680S" table:style-name="ce2">
            <text:p>10:32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2H10M32.580S" table:style-name="ce2">
            <text:p>10:32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2H10M32.540S" table:style-name="ce2">
            <text:p>10:3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2H10M32.690S" table:style-name="ce2">
            <text:p>10:3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2H10M32.710S" table:style-name="ce2">
            <text:p>10:32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2H10M32.720S" table:style-name="ce2">
            <text:p>10:3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2H10M32.780S" table:style-name="ce2">
            <text:p>10:32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2H10M32.760S" table:style-name="ce2">
            <text:p>10:3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2H10M32.780S" table:style-name="ce2">
            <text:p>10:3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2H10M32.800S" table:style-name="ce2">
            <text:p>10:32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2H10M31.970S" table:style-name="ce2">
            <text:p>10:3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67992" table:style-name="ce1">
            <text:p>67992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2H10M32.800S" table:style-name="ce2">
            <text:p>10:3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2H10M32.830S" table:style-name="ce2">
            <text:p>10:3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2H10M32.050S" table:style-name="ce2">
            <text:p>10:3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67992" table:style-name="ce1">
            <text:p>67992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2H10M32.830S" table:style-name="ce2">
            <text:p>10:32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2H10M32.860S" table:style-name="ce2">
            <text:p>10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2H10M32.860S" table:style-name="ce2">
            <text:p>10:3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2H10M31.990S" table:style-name="ce2">
            <text:p>10:32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ccess</text:p>
          </table:table-cell>
          <table:table-cell office:value-type="float" office:value="67992" table:style-name="ce1">
            <text:p>67992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2H10M32.880S" table:style-name="ce2">
            <text:p>10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2H10M32.880S" table:style-name="ce2">
            <text:p>10:3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2H10M32.900S" table:style-name="ce2">
            <text:p>10:3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2H10M32.900S" table:style-name="ce2">
            <text:p>10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2H10M32.890S" table:style-name="ce2">
            <text:p>10:3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22" table:style-name="ce1">
            <text:p>722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2H10M32.910S" table:style-name="ce2">
            <text:p>10:3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2H10M32.920S" table:style-name="ce2">
            <text:p>10:3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2H10M32.930S" table:style-name="ce2">
            <text:p>10:3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2H10M32.960S" table:style-name="ce2">
            <text:p>10:33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74" table:style-name="ce1">
            <text:p>774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2H10M30.867S" table:style-name="ce2">
            <text:p>10:3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868" table:style-name="ce1">
            <text:p>2868</text:p>
          </table:table-cell>
          <table:table-cell office:value-type="string" table:style-name="ce1">
            <text:p>Success</text:p>
          </table:table-cell>
          <table:table-cell office:value-type="float" office:value="31633" table:style-name="ce1">
            <text:p>31633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2H10M33.738S" table:style-name="ce2">
            <text:p>10:33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2H10M31.890S" table:style-name="ce2">
            <text:p>10:3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832" table:style-name="ce1">
            <text:p>283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2H10M31.750S" table:style-name="ce2">
            <text:p>10:31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016" table:style-name="ce1">
            <text:p>3016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2H10M31.148S" table:style-name="ce2">
            <text:p>10:31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2H10M27.903S" table:style-name="ce2">
            <text:p>10:27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916" table:style-name="ce1">
            <text:p>6916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2H10M31.257S" table:style-name="ce2">
            <text:p>10:3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557" table:style-name="ce1">
            <text:p>3557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2H10M31.880S" table:style-name="ce2">
            <text:p>10:31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2H10M31.039S" table:style-name="ce2">
            <text:p>10:3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98" table:style-name="ce1">
            <text:p>3798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2H10M31.585S" table:style-name="ce2">
            <text:p>10:3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Success</text:p>
          </table:table-cell>
          <table:table-cell office:value-type="float" office:value="56247" table:style-name="ce1">
            <text:p>56247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2H10M31.148S" table:style-name="ce2">
            <text:p>10:3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2H10M31.117S" table:style-name="ce2">
            <text:p>10:3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767" table:style-name="ce1">
            <text:p>3767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2H10M31.257S" table:style-name="ce2">
            <text:p>10:31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628" table:style-name="ce1">
            <text:p>362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2H10M31.730S" table:style-name="ce2">
            <text:p>10:3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159" table:style-name="ce1">
            <text:p>3159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2H10M31.257S" table:style-name="ce2">
            <text:p>10:31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2H10M31.132S" table:style-name="ce2">
            <text:p>10:3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768" table:style-name="ce1">
            <text:p>3768</text:p>
          </table:table-cell>
          <table:table-cell office:value-type="string" table:style-name="ce1">
            <text:p>Success</text:p>
          </table:table-cell>
          <table:table-cell office:value-type="float" office:value="22976" table:style-name="ce1">
            <text:p>22976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2H10M31.760S" table:style-name="ce2">
            <text:p>10:3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2H10M32.530S" table:style-name="ce2">
            <text:p>10:32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2H10M30.727S" table:style-name="ce2">
            <text:p>10:30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91" table:style-name="ce1">
            <text:p>4191</text:p>
          </table:table-cell>
          <table:table-cell office:value-type="string" table:style-name="ce1">
            <text:p>Success</text:p>
          </table:table-cell>
          <table:table-cell office:value-type="float" office:value="52481" table:style-name="ce1">
            <text:p>52481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2H10M32.820S" table:style-name="ce2">
            <text:p>10:3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2H10M28.106S" table:style-name="ce2">
            <text:p>10:28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942" table:style-name="ce1">
            <text:p>6942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2H10M31.070S" table:style-name="ce2">
            <text:p>10:31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54" table:style-name="ce1">
            <text:p>4054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2H10M31.226S" table:style-name="ce2">
            <text:p>10:31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02" table:style-name="ce1">
            <text:p>3902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2H10M34.893S" table:style-name="ce2">
            <text:p>10:34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2H10M31.086S" table:style-name="ce2">
            <text:p>10:3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56" table:style-name="ce1">
            <text:p>405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2H10M31.195S" table:style-name="ce2">
            <text:p>10:31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2H10M31.117S" table:style-name="ce2">
            <text:p>10:3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063" table:style-name="ce1">
            <text:p>4063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2H10M34.815S" table:style-name="ce2">
            <text:p>10:3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59335" table:style-name="ce1">
            <text:p>59335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2H10M29.198S" table:style-name="ce2">
            <text:p>10:29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053" table:style-name="ce1">
            <text:p>605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2H10M30.992S" table:style-name="ce2">
            <text:p>10:31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278" table:style-name="ce1">
            <text:p>4278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2H10M31.273S" table:style-name="ce2">
            <text:p>10:3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2H10M32.850S" table:style-name="ce2">
            <text:p>10:3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45" table:style-name="ce1">
            <text:p>2445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2H10M28.044S" table:style-name="ce2">
            <text:p>10:28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245" table:style-name="ce1">
            <text:p>7245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2H10M31.585S" table:style-name="ce2">
            <text:p>10:31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827" table:style-name="ce1">
            <text:p>382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2H10M31.880S" table:style-name="ce2">
            <text:p>10:31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44" table:style-name="ce1">
            <text:p>354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2H10M32.740S" table:style-name="ce2">
            <text:p>10:32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84" table:style-name="ce1">
            <text:p>2684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2H10M34.877S" table:style-name="ce2">
            <text:p>10:3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2H10M35.127S" table:style-name="ce2">
            <text:p>10:3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2H10M35.205S" table:style-name="ce2">
            <text:p>10:35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40335" table:style-name="ce1">
            <text:p>40335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2H10M34.908S" table:style-name="ce2">
            <text:p>10:3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2H10M32.280S" table:style-name="ce2">
            <text:p>10:32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492" table:style-name="ce1">
            <text:p>3492</text:p>
          </table:table-cell>
          <table:table-cell office:value-type="string" table:style-name="ce1">
            <text:p>Success</text:p>
          </table:table-cell>
          <table:table-cell office:value-type="float" office:value="66723" table:style-name="ce1">
            <text:p>66723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2H10M32.220S" table:style-name="ce2">
            <text:p>10:32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551" table:style-name="ce1">
            <text:p>3551</text:p>
          </table:table-cell>
          <table:table-cell office:value-type="string" table:style-name="ce1">
            <text:p>Success</text:p>
          </table:table-cell>
          <table:table-cell office:value-type="float" office:value="66794" table:style-name="ce1">
            <text:p>66794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2H10M32.210S" table:style-name="ce2">
            <text:p>10:32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81" table:style-name="ce1">
            <text:p>3781</text:p>
          </table:table-cell>
          <table:table-cell office:value-type="string" table:style-name="ce1">
            <text:p>Success</text:p>
          </table:table-cell>
          <table:table-cell office:value-type="float" office:value="66794" table:style-name="ce1">
            <text:p>66794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2H10M35.766S" table:style-name="ce2">
            <text:p>10:35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960" table:style-name="ce1">
            <text:p>960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2H10M32.330S" table:style-name="ce2">
            <text:p>10:3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2H10M36.032S" table:style-name="ce2">
            <text:p>10:36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2H10M36.110S" table:style-name="ce2">
            <text:p>10:36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960" table:style-name="ce1">
            <text:p>960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2H10M36.188S" table:style-name="ce2">
            <text:p>10:3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2H10M36.157S" table:style-name="ce2">
            <text:p>10:3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2H10M36.234S" table:style-name="ce2">
            <text:p>10:3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2H10M36.266S" table:style-name="ce2">
            <text:p>10:36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2H10M36.297S" table:style-name="ce2">
            <text:p>10:3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2H10M36.000S" table:style-name="ce2">
            <text:p>10:36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2H10M36.468S" table:style-name="ce2">
            <text:p>10:3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2H10M34.815S" table:style-name="ce2">
            <text:p>10:3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2H10M36.500S" table:style-name="ce2">
            <text:p>10:3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960" table:style-name="ce1">
            <text:p>960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2H10M34.721S" table:style-name="ce2">
            <text:p>10:34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2H10M34.768S" table:style-name="ce2">
            <text:p>10:34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2H10M36.609S" table:style-name="ce2">
            <text:p>10:36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1012" table:style-name="ce1">
            <text:p>1012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2H10M34.893S" table:style-name="ce2">
            <text:p>10:34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2H10M34.830S" table:style-name="ce2">
            <text:p>10:3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2H10M34.877S" table:style-name="ce2">
            <text:p>10:3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2H10M34.893S" table:style-name="ce2">
            <text:p>10:34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99" table:style-name="ce1">
            <text:p>1899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2H10M34.893S" table:style-name="ce2">
            <text:p>10:3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Success</text:p>
          </table:table-cell>
          <table:table-cell office:value-type="float" office:value="67325" table:style-name="ce1">
            <text:p>67325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2H10M35.189S" table:style-name="ce2">
            <text:p>10:3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2H10M35.127S" table:style-name="ce2">
            <text:p>10:3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782" table:style-name="ce1">
            <text:p>1782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2H10M36.858S" table:style-name="ce2">
            <text:p>10:3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2H10M35.158S" table:style-name="ce2">
            <text:p>10:3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2H10M36.936S" table:style-name="ce2">
            <text:p>10:3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2H10M36.687S" table:style-name="ce2">
            <text:p>10:36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2H10M36.983S" table:style-name="ce2">
            <text:p>10:37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2H10M36.999S" table:style-name="ce2">
            <text:p>10:37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2H10M36.656S" table:style-name="ce2">
            <text:p>10:36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2H10M36.983S" table:style-name="ce2">
            <text:p>10:3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2H10M36.999S" table:style-name="ce2">
            <text:p>10:3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2H10M36.999S" table:style-name="ce2">
            <text:p>10:3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2H10M37.000S" table:style-name="ce2">
            <text:p>10:3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2H10M37.014S" table:style-name="ce2">
            <text:p>10:3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2H10M37.014S" table:style-name="ce2">
            <text:p>10:3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2H10M35.782S" table:style-name="ce2">
            <text:p>10:3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2H10M35.408S" table:style-name="ce2">
            <text:p>10:35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695" table:style-name="ce1">
            <text:p>169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2H10M34.908S" table:style-name="ce2">
            <text:p>10:34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2H10M35.423S" table:style-name="ce2">
            <text:p>10:35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2H10M34.846S" table:style-name="ce2">
            <text:p>10:3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2H10M34.908S" table:style-name="ce2">
            <text:p>10:34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42" table:style-name="ce1">
            <text:p>234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2H10M37.139S" table:style-name="ce2">
            <text:p>10:3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2H10M34.830S" table:style-name="ce2">
            <text:p>10:3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2H10M37.046S" table:style-name="ce2">
            <text:p>10:3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2H10M37.264S" table:style-name="ce2">
            <text:p>10:3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102" table:style-name="ce1">
            <text:p>1102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2H10M37.264S" table:style-name="ce2">
            <text:p>10:3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102" table:style-name="ce1">
            <text:p>1102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2H10M37.280S" table:style-name="ce2">
            <text:p>10:3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154" table:style-name="ce1">
            <text:p>1154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2H10M36.749S" table:style-name="ce2">
            <text:p>10:36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2H10M32.870S" table:style-name="ce2">
            <text:p>10:3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939" table:style-name="ce1">
            <text:p>4939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2H10M36.749S" table:style-name="ce2">
            <text:p>10:36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2H10M36.796S" table:style-name="ce2">
            <text:p>10:3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2H10M34.815S" table:style-name="ce2">
            <text:p>10:34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043" table:style-name="ce1">
            <text:p>3043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2H10M31.148S" table:style-name="ce2">
            <text:p>10:31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715" table:style-name="ce1">
            <text:p>671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2H10M31.086S" table:style-name="ce2">
            <text:p>10:3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816" table:style-name="ce1">
            <text:p>6816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2H10M31.226S" table:style-name="ce2">
            <text:p>10:31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690" table:style-name="ce1">
            <text:p>6690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2H10M32.410S" table:style-name="ce2">
            <text:p>10:32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508" table:style-name="ce1">
            <text:p>5508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2H10M31.164S" table:style-name="ce2">
            <text:p>10:3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759" table:style-name="ce1">
            <text:p>6759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2H10M32.170S" table:style-name="ce2">
            <text:p>10:32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748" table:style-name="ce1">
            <text:p>5748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2H10M35.049S" table:style-name="ce2">
            <text:p>10:3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883" table:style-name="ce1">
            <text:p>2883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2H10M31.257S" table:style-name="ce2">
            <text:p>10:31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686" table:style-name="ce1">
            <text:p>668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2H10M32.720S" table:style-name="ce2">
            <text:p>10:32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23" table:style-name="ce1">
            <text:p>5223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2H10M32.280S" table:style-name="ce2">
            <text:p>10:32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658" table:style-name="ce1">
            <text:p>5658</text:p>
          </table:table-cell>
          <table:table-cell office:value-type="string" table:style-name="ce1">
            <text:p>Success</text:p>
          </table:table-cell>
          <table:table-cell office:value-type="float" office:value="36797" table:style-name="ce1">
            <text:p>36797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2H10M32.230S" table:style-name="ce2">
            <text:p>10:3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718" table:style-name="ce1">
            <text:p>5718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2H10M32.270S" table:style-name="ce2">
            <text:p>10:32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683" table:style-name="ce1">
            <text:p>5683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2H10M32.970S" table:style-name="ce2">
            <text:p>10:33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993" table:style-name="ce1">
            <text:p>499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2H10M32.470S" table:style-name="ce2">
            <text:p>10:3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05" table:style-name="ce1">
            <text:p>5505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2H10M35.049S" table:style-name="ce2">
            <text:p>10:3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2H10M32.220S" table:style-name="ce2">
            <text:p>10:32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827" table:style-name="ce1">
            <text:p>5827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2H10M32.410S" table:style-name="ce2">
            <text:p>10:32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641" table:style-name="ce1">
            <text:p>5641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2H10M36.765S" table:style-name="ce2">
            <text:p>10:3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46" table:style-name="ce1">
            <text:p>1346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2H10M35.423S" table:style-name="ce2">
            <text:p>10:35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752" table:style-name="ce1">
            <text:p>2752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2H10M38.044S" table:style-name="ce2">
            <text:p>10:3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2H10M35.439S" table:style-name="ce2">
            <text:p>10:35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847" table:style-name="ce1">
            <text:p>2847</text:p>
          </table:table-cell>
          <table:table-cell office:value-type="string" table:style-name="ce1">
            <text:p>Success</text:p>
          </table:table-cell>
          <table:table-cell office:value-type="float" office:value="61511" table:style-name="ce1">
            <text:p>61511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2H10M35.501S" table:style-name="ce2">
            <text:p>10:35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877" table:style-name="ce1">
            <text:p>2877</text:p>
          </table:table-cell>
          <table:table-cell office:value-type="string" table:style-name="ce1">
            <text:p>Success</text:p>
          </table:table-cell>
          <table:table-cell office:value-type="float" office:value="61511" table:style-name="ce1">
            <text:p>61511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2H10M38.294S" table:style-name="ce2">
            <text:p>10:38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2H10M35.501S" table:style-name="ce2">
            <text:p>10:35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907" table:style-name="ce1">
            <text:p>2907</text:p>
          </table:table-cell>
          <table:table-cell office:value-type="string" table:style-name="ce1">
            <text:p>Success</text:p>
          </table:table-cell>
          <table:table-cell office:value-type="float" office:value="61511" table:style-name="ce1">
            <text:p>6151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2H10M38.403S" table:style-name="ce2">
            <text:p>10:3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2H10M38.387S" table:style-name="ce2">
            <text:p>10:38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2H10M38.465S" table:style-name="ce2">
            <text:p>10:38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2H10M38.496S" table:style-name="ce2">
            <text:p>10:3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2H10M38.590S" table:style-name="ce2">
            <text:p>10:38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2H10M38.559S" table:style-name="ce2">
            <text:p>10:38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2H10M38.684S" table:style-name="ce2">
            <text:p>10:38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2H10M38.403S" table:style-name="ce2">
            <text:p>10:3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2H10M38.964S" table:style-name="ce2">
            <text:p>10:3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3332" table:style-name="ce1">
            <text:p>3332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2H10M39.042S" table:style-name="ce2">
            <text:p>10:3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2H10M37.763S" table:style-name="ce2">
            <text:p>10:3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2H10M37.248S" table:style-name="ce2">
            <text:p>10:3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2H10M37.108S" table:style-name="ce2">
            <text:p>10:37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2H10M37.202S" table:style-name="ce2">
            <text:p>10:37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052" table:style-name="ce1">
            <text:p>2052</text:p>
          </table:table-cell>
          <table:table-cell office:value-type="string" table:style-name="ce1">
            <text:p>Success</text:p>
          </table:table-cell>
          <table:table-cell office:value-type="float" office:value="62419" table:style-name="ce1">
            <text:p>62419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2H10M37.264S" table:style-name="ce2">
            <text:p>10:3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2H10M39.198S" table:style-name="ce2">
            <text:p>10:3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2H10M37.841S" table:style-name="ce2">
            <text:p>10:37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2H10M39.230S" table:style-name="ce2">
            <text:p>10:39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2H10M37.170S" table:style-name="ce2">
            <text:p>10:37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55" table:style-name="ce1">
            <text:p>2155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2H10M39.308S" table:style-name="ce2">
            <text:p>10:39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2H10M39.292S" table:style-name="ce2">
            <text:p>10:3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2H10M39.245S" table:style-name="ce2">
            <text:p>10:3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2H10M39.308S" table:style-name="ce2">
            <text:p>10:3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2H10M38.106S" table:style-name="ce2">
            <text:p>10:38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2H10M39.386S" table:style-name="ce2">
            <text:p>10:39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2H10M37.904S" table:style-name="ce2">
            <text:p>10:3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2H10M37.919S" table:style-name="ce2">
            <text:p>10:3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2H10M39.136S" table:style-name="ce2">
            <text:p>10:3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2H10M39.308S" table:style-name="ce2">
            <text:p>10:3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2H10M39.417S" table:style-name="ce2">
            <text:p>10:3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2H10M32.180S" table:style-name="ce2">
            <text:p>10:3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391" table:style-name="ce1">
            <text:p>7391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2H10M39.417S" table:style-name="ce2">
            <text:p>10:39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2H10M39.370S" table:style-name="ce2">
            <text:p>10:3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2H10M39.354S" table:style-name="ce2">
            <text:p>10:39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2H10M37.857S" table:style-name="ce2">
            <text:p>10:3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2H10M32.280S" table:style-name="ce2">
            <text:p>10:32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316" table:style-name="ce1">
            <text:p>7316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2H10M39.323S" table:style-name="ce2">
            <text:p>10:39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2H10M39.386S" table:style-name="ce2">
            <text:p>10:39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2H10M36.905S" table:style-name="ce2">
            <text:p>10:3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805" table:style-name="ce1">
            <text:p>280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2H10M35.298S" table:style-name="ce2">
            <text:p>10:35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415" table:style-name="ce1">
            <text:p>441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2H10M37.950S" table:style-name="ce2">
            <text:p>10:3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Success</text:p>
          </table:table-cell>
          <table:table-cell office:value-type="float" office:value="64525" table:style-name="ce1">
            <text:p>64525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2H10M37.919S" table:style-name="ce2">
            <text:p>10:3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63672" table:style-name="ce1">
            <text:p>63672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2H10M36.500S" table:style-name="ce2">
            <text:p>10:36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37" table:style-name="ce1">
            <text:p>32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2H10M37.919S" table:style-name="ce2">
            <text:p>10:37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2H10M39.588S" table:style-name="ce2">
            <text:p>10:39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2H10M37.857S" table:style-name="ce2">
            <text:p>10:37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Success</text:p>
          </table:table-cell>
          <table:table-cell office:value-type="float" office:value="62592" table:style-name="ce1">
            <text:p>62592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2H10M39.651S" table:style-name="ce2">
            <text:p>10:3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2H10M39.744S" table:style-name="ce2">
            <text:p>10:3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2H10M37.950S" table:style-name="ce2">
            <text:p>10:37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Success</text:p>
          </table:table-cell>
          <table:table-cell office:value-type="float" office:value="63448" table:style-name="ce1">
            <text:p>63448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2H10M37.982S" table:style-name="ce2">
            <text:p>10:3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64639" table:style-name="ce1">
            <text:p>64639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2H10M39.588S" table:style-name="ce2">
            <text:p>10:39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2H10M36.905S" table:style-name="ce2">
            <text:p>10:3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866" table:style-name="ce1">
            <text:p>2866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2H10M39.651S" table:style-name="ce2">
            <text:p>10:39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2H10M39.526S" table:style-name="ce2">
            <text:p>10:39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2H10M39.729S" table:style-name="ce2">
            <text:p>10:39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2H10M39.557S" table:style-name="ce2">
            <text:p>10:3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2H10M39.542S" table:style-name="ce2">
            <text:p>10:3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2H10M39.588S" table:style-name="ce2">
            <text:p>10:39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2H10M39.588S" table:style-name="ce2">
            <text:p>10:39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2H10M37.919S" table:style-name="ce2">
            <text:p>10:37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2H10M39.760S" table:style-name="ce2">
            <text:p>10:39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2H10M39.807S" table:style-name="ce2">
            <text:p>10:3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2H10M39.744S" table:style-name="ce2">
            <text:p>10:39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2H10M39.776S" table:style-name="ce2">
            <text:p>10:3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2H10M39.729S" table:style-name="ce2">
            <text:p>10:39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2H10M39.760S" table:style-name="ce2">
            <text:p>10:3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2H10M39.869S" table:style-name="ce2">
            <text:p>10:39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2H10M39.885S" table:style-name="ce2">
            <text:p>10:3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2H10M39.776S" table:style-name="ce2">
            <text:p>10:3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2H10M39.713S" table:style-name="ce2">
            <text:p>10:39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2H10M39.760S" table:style-name="ce2">
            <text:p>10:3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2H10M37.935S" table:style-name="ce2">
            <text:p>10:37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2H10M39.916S" table:style-name="ce2">
            <text:p>10:3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2H10M39.869S" table:style-name="ce2">
            <text:p>10:3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2H10M39.916S" table:style-name="ce2">
            <text:p>10:3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2H10M39.900S" table:style-name="ce2">
            <text:p>10:39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2H10M39.963S" table:style-name="ce2">
            <text:p>10:4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246" table:style-name="ce1">
            <text:p>1246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2H10M39.963S" table:style-name="ce2">
            <text:p>10:4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2H10M39.963S" table:style-name="ce2">
            <text:p>10:4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2H10M39.947S" table:style-name="ce2">
            <text:p>10:3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2H10M39.947S" table:style-name="ce2">
            <text:p>10:39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2H10M40.041S" table:style-name="ce2">
            <text:p>10:4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2H10M40.056S" table:style-name="ce2">
            <text:p>10:4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2H10M40.119S" table:style-name="ce2">
            <text:p>10:4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2H10M37.857S" table:style-name="ce2">
            <text:p>10:3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64" table:style-name="ce1">
            <text:p>2464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2H10M37.950S" table:style-name="ce2">
            <text:p>10:37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2H10M38.278S" table:style-name="ce2">
            <text:p>10:38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05" table:style-name="ce1">
            <text:p>2105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2H10M38.044S" table:style-name="ce2">
            <text:p>10:38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57" table:style-name="ce1">
            <text:p>2357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2H10M38.184S" table:style-name="ce2">
            <text:p>10:3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64753" table:style-name="ce1">
            <text:p>64753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2H10M40.353S" table:style-name="ce2">
            <text:p>10:40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2H10M40.446S" table:style-name="ce2">
            <text:p>10:4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2H10M40.384S" table:style-name="ce2">
            <text:p>10:4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2H10M40.540S" table:style-name="ce2">
            <text:p>10:4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2H10M40.540S" table:style-name="ce2">
            <text:p>10:4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2H10M40.556S" table:style-name="ce2">
            <text:p>10:4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2H10M40.602S" table:style-name="ce2">
            <text:p>10:40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2H10M40.587S" table:style-name="ce2">
            <text:p>10:4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2H10M40.618S" table:style-name="ce2">
            <text:p>10:40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2H10M40.634S" table:style-name="ce2">
            <text:p>10:4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2H10M39.947S" table:style-name="ce2">
            <text:p>10:39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2H10M40.946S" table:style-name="ce2">
            <text:p>10:40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2H10M40.961S" table:style-name="ce2">
            <text:p>10:4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2H10M40.977S" table:style-name="ce2">
            <text:p>10:4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2H10M39.822S" table:style-name="ce2">
            <text:p>10:39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2H10M41.055S" table:style-name="ce2">
            <text:p>10:41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2H10M41.070S" table:style-name="ce2">
            <text:p>10:41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2H10M41.070S" table:style-name="ce2">
            <text:p>10:41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2H10M39.744S" table:style-name="ce2">
            <text:p>10:39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2H10M41.523S" table:style-name="ce2">
            <text:p>10:41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2H10M36.952S" table:style-name="ce2">
            <text:p>10:37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637" table:style-name="ce1">
            <text:p>463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2H10M41.554S" table:style-name="ce2">
            <text:p>10:41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2H10M32.700S" table:style-name="ce2">
            <text:p>10:3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901" table:style-name="ce1">
            <text:p>8901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2H10M41.601S" table:style-name="ce2">
            <text:p>10:41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2H10M32.030S" table:style-name="ce2">
            <text:p>10:3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752" table:style-name="ce1">
            <text:p>9752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2H10M32.920S" table:style-name="ce2">
            <text:p>10:32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895" table:style-name="ce1">
            <text:p>8895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2H10M39.807S" table:style-name="ce2">
            <text:p>10:39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2H10M32.090S" table:style-name="ce2">
            <text:p>10:32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750" table:style-name="ce1">
            <text:p>9750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2H10M35.298S" table:style-name="ce2">
            <text:p>10:35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565" table:style-name="ce1">
            <text:p>6565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2H10M33.785S" table:style-name="ce2">
            <text:p>10:3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069" table:style-name="ce1">
            <text:p>8069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2H10M40.025S" table:style-name="ce2">
            <text:p>10:4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2H10M37.280S" table:style-name="ce2">
            <text:p>10:3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18" table:style-name="ce1">
            <text:p>461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2H10M39.729S" table:style-name="ce2">
            <text:p>10:3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2H10M40.025S" table:style-name="ce2">
            <text:p>10:4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2H10M39.978S" table:style-name="ce2">
            <text:p>10:4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2H10M39.729S" table:style-name="ce2">
            <text:p>10:39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2H10M36.359S" table:style-name="ce2">
            <text:p>10:36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573" table:style-name="ce1">
            <text:p>557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2H10M35.142S" table:style-name="ce2">
            <text:p>10:35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808" table:style-name="ce1">
            <text:p>6808</text:p>
          </table:table-cell>
          <table:table-cell office:value-type="string" table:style-name="ce1">
            <text:p>Success</text:p>
          </table:table-cell>
          <table:table-cell office:value-type="float" office:value="55677" table:style-name="ce1">
            <text:p>55677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2H10M37.810S" table:style-name="ce2">
            <text:p>10:3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140" table:style-name="ce1">
            <text:p>414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2H10M36.328S" table:style-name="ce2">
            <text:p>10:36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635" table:style-name="ce1">
            <text:p>5635</text:p>
          </table:table-cell>
          <table:table-cell office:value-type="string" table:style-name="ce1">
            <text:p>Success</text:p>
          </table:table-cell>
          <table:table-cell office:value-type="float" office:value="41226" table:style-name="ce1">
            <text:p>41226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2H10M41.913S" table:style-name="ce2">
            <text:p>10:41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846" table:style-name="ce1">
            <text:p>1846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2H10M41.913S" table:style-name="ce2">
            <text:p>10:4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846" table:style-name="ce1">
            <text:p>1846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2H10M39.448S" table:style-name="ce2">
            <text:p>10:3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539" table:style-name="ce1">
            <text:p>253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2H10M41.928S" table:style-name="ce2">
            <text:p>10:41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846" table:style-name="ce1">
            <text:p>1846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2H10M39.573S" table:style-name="ce2">
            <text:p>10:3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59350" table:style-name="ce1">
            <text:p>59350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2H10M39.604S" table:style-name="ce2">
            <text:p>10:3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550" table:style-name="ce1">
            <text:p>2550</text:p>
          </table:table-cell>
          <table:table-cell office:value-type="string" table:style-name="ce1">
            <text:p>Success</text:p>
          </table:table-cell>
          <table:table-cell office:value-type="float" office:value="59350" table:style-name="ce1">
            <text:p>59350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2H10M39.713S" table:style-name="ce2">
            <text:p>10:39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65" table:style-name="ce1">
            <text:p>2465</text:p>
          </table:table-cell>
          <table:table-cell office:value-type="string" table:style-name="ce1">
            <text:p>Success</text:p>
          </table:table-cell>
          <table:table-cell office:value-type="float" office:value="59350" table:style-name="ce1">
            <text:p>59350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2H10M42.178S" table:style-name="ce2">
            <text:p>10:42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2H10M42.506S" table:style-name="ce2">
            <text:p>10:42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2H10M41.788S" table:style-name="ce2">
            <text:p>10:4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2H10M42.537S" table:style-name="ce2">
            <text:p>10:42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794" table:style-name="ce1">
            <text:p>1794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2H10M42.584S" table:style-name="ce2">
            <text:p>10:4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846" table:style-name="ce1">
            <text:p>1846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2H10M41.991S" table:style-name="ce2">
            <text:p>10:42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Success</text:p>
          </table:table-cell>
          <table:table-cell office:value-type="float" office:value="59350" table:style-name="ce1">
            <text:p>59350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2H10M41.975S" table:style-name="ce2">
            <text:p>10:4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ccess</text:p>
          </table:table-cell>
          <table:table-cell office:value-type="float" office:value="59350" table:style-name="ce1">
            <text:p>59350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2H10M41.975S" table:style-name="ce2">
            <text:p>10:42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59350" table:style-name="ce1">
            <text:p>59350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2H10M41.835S" table:style-name="ce2">
            <text:p>10:41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60431" table:style-name="ce1">
            <text:p>60431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2H10M42.927S" table:style-name="ce2">
            <text:p>10:4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2H10M41.866S" table:style-name="ce2">
            <text:p>10:41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60219" table:style-name="ce1">
            <text:p>60219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2H10M43.161S" table:style-name="ce2">
            <text:p>10:4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2H10M41.928S" table:style-name="ce2">
            <text:p>10:4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85" table:style-name="ce1">
            <text:p>12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2H10M41.913S" table:style-name="ce2">
            <text:p>10:4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2H10M43.208S" table:style-name="ce2">
            <text:p>10:43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2H10M43.239S" table:style-name="ce2">
            <text:p>10:4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2H10M41.991S" table:style-name="ce2">
            <text:p>10:4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2H10M42.896S" table:style-name="ce2">
            <text:p>10:42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2H10M41.585S" table:style-name="ce2">
            <text:p>10:41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2H10M43.270S" table:style-name="ce2">
            <text:p>10:4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2H10M43.254S" table:style-name="ce2">
            <text:p>10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2H10M43.254S" table:style-name="ce2">
            <text:p>10:4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794" table:style-name="ce1">
            <text:p>1794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2H10M43.270S" table:style-name="ce2">
            <text:p>10:4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2H10M43.239S" table:style-name="ce2">
            <text:p>10:43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794" table:style-name="ce1">
            <text:p>1794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2H10M43.286S" table:style-name="ce2">
            <text:p>10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794" table:style-name="ce1">
            <text:p>1794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2H10M43.286S" table:style-name="ce2">
            <text:p>10:4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794" table:style-name="ce1">
            <text:p>1794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2H10M42.818S" table:style-name="ce2">
            <text:p>10:4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2H10M43.395S" table:style-name="ce2">
            <text:p>10:4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2H10M42.552S" table:style-name="ce2">
            <text:p>10:42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2H10M41.944S" table:style-name="ce2">
            <text:p>10:4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2H10M43.598S" table:style-name="ce2">
            <text:p>10:43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2H10M43.598S" table:style-name="ce2">
            <text:p>10:4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2H10M43.613S" table:style-name="ce2">
            <text:p>10:4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2H10M43.629S" table:style-name="ce2">
            <text:p>10:4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2H10M43.644S" table:style-name="ce2">
            <text:p>10:4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74" table:style-name="ce1">
            <text:p>2074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2H10M43.176S" table:style-name="ce2">
            <text:p>10:4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2H10M43.863S" table:style-name="ce2">
            <text:p>10:4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2H10M43.878S" table:style-name="ce2">
            <text:p>10:4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2H10M43.878S" table:style-name="ce2">
            <text:p>10:4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2H10M37.311S" table:style-name="ce2">
            <text:p>10:3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080" table:style-name="ce1">
            <text:p>7080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2H10M43.286S" table:style-name="ce2">
            <text:p>10:4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2H10M40.618S" table:style-name="ce2">
            <text:p>10:4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791" table:style-name="ce1">
            <text:p>3791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2H10M40.322S" table:style-name="ce2">
            <text:p>10:4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091" table:style-name="ce1">
            <text:p>409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2H10M35.267S" table:style-name="ce2">
            <text:p>10:35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151" table:style-name="ce1">
            <text:p>9151</text:p>
          </table:table-cell>
          <table:table-cell office:value-type="string" table:style-name="ce1">
            <text:p>Success</text:p>
          </table:table-cell>
          <table:table-cell office:value-type="float" office:value="54991" table:style-name="ce1">
            <text:p>54991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2H10M44.409S" table:style-name="ce2">
            <text:p>10:4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2H10M35.127S" table:style-name="ce2">
            <text:p>10:3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294" table:style-name="ce1">
            <text:p>9294</text:p>
          </table:table-cell>
          <table:table-cell office:value-type="string" table:style-name="ce1">
            <text:p>Success</text:p>
          </table:table-cell>
          <table:table-cell office:value-type="float" office:value="55677" table:style-name="ce1">
            <text:p>55677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2H10M44.409S" table:style-name="ce2">
            <text:p>10:4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2H10M35.423S" table:style-name="ce2">
            <text:p>10:3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031" table:style-name="ce1">
            <text:p>9031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2H10M35.267S" table:style-name="ce2">
            <text:p>10:3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191" table:style-name="ce1">
            <text:p>9191</text:p>
          </table:table-cell>
          <table:table-cell office:value-type="string" table:style-name="ce1">
            <text:p>Success</text:p>
          </table:table-cell>
          <table:table-cell office:value-type="float" office:value="54991" table:style-name="ce1">
            <text:p>54991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2H10M40.181S" table:style-name="ce2">
            <text:p>10:40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331" table:style-name="ce1">
            <text:p>4331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2H10M39.089S" table:style-name="ce2">
            <text:p>10:3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Success</text:p>
          </table:table-cell>
          <table:table-cell office:value-type="float" office:value="43886" table:style-name="ce1">
            <text:p>43886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2H10M41.944S" table:style-name="ce2">
            <text:p>10:41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2H10M37.935S" table:style-name="ce2">
            <text:p>10:3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637" table:style-name="ce1">
            <text:p>66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2H10M44.424S" table:style-name="ce2">
            <text:p>10:4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2H10M44.736S" table:style-name="ce2">
            <text:p>10:44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2H10M44.783S" table:style-name="ce2">
            <text:p>10:4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068" table:style-name="ce1">
            <text:p>2068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2H10M44.393S" table:style-name="ce2">
            <text:p>10:4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2H10M44.892S" table:style-name="ce2">
            <text:p>10:4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2H10M32.930S" table:style-name="ce2">
            <text:p>10:3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2H10M44.580S" table:style-name="ce2">
            <text:p>10:4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Success</text:p>
          </table:table-cell>
          <table:table-cell office:value-type="float" office:value="57189" table:style-name="ce1">
            <text:p>57189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2H10M45.189S" table:style-name="ce2">
            <text:p>10:4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2H10M45.220S" table:style-name="ce2">
            <text:p>10:4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2H10M44.580S" table:style-name="ce2">
            <text:p>10:4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57245" table:style-name="ce1">
            <text:p>57245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2H10M45.236S" table:style-name="ce2">
            <text:p>10:4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114" table:style-name="ce1">
            <text:p>2114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2H10M45.251S" table:style-name="ce2">
            <text:p>10:4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2H10M45.251S" table:style-name="ce2">
            <text:p>10:4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2H10M45.267S" table:style-name="ce2">
            <text:p>10:4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2H10M45.298S" table:style-name="ce2">
            <text:p>10:4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2H10M36.734S" table:style-name="ce2">
            <text:p>10:3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620" table:style-name="ce1">
            <text:p>8620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2H10M38.746S" table:style-name="ce2">
            <text:p>10:38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604" table:style-name="ce1">
            <text:p>6604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2H10M45.329S" table:style-name="ce2">
            <text:p>10:4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2H10M45.360S" table:style-name="ce2">
            <text:p>10:45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2H10M45.485S" table:style-name="ce2">
            <text:p>10:45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2H10M39.464S" table:style-name="ce2">
            <text:p>10:39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199" table:style-name="ce1">
            <text:p>619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2H10M45.657S" table:style-name="ce2">
            <text:p>10:4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2H10M45.719S" table:style-name="ce2">
            <text:p>10:4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2H10M45.735S" table:style-name="ce2">
            <text:p>10:4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160" table:style-name="ce1">
            <text:p>2160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2H10M44.424S" table:style-name="ce2">
            <text:p>10:4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2H10M38.684S" table:style-name="ce2">
            <text:p>10:3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328" table:style-name="ce1">
            <text:p>732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2H10M37.982S" table:style-name="ce2">
            <text:p>10:3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055" table:style-name="ce1">
            <text:p>8055</text:p>
          </table:table-cell>
          <table:table-cell office:value-type="string" table:style-name="ce1">
            <text:p>Success</text:p>
          </table:table-cell>
          <table:table-cell office:value-type="float" office:value="54979" table:style-name="ce1">
            <text:p>54979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2H10M44.424S" table:style-name="ce2">
            <text:p>10:4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2H10M39.791S" table:style-name="ce2">
            <text:p>10:3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294" table:style-name="ce1">
            <text:p>6294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2H10M39.869S" table:style-name="ce2">
            <text:p>10:39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233" table:style-name="ce1">
            <text:p>623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2H10M39.807S" table:style-name="ce2">
            <text:p>10:3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297" table:style-name="ce1">
            <text:p>6297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2H10M40.665S" table:style-name="ce2">
            <text:p>10:4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458" table:style-name="ce1">
            <text:p>545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2H10M42.131S" table:style-name="ce2">
            <text:p>10:4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2H10M44.456S" table:style-name="ce2">
            <text:p>10:4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2H10M39.869S" table:style-name="ce2">
            <text:p>10:3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256" table:style-name="ce1">
            <text:p>6256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2H10M40.103S" table:style-name="ce2">
            <text:p>10:4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035" table:style-name="ce1">
            <text:p>603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2H10M35.252S" table:style-name="ce2">
            <text:p>10:3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935" table:style-name="ce1">
            <text:p>10935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2H10M40.415S" table:style-name="ce2">
            <text:p>10:4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775" table:style-name="ce1">
            <text:p>577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2H10M44.518S" table:style-name="ce2">
            <text:p>10:4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2H10M43.176S" table:style-name="ce2">
            <text:p>10:4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012" table:style-name="ce1">
            <text:p>3012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2H10M42.147S" table:style-name="ce2">
            <text:p>10:4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047" table:style-name="ce1">
            <text:p>404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2H10M43.145S" table:style-name="ce2">
            <text:p>10:4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2H10M41.866S" table:style-name="ce2">
            <text:p>10:41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337" table:style-name="ce1">
            <text:p>43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2H10M39.807S" table:style-name="ce2">
            <text:p>10:3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408" table:style-name="ce1">
            <text:p>640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2H10M44.424S" table:style-name="ce2">
            <text:p>10:44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2H10M45.360S" table:style-name="ce2">
            <text:p>10:45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2H10M46.140S" table:style-name="ce2">
            <text:p>10:4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258" table:style-name="ce1">
            <text:p>2258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2H10M46.016S" table:style-name="ce2">
            <text:p>10:4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2H10M46.187S" table:style-name="ce2">
            <text:p>10:4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2H10M43.613S" table:style-name="ce2">
            <text:p>10:43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2H10M46.125S" table:style-name="ce2">
            <text:p>10:46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258" table:style-name="ce1">
            <text:p>2258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2H10M41.975S" table:style-name="ce2">
            <text:p>10:42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338" table:style-name="ce1">
            <text:p>4338</text:p>
          </table:table-cell>
          <table:table-cell office:value-type="string" table:style-name="ce1">
            <text:p>Success</text:p>
          </table:table-cell>
          <table:table-cell office:value-type="float" office:value="45285" table:style-name="ce1">
            <text:p>45285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2H10M46.109S" table:style-name="ce2">
            <text:p>10:46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258" table:style-name="ce1">
            <text:p>2258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2H10M46.218S" table:style-name="ce2">
            <text:p>10:4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258" table:style-name="ce1">
            <text:p>2258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2H10M39.822S" table:style-name="ce2">
            <text:p>10:39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505" table:style-name="ce1">
            <text:p>6505</text:p>
          </table:table-cell>
          <table:table-cell office:value-type="string" table:style-name="ce1">
            <text:p>Success</text:p>
          </table:table-cell>
          <table:table-cell office:value-type="float" office:value="41226" table:style-name="ce1">
            <text:p>41226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2H10M44.471S" table:style-name="ce2">
            <text:p>10:44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Success</text:p>
          </table:table-cell>
          <table:table-cell office:value-type="float" office:value="42637" table:style-name="ce1">
            <text:p>42637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2H10M46.125S" table:style-name="ce2">
            <text:p>10:46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2H10M46.203S" table:style-name="ce2">
            <text:p>10:4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2H10M46.187S" table:style-name="ce2">
            <text:p>10:4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2H10M46.530S" table:style-name="ce2">
            <text:p>10:4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2H10M46.484S" table:style-name="ce2">
            <text:p>10:46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2H10M46.547S" table:style-name="ce2">
            <text:p>10:46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206" table:style-name="ce1">
            <text:p>2206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2H10M46.515S" table:style-name="ce2">
            <text:p>10:4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2H10M46.546S" table:style-name="ce2">
            <text:p>10:4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206" table:style-name="ce1">
            <text:p>2206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2H10M46.203S" table:style-name="ce2">
            <text:p>10:4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2H10M46.593S" table:style-name="ce2">
            <text:p>10:4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206" table:style-name="ce1">
            <text:p>2206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2H10M46.608S" table:style-name="ce2">
            <text:p>10:4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2H10M46.640S" table:style-name="ce2">
            <text:p>10:4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206" table:style-name="ce1">
            <text:p>2206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2H10M45.984S" table:style-name="ce2">
            <text:p>10:46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58066" table:style-name="ce1">
            <text:p>58066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2H10M46.031S" table:style-name="ce2">
            <text:p>10:4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2H10M46.718S" table:style-name="ce2">
            <text:p>10:4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2H10M46.718S" table:style-name="ce2">
            <text:p>10:46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2H10M46.749S" table:style-name="ce2">
            <text:p>10:4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2H10M46.749S" table:style-name="ce2">
            <text:p>10:46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2H10M46.764S" table:style-name="ce2">
            <text:p>10:4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2H10M46.218S" table:style-name="ce2">
            <text:p>10:46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2H10M46.764S" table:style-name="ce2">
            <text:p>10:46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2H10M46.312S" table:style-name="ce2">
            <text:p>10:4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2H10M46.842S" table:style-name="ce2">
            <text:p>10:4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2H10M46.874S" table:style-name="ce2">
            <text:p>10:46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2H10M39.869S" table:style-name="ce2">
            <text:p>10:3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074" table:style-name="ce1">
            <text:p>7074</text:p>
          </table:table-cell>
          <table:table-cell office:value-type="string" table:style-name="ce1">
            <text:p>Success</text:p>
          </table:table-cell>
          <table:table-cell office:value-type="float" office:value="47549" table:style-name="ce1">
            <text:p>47549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2H10M40.010S" table:style-name="ce2">
            <text:p>10:4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978" table:style-name="ce1">
            <text:p>697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2H10M46.187S" table:style-name="ce2">
            <text:p>10:46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58168" table:style-name="ce1">
            <text:p>58168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2H10M46.125S" table:style-name="ce2">
            <text:p>10:46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13" table:style-name="ce1">
            <text:p>1213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2H10M46.203S" table:style-name="ce2">
            <text:p>10:4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58168" table:style-name="ce1">
            <text:p>58168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2H10M46.842S" table:style-name="ce2">
            <text:p>10:46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2H10M46.265S" table:style-name="ce2">
            <text:p>10:4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2H10M47.341S" table:style-name="ce2">
            <text:p>10:47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2H10M47.348S" table:style-name="ce2">
            <text:p>10:47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2H10M47.359S" table:style-name="ce2">
            <text:p>10:47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2H10M47.361S" table:style-name="ce2">
            <text:p>10:4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2H10M46.265S" table:style-name="ce2">
            <text:p>10:46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2H10M46.250S" table:style-name="ce2">
            <text:p>10:46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58270" table:style-name="ce1">
            <text:p>58270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2H10M47.375S" table:style-name="ce2">
            <text:p>10:4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2H10M47.382S" table:style-name="ce2">
            <text:p>10:4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2H10M47.382S" table:style-name="ce2">
            <text:p>10:4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2H10M47.361S" table:style-name="ce2">
            <text:p>10:4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2H10M47.397S" table:style-name="ce2">
            <text:p>10:4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2H10M47.396S" table:style-name="ce2">
            <text:p>10:4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2H10M47.399S" table:style-name="ce2">
            <text:p>10:4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2H10M47.394S" table:style-name="ce2">
            <text:p>10:4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2H10M47.422S" table:style-name="ce2">
            <text:p>10:4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2H10M47.422S" table:style-name="ce2">
            <text:p>10:4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90" table:style-name="ce1">
            <text:p>2390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2H10M47.423S" table:style-name="ce2">
            <text:p>10:4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2H10M47.438S" table:style-name="ce2">
            <text:p>10:4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2H10M47.443S" table:style-name="ce2">
            <text:p>10:4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2H10M46.312S" table:style-name="ce2">
            <text:p>10:46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85" table:style-name="ce1">
            <text:p>1485</text:p>
          </table:table-cell>
          <table:table-cell office:value-type="string" table:style-name="ce1">
            <text:p>Success</text:p>
          </table:table-cell>
          <table:table-cell office:value-type="float" office:value="55028" table:style-name="ce1">
            <text:p>55028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2H10M46.328S" table:style-name="ce2">
            <text:p>10:4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74" table:style-name="ce1">
            <text:p>1474</text:p>
          </table:table-cell>
          <table:table-cell office:value-type="string" table:style-name="ce1">
            <text:p>Success</text:p>
          </table:table-cell>
          <table:table-cell office:value-type="float" office:value="54892" table:style-name="ce1">
            <text:p>54892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2H10M46.312S" table:style-name="ce2">
            <text:p>10:46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55028" table:style-name="ce1">
            <text:p>55028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2H10M47.815S" table:style-name="ce2">
            <text:p>10:47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2H10M47.836S" table:style-name="ce2">
            <text:p>10:47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2H10M47.860S" table:style-name="ce2">
            <text:p>10:4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2H10M47.346S" table:style-name="ce2">
            <text:p>10:4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2H10M47.360S" table:style-name="ce2">
            <text:p>10:4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2H10M48.004S" table:style-name="ce2">
            <text:p>10:4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2H10M48.014S" table:style-name="ce2">
            <text:p>10:4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2H10M48.005S" table:style-name="ce2">
            <text:p>10:4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2H10M48.019S" table:style-name="ce2">
            <text:p>10:4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2H10M46.983S" table:style-name="ce2">
            <text:p>10:47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2H10M48.122S" table:style-name="ce2">
            <text:p>10:48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2H10M46.874S" table:style-name="ce2">
            <text:p>10:4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2H10M48.360S" table:style-name="ce2">
            <text:p>10:4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2H10M47.815S" table:style-name="ce2">
            <text:p>10:47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2H10M47.808S" table:style-name="ce2">
            <text:p>10:47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2H10M48.676S" table:style-name="ce2">
            <text:p>10:4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2H10M48.700S" table:style-name="ce2">
            <text:p>10:4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2H10M37.935S" table:style-name="ce2">
            <text:p>10:3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383" table:style-name="ce1">
            <text:p>11383</text:p>
          </table:table-cell>
          <table:table-cell office:value-type="string" table:style-name="ce1">
            <text:p>Success</text:p>
          </table:table-cell>
          <table:table-cell office:value-type="float" office:value="54979" table:style-name="ce1">
            <text:p>54979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2H10M45.360S" table:style-name="ce2">
            <text:p>10:4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971" table:style-name="ce1">
            <text:p>3971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2H10M43.660S" table:style-name="ce2">
            <text:p>10:43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08" table:style-name="ce1">
            <text:p>570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2H10M43.317S" table:style-name="ce2">
            <text:p>10:4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117" table:style-name="ce1">
            <text:p>6117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2H10M43.301S" table:style-name="ce2">
            <text:p>10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123" table:style-name="ce1">
            <text:p>612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2H10M45.750S" table:style-name="ce2">
            <text:p>10:4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690" table:style-name="ce1">
            <text:p>3690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2H10M43.426S" table:style-name="ce2">
            <text:p>10:4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016" table:style-name="ce1">
            <text:p>6016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2H10M44.846S" table:style-name="ce2">
            <text:p>10:4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12" table:style-name="ce1">
            <text:p>4612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2H10M43.286S" table:style-name="ce2">
            <text:p>10:4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164" table:style-name="ce1">
            <text:p>6164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2H10M43.286S" table:style-name="ce2">
            <text:p>10:4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163" table:style-name="ce1">
            <text:p>616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2H10M44.970S" table:style-name="ce2">
            <text:p>10:45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4491" table:style-name="ce1">
            <text:p>4491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2H10M49.446S" table:style-name="ce2">
            <text:p>10:49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2H10M37.966S" table:style-name="ce2">
            <text:p>10:3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514" table:style-name="ce1">
            <text:p>11514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2H10M49.438S" table:style-name="ce2">
            <text:p>10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2H10M49.463S" table:style-name="ce2">
            <text:p>10:49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2H10M49.435S" table:style-name="ce2">
            <text:p>10:49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2H10M49.452S" table:style-name="ce2">
            <text:p>10:4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2H10M49.459S" table:style-name="ce2">
            <text:p>10:4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2H10M41.928S" table:style-name="ce2">
            <text:p>10:41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596" table:style-name="ce1">
            <text:p>7596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2H10M44.440S" table:style-name="ce2">
            <text:p>10:4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090" table:style-name="ce1">
            <text:p>5090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2H10M49.461S" table:style-name="ce2">
            <text:p>10:49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2H10M46.125S" table:style-name="ce2">
            <text:p>10:4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409" table:style-name="ce1">
            <text:p>340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2H10M41.819S" table:style-name="ce2">
            <text:p>10:4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716" table:style-name="ce1">
            <text:p>7716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2H10M49.383S" table:style-name="ce2">
            <text:p>10:4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2H10M49.606S" table:style-name="ce2">
            <text:p>10:49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2H10M49.535S" table:style-name="ce2">
            <text:p>10:4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2H10M49.536S" table:style-name="ce2">
            <text:p>10:49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52867" table:style-name="ce1">
            <text:p>52867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2H10M48.374S" table:style-name="ce2">
            <text:p>10:4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2H10M49.908S" table:style-name="ce2">
            <text:p>10:4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2H10M49.490S" table:style-name="ce2">
            <text:p>10:4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2H10M49.471S" table:style-name="ce2">
            <text:p>10:49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2H10M49.787S" table:style-name="ce2">
            <text:p>10:4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2H10M49.533S" table:style-name="ce2">
            <text:p>10:49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2H10M50.192S" table:style-name="ce2">
            <text:p>10:5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2H10M49.492S" table:style-name="ce2">
            <text:p>10:49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2H10M49.536S" table:style-name="ce2">
            <text:p>10:49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52867" table:style-name="ce1">
            <text:p>52867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2H10M50.100S" table:style-name="ce2">
            <text:p>10:50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2H10M49.642S" table:style-name="ce2">
            <text:p>10:4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52867" table:style-name="ce1">
            <text:p>52867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2H10M49.534S" table:style-name="ce2">
            <text:p>10:4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Success</text:p>
          </table:table-cell>
          <table:table-cell office:value-type="float" office:value="52867" table:style-name="ce1">
            <text:p>52867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2H10M50.382S" table:style-name="ce2">
            <text:p>10:5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2H10M50.392S" table:style-name="ce2">
            <text:p>10:50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2H10M50.393S" table:style-name="ce2">
            <text:p>10:5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2H10M50.401S" table:style-name="ce2">
            <text:p>10:5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2H10M50.414S" table:style-name="ce2">
            <text:p>10:5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572" table:style-name="ce1">
            <text:p>2572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2H10M50.428S" table:style-name="ce2">
            <text:p>10:5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624" table:style-name="ce1">
            <text:p>2624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2H10M50.100S" table:style-name="ce2">
            <text:p>10:5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2H10M50.530S" table:style-name="ce2">
            <text:p>10:5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2H10M50.394S" table:style-name="ce2">
            <text:p>10:50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2H10M50.887S" table:style-name="ce2">
            <text:p>10:50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2H10M50.233S" table:style-name="ce2">
            <text:p>10:5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2H10M50.993S" table:style-name="ce2">
            <text:p>10:5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2H10M50.196S" table:style-name="ce2">
            <text:p>10:50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2H10M51.104S" table:style-name="ce2">
            <text:p>10:5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2H10M44.955S" table:style-name="ce2">
            <text:p>10:4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482" table:style-name="ce1">
            <text:p>648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2H10M45.282S" table:style-name="ce2">
            <text:p>10:4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162" table:style-name="ce1">
            <text:p>6162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2H10M41.835S" table:style-name="ce2">
            <text:p>10:4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629" table:style-name="ce1">
            <text:p>9629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2H10M48.719S" table:style-name="ce2">
            <text:p>10:4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2H10M51.468S" table:style-name="ce2">
            <text:p>10:51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2H10M51.457S" table:style-name="ce2">
            <text:p>10:5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2H10M51.806S" table:style-name="ce2">
            <text:p>10:5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2H10M46.281S" table:style-name="ce2">
            <text:p>10:4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604" table:style-name="ce1">
            <text:p>560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2H10M51.450S" table:style-name="ce2">
            <text:p>10:51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52867" table:style-name="ce1">
            <text:p>52867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2H10M52.031S" table:style-name="ce2">
            <text:p>10:5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2H10M51.898S" table:style-name="ce2">
            <text:p>10:51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2H10M52.154S" table:style-name="ce2">
            <text:p>10:5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2H10M52.197S" table:style-name="ce2">
            <text:p>10:5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2H10M46.187S" table:style-name="ce2">
            <text:p>10:46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067" table:style-name="ce1">
            <text:p>6067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2H10M47.882S" table:style-name="ce2">
            <text:p>10:4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4382" table:style-name="ce1">
            <text:p>4382</text:p>
          </table:table-cell>
          <table:table-cell office:value-type="string" table:style-name="ce1">
            <text:p>Success</text:p>
          </table:table-cell>
          <table:table-cell office:value-type="float" office:value="37804" table:style-name="ce1">
            <text:p>37804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2H10M46.312S" table:style-name="ce2">
            <text:p>10:46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948" table:style-name="ce1">
            <text:p>5948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2H10M46.905S" table:style-name="ce2">
            <text:p>10:46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360" table:style-name="ce1">
            <text:p>5360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2H10M44.565S" table:style-name="ce2">
            <text:p>10:44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718" table:style-name="ce1">
            <text:p>7718</text:p>
          </table:table-cell>
          <table:table-cell office:value-type="string" table:style-name="ce1">
            <text:p>Success</text:p>
          </table:table-cell>
          <table:table-cell office:value-type="float" office:value="42144" table:style-name="ce1">
            <text:p>42144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2H10M52.236S" table:style-name="ce2">
            <text:p>10:5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2H10M41.866S" table:style-name="ce2">
            <text:p>10:4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437" table:style-name="ce1">
            <text:p>10437</text:p>
          </table:table-cell>
          <table:table-cell office:value-type="string" table:style-name="ce1">
            <text:p>Success</text:p>
          </table:table-cell>
          <table:table-cell office:value-type="float" office:value="57053" table:style-name="ce1">
            <text:p>57053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2H10M46.593S" table:style-name="ce2">
            <text:p>10:4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705" table:style-name="ce1">
            <text:p>570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2H10M39.807S" table:style-name="ce2">
            <text:p>10:3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513" table:style-name="ce1">
            <text:p>12513</text:p>
          </table:table-cell>
          <table:table-cell office:value-type="string" table:style-name="ce1">
            <text:p>Success</text:p>
          </table:table-cell>
          <table:table-cell office:value-type="float" office:value="46704" table:style-name="ce1">
            <text:p>46704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2H10M47.463S" table:style-name="ce2">
            <text:p>10:47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2H10M46.655S" table:style-name="ce2">
            <text:p>10:4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699" table:style-name="ce1">
            <text:p>569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2H10M52.044S" table:style-name="ce2">
            <text:p>10:5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2H10M52.312S" table:style-name="ce2">
            <text:p>10:52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670" table:style-name="ce1">
            <text:p>2670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2H10M52.328S" table:style-name="ce2">
            <text:p>10:5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670" table:style-name="ce1">
            <text:p>2670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2H10M46.936S" table:style-name="ce2">
            <text:p>10:46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467" table:style-name="ce1">
            <text:p>5467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2H10M52.366S" table:style-name="ce2">
            <text:p>10:52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670" table:style-name="ce1">
            <text:p>2670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2H10M42.646S" table:style-name="ce2">
            <text:p>10:4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819" table:style-name="ce1">
            <text:p>981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2H10M49.534S" table:style-name="ce2">
            <text:p>10:49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2H10M46.031S" table:style-name="ce2">
            <text:p>10:46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444" table:style-name="ce1">
            <text:p>6444</text:p>
          </table:table-cell>
          <table:table-cell office:value-type="string" table:style-name="ce1">
            <text:p>Success</text:p>
          </table:table-cell>
          <table:table-cell office:value-type="float" office:value="39076" table:style-name="ce1">
            <text:p>39076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2H10M49.321S" table:style-name="ce2">
            <text:p>10:4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Success</text:p>
          </table:table-cell>
          <table:table-cell office:value-type="float" office:value="44344" table:style-name="ce1">
            <text:p>44344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2H10M45.501S" table:style-name="ce2">
            <text:p>10:45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982" table:style-name="ce1">
            <text:p>698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2H10M52.279S" table:style-name="ce2">
            <text:p>10:52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2H10M52.268S" table:style-name="ce2">
            <text:p>10:52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2H10M52.260S" table:style-name="ce2">
            <text:p>10:52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49454" table:style-name="ce1">
            <text:p>49454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2H10M52.375S" table:style-name="ce2">
            <text:p>10:52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49626" table:style-name="ce1">
            <text:p>49626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2H10M52.665S" table:style-name="ce2">
            <text:p>10:52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2H10M52.358S" table:style-name="ce2">
            <text:p>10:52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2H10M52.692S" table:style-name="ce2">
            <text:p>10:52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2H10M52.470S" table:style-name="ce2">
            <text:p>10:52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2H10M52.732S" table:style-name="ce2">
            <text:p>10:52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2H10M52.741S" table:style-name="ce2">
            <text:p>10:52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2H10M52.694S" table:style-name="ce2">
            <text:p>10:5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472" table:style-name="ce1">
            <text:p>1472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2H10M52.736S" table:style-name="ce2">
            <text:p>10:5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2H10M52.670S" table:style-name="ce2">
            <text:p>10:52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2H10M52.954S" table:style-name="ce2">
            <text:p>10:53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2H10M52.484S" table:style-name="ce2">
            <text:p>10:5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2H10M52.975S" table:style-name="ce2">
            <text:p>10:53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2H10M52.987S" table:style-name="ce2">
            <text:p>10:53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2H10M52.492S" table:style-name="ce2">
            <text:p>10:52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2H10M52.672S" table:style-name="ce2">
            <text:p>10:52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2H10M52.448S" table:style-name="ce2">
            <text:p>10:52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2H10M52.390S" table:style-name="ce2">
            <text:p>10:52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2H10M52.486S" table:style-name="ce2">
            <text:p>10:5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50530" table:style-name="ce1">
            <text:p>50530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2H10M52.490S" table:style-name="ce2">
            <text:p>10:5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50530" table:style-name="ce1">
            <text:p>50530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2H10M53.049S" table:style-name="ce2">
            <text:p>10:53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2H10M53.008S" table:style-name="ce2">
            <text:p>10:53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2H10M53.004S" table:style-name="ce2">
            <text:p>10:53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2H10M53.088S" table:style-name="ce2">
            <text:p>10:5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2H10M53.086S" table:style-name="ce2">
            <text:p>10:5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2H10M53.112S" table:style-name="ce2">
            <text:p>10:5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2H10M53.109S" table:style-name="ce2">
            <text:p>10:5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2H10M53.130S" table:style-name="ce2">
            <text:p>10:5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2H10M53.140S" table:style-name="ce2">
            <text:p>10:5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2H10M52.497S" table:style-name="ce2">
            <text:p>10:5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49540" table:style-name="ce1">
            <text:p>49540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2H10M48.706S" table:style-name="ce2">
            <text:p>10:4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537" table:style-name="ce1">
            <text:p>4537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2H10M53.227S" table:style-name="ce2">
            <text:p>10:5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2H10M53.246S" table:style-name="ce2">
            <text:p>10:53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2H10M52.310S" table:style-name="ce2">
            <text:p>10:52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39076" table:style-name="ce1">
            <text:p>39076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2H10M53.255S" table:style-name="ce2">
            <text:p>10:5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2H10M53.277S" table:style-name="ce2">
            <text:p>10:5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618" table:style-name="ce1">
            <text:p>2618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2H10M53.296S" table:style-name="ce2">
            <text:p>10:5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670" table:style-name="ce1">
            <text:p>2670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2H10M53.030S" table:style-name="ce2">
            <text:p>10:5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2H10M53.561S" table:style-name="ce2">
            <text:p>10:53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2H10M53.028S" table:style-name="ce2">
            <text:p>10:5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2H10M52.982S" table:style-name="ce2">
            <text:p>10:53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2H10M53.646S" table:style-name="ce2">
            <text:p>10:5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2H10M53.646S" table:style-name="ce2">
            <text:p>10:5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2H10M53.658S" table:style-name="ce2">
            <text:p>10:53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2H10M53.666S" table:style-name="ce2">
            <text:p>10:53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2H10M49.538S" table:style-name="ce2">
            <text:p>10:49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315" table:style-name="ce1">
            <text:p>4315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2H10M49.925S" table:style-name="ce2">
            <text:p>10:49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939" table:style-name="ce1">
            <text:p>3939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2H10M53.270S" table:style-name="ce2">
            <text:p>10:5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49453" table:style-name="ce1">
            <text:p>49453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2H10M53.965S" table:style-name="ce2">
            <text:p>10:5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2H10M53.985S" table:style-name="ce2">
            <text:p>10:5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2H10M54.004S" table:style-name="ce2">
            <text:p>10:5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2H10M54.025S" table:style-name="ce2">
            <text:p>10:5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2H10M53.867S" table:style-name="ce2">
            <text:p>10:53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2H10M51.466S" table:style-name="ce2">
            <text:p>10:5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Success</text:p>
          </table:table-cell>
          <table:table-cell office:value-type="float" office:value="16956" table:style-name="ce1">
            <text:p>16956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2H10M47.426S" table:style-name="ce2">
            <text:p>10:47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730" table:style-name="ce1">
            <text:p>6730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2H10M50.898S" table:style-name="ce2">
            <text:p>10:50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18" table:style-name="ce1">
            <text:p>3318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2H10M48.021S" table:style-name="ce2">
            <text:p>10:4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215" table:style-name="ce1">
            <text:p>6215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2H10M51.117S" table:style-name="ce2">
            <text:p>10:5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120" table:style-name="ce1">
            <text:p>3120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2H10M51.478S" table:style-name="ce2">
            <text:p>10:51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2H10M41.601S" table:style-name="ce2">
            <text:p>10:41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649" table:style-name="ce1">
            <text:p>12649</text:p>
          </table:table-cell>
          <table:table-cell office:value-type="string" table:style-name="ce1">
            <text:p>Success</text:p>
          </table:table-cell>
          <table:table-cell office:value-type="float" office:value="57615" table:style-name="ce1">
            <text:p>57615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2H10M46.952S" table:style-name="ce2">
            <text:p>10:47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315" table:style-name="ce1">
            <text:p>7315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2H10M54.219S" table:style-name="ce2">
            <text:p>10:54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2H10M46.281S" table:style-name="ce2">
            <text:p>10:46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987" table:style-name="ce1">
            <text:p>7987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2H10M54.241S" table:style-name="ce2">
            <text:p>10:5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2H10M54.238S" table:style-name="ce2">
            <text:p>10:5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2H10M54.159S" table:style-name="ce2">
            <text:p>10:5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2H10M53.856S" table:style-name="ce2">
            <text:p>10:53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50530" table:style-name="ce1">
            <text:p>50530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2H10M54.159S" table:style-name="ce2">
            <text:p>10:5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2H10M54.444S" table:style-name="ce2">
            <text:p>10:5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48" table:style-name="ce1">
            <text:p>1348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2H10M54.116S" table:style-name="ce2">
            <text:p>10:5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2H10M54.514S" table:style-name="ce2">
            <text:p>10:5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2H10M54.276S" table:style-name="ce2">
            <text:p>10:54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2H10M54.253S" table:style-name="ce2">
            <text:p>10:54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2H10M54.465S" table:style-name="ce2">
            <text:p>10:5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2H10M54.888S" table:style-name="ce2">
            <text:p>10:54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2H10M54.901S" table:style-name="ce2">
            <text:p>10:54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2H10M54.908S" table:style-name="ce2">
            <text:p>10:54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2H10M54.455S" table:style-name="ce2">
            <text:p>10:54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2H10M54.991S" table:style-name="ce2">
            <text:p>10:55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2H10M55.003S" table:style-name="ce2">
            <text:p>10:55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2H10M55.010S" table:style-name="ce2">
            <text:p>10:55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2H10M49.487S" table:style-name="ce2">
            <text:p>10:49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82" table:style-name="ce1">
            <text:p>5682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2H10M49.469S" table:style-name="ce2">
            <text:p>10:4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773" table:style-name="ce1">
            <text:p>5773</text:p>
          </table:table-cell>
          <table:table-cell office:value-type="string" table:style-name="ce1">
            <text:p>Success</text:p>
          </table:table-cell>
          <table:table-cell office:value-type="float" office:value="17804" table:style-name="ce1">
            <text:p>17804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2H10M49.533S" table:style-name="ce2">
            <text:p>10:4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722" table:style-name="ce1">
            <text:p>5722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2H10M49.339S" table:style-name="ce2">
            <text:p>10:4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917" table:style-name="ce1">
            <text:p>591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2H10M51.822S" table:style-name="ce2">
            <text:p>10:5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480" table:style-name="ce1">
            <text:p>3480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2H10M54.274S" table:style-name="ce2">
            <text:p>10:5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2H10M52.367S" table:style-name="ce2">
            <text:p>10:5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2H10M46.577S" table:style-name="ce2">
            <text:p>10:46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733" table:style-name="ce1">
            <text:p>873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2H10M50.444S" table:style-name="ce2">
            <text:p>10:5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889" table:style-name="ce1">
            <text:p>488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2H10M46.624S" table:style-name="ce2">
            <text:p>10:4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706" table:style-name="ce1">
            <text:p>8706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2H10M46.094S" table:style-name="ce2">
            <text:p>10:46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259" table:style-name="ce1">
            <text:p>9259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2H10M54.045S" table:style-name="ce2">
            <text:p>10:5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2H10M52.746S" table:style-name="ce2">
            <text:p>10:52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2H10M54.286S" table:style-name="ce2">
            <text:p>10:5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2H10M48.132S" table:style-name="ce2">
            <text:p>10:48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260" table:style-name="ce1">
            <text:p>7260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2H10M53.091S" table:style-name="ce2">
            <text:p>10:53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2H10M52.409S" table:style-name="ce2">
            <text:p>10:52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037" table:style-name="ce1">
            <text:p>30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2H10M47.450S" table:style-name="ce2">
            <text:p>10:4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019" table:style-name="ce1">
            <text:p>801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2H10M55.347S" table:style-name="ce2">
            <text:p>10:55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716" table:style-name="ce1">
            <text:p>2716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2H10M53.169S" table:style-name="ce2">
            <text:p>10:5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342" table:style-name="ce1">
            <text:p>2342</text:p>
          </table:table-cell>
          <table:table-cell office:value-type="string" table:style-name="ce1">
            <text:p>Success</text:p>
          </table:table-cell>
          <table:table-cell office:value-type="float" office:value="44221" table:style-name="ce1">
            <text:p>44221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2H10M55.320S" table:style-name="ce2">
            <text:p>10:5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716" table:style-name="ce1">
            <text:p>2716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2H10M54.683S" table:style-name="ce2">
            <text:p>10:54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2H10M54.773S" table:style-name="ce2">
            <text:p>10:54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2H10M55.586S" table:style-name="ce2">
            <text:p>10:55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2H10M55.590S" table:style-name="ce2">
            <text:p>10:55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2H10M55.171S" table:style-name="ce2">
            <text:p>10:55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49454" table:style-name="ce1">
            <text:p>49454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2H10M55.259S" table:style-name="ce2">
            <text:p>10:5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2H10M55.685S" table:style-name="ce2">
            <text:p>10:55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2H10M55.714S" table:style-name="ce2">
            <text:p>10:55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2H10M55.680S" table:style-name="ce2">
            <text:p>10:55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2H10M55.731S" table:style-name="ce2">
            <text:p>10:55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64" table:style-name="ce1">
            <text:p>2664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2H10M55.258S" table:style-name="ce2">
            <text:p>10:5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2H10M55.751S" table:style-name="ce2">
            <text:p>10:5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2H10M55.755S" table:style-name="ce2">
            <text:p>10:5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716" table:style-name="ce1">
            <text:p>2716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2H10M55.770S" table:style-name="ce2">
            <text:p>10:5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2H10M55.777S" table:style-name="ce2">
            <text:p>10:5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2H10M55.473S" table:style-name="ce2">
            <text:p>10:55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2H10M55.912S" table:style-name="ce2">
            <text:p>10:55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2H10M55.499S" table:style-name="ce2">
            <text:p>10:55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49626" table:style-name="ce1">
            <text:p>49626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2H10M55.316S" table:style-name="ce2">
            <text:p>10:5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2H10M55.335S" table:style-name="ce2">
            <text:p>10:5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2H10M55.378S" table:style-name="ce2">
            <text:p>10:55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2H10M55.444S" table:style-name="ce2">
            <text:p>10:55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49626" table:style-name="ce1">
            <text:p>49626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2H10M56.106S" table:style-name="ce2">
            <text:p>10:5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2H10M55.313S" table:style-name="ce2">
            <text:p>10:55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2H10M56.140S" table:style-name="ce2">
            <text:p>10:56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2H10M55.516S" table:style-name="ce2">
            <text:p>10:55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uccess</text:p>
          </table:table-cell>
          <table:table-cell office:value-type="float" office:value="49626" table:style-name="ce1">
            <text:p>49626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2H10M56.107S" table:style-name="ce2">
            <text:p>10:5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472" table:style-name="ce1">
            <text:p>1472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2H10M56.077S" table:style-name="ce2">
            <text:p>10:56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2H10M56.170S" table:style-name="ce2">
            <text:p>10:5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2H10M56.192S" table:style-name="ce2">
            <text:p>10:5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2H10M56.202S" table:style-name="ce2">
            <text:p>10:5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664" table:style-name="ce1">
            <text:p>2664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2H10M56.254S" table:style-name="ce2">
            <text:p>10:5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716" table:style-name="ce1">
            <text:p>2716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2H10M55.365S" table:style-name="ce2">
            <text:p>10:55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2H10M55.247S" table:style-name="ce2">
            <text:p>10:55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Success</text:p>
          </table:table-cell>
          <table:table-cell office:value-type="float" office:value="48377" table:style-name="ce1">
            <text:p>48377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2H10M56.393S" table:style-name="ce2">
            <text:p>10:56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2H10M55.305S" table:style-name="ce2">
            <text:p>10:5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2H10M55.395S" table:style-name="ce2">
            <text:p>10:55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Success</text:p>
          </table:table-cell>
          <table:table-cell office:value-type="float" office:value="49626" table:style-name="ce1">
            <text:p>49626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2H10M56.419S" table:style-name="ce2">
            <text:p>10:5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2H10M56.422S" table:style-name="ce2">
            <text:p>10:5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2H10M55.761S" table:style-name="ce2">
            <text:p>10:55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2H10M56.762S" table:style-name="ce2">
            <text:p>10:56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2H10M56.405S" table:style-name="ce2">
            <text:p>10:5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2H10M56.862S" table:style-name="ce2">
            <text:p>10:5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2H10M56.882S" table:style-name="ce2">
            <text:p>10:5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2H10M56.892S" table:style-name="ce2">
            <text:p>10:5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2H10M56.170S" table:style-name="ce2">
            <text:p>10:5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2H10M57.082S" table:style-name="ce2">
            <text:p>10:5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2H10M56.147S" table:style-name="ce2">
            <text:p>10:5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Success</text:p>
          </table:table-cell>
          <table:table-cell office:value-type="float" office:value="47465" table:style-name="ce1">
            <text:p>47465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2H10M57.172S" table:style-name="ce2">
            <text:p>10:57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2H10M56.137S" table:style-name="ce2">
            <text:p>10:56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Success</text:p>
          </table:table-cell>
          <table:table-cell office:value-type="float" office:value="47465" table:style-name="ce1">
            <text:p>47465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2H10M57.212S" table:style-name="ce2">
            <text:p>10:57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2H10M53.572S" table:style-name="ce2">
            <text:p>10:53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261" table:style-name="ce1">
            <text:p>4261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2H10M52.267S" table:style-name="ce2">
            <text:p>10:52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596" table:style-name="ce1">
            <text:p>5596</text:p>
          </table:table-cell>
          <table:table-cell office:value-type="string" table:style-name="ce1">
            <text:p>Success</text:p>
          </table:table-cell>
          <table:table-cell office:value-type="float" office:value="41406" table:style-name="ce1">
            <text:p>41406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2H10M50.404S" table:style-name="ce2">
            <text:p>10:50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464" table:style-name="ce1">
            <text:p>7464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2H10M47.375S" table:style-name="ce2">
            <text:p>10:47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496" table:style-name="ce1">
            <text:p>10496</text:p>
          </table:table-cell>
          <table:table-cell office:value-type="string" table:style-name="ce1">
            <text:p>Success</text:p>
          </table:table-cell>
          <table:table-cell office:value-type="float" office:value="50010" table:style-name="ce1">
            <text:p>50010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2H10M52.295S" table:style-name="ce2">
            <text:p>10:5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603" table:style-name="ce1">
            <text:p>560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2H10M53.270S" table:style-name="ce2">
            <text:p>10:53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633" table:style-name="ce1">
            <text:p>4633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2H10M50.411S" table:style-name="ce2">
            <text:p>10:5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498" table:style-name="ce1">
            <text:p>7498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2H10M55.358S" table:style-name="ce2">
            <text:p>10:55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2H10M53.173S" table:style-name="ce2">
            <text:p>10:53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742" table:style-name="ce1">
            <text:p>4742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2H10M53.317S" table:style-name="ce2">
            <text:p>10:5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599" table:style-name="ce1">
            <text:p>459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2H10M46.328S" table:style-name="ce2">
            <text:p>10:46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587" table:style-name="ce1">
            <text:p>11587</text:p>
          </table:table-cell>
          <table:table-cell office:value-type="string" table:style-name="ce1">
            <text:p>Success</text:p>
          </table:table-cell>
          <table:table-cell office:value-type="float" office:value="43597" table:style-name="ce1">
            <text:p>43597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2H10M47.455S" table:style-name="ce2">
            <text:p>10:47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514" table:style-name="ce1">
            <text:p>10514</text:p>
          </table:table-cell>
          <table:table-cell office:value-type="string" table:style-name="ce1">
            <text:p>Success</text:p>
          </table:table-cell>
          <table:table-cell office:value-type="float" office:value="46703" table:style-name="ce1">
            <text:p>46703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2H10M50.543S" table:style-name="ce2">
            <text:p>10:5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431" table:style-name="ce1">
            <text:p>7431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2H10M57.832S" table:style-name="ce2">
            <text:p>10:57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2H10M50.218S" table:style-name="ce2">
            <text:p>10:5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758" table:style-name="ce1">
            <text:p>7758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2H10M57.862S" table:style-name="ce2">
            <text:p>10:5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2H10M55.366S" table:style-name="ce2">
            <text:p>10:5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37" table:style-name="ce1">
            <text:p>26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2H10M49.621S" table:style-name="ce2">
            <text:p>10:49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386" table:style-name="ce1">
            <text:p>8386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2H10M54.258S" table:style-name="ce2">
            <text:p>10:54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Success</text:p>
          </table:table-cell>
          <table:table-cell office:value-type="float" office:value="43043" table:style-name="ce1">
            <text:p>43043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2H10M57.972S" table:style-name="ce2">
            <text:p>10:58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2H10M57.972S" table:style-name="ce2">
            <text:p>10:5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2H10M52.755S" table:style-name="ce2">
            <text:p>10:5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264" table:style-name="ce1">
            <text:p>5264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2H10M57.893S" table:style-name="ce2">
            <text:p>10:5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44222" table:style-name="ce1">
            <text:p>44222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2H10M57.912S" table:style-name="ce2">
            <text:p>10:5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44070" table:style-name="ce1">
            <text:p>44070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2H10M58.152S" table:style-name="ce2">
            <text:p>10:5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2H10M58.172S" table:style-name="ce2">
            <text:p>10:5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2H10M58.182S" table:style-name="ce2">
            <text:p>10:5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2H10M58.212S" table:style-name="ce2">
            <text:p>10:5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2H10M58.152S" table:style-name="ce2">
            <text:p>10:58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2H10M58.422S" table:style-name="ce2">
            <text:p>10:5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2H10M58.432S" table:style-name="ce2">
            <text:p>10:5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2H10M58.442S" table:style-name="ce2">
            <text:p>10:5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2H10M58.022S" table:style-name="ce2">
            <text:p>10:5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43142" table:style-name="ce1">
            <text:p>43142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2H10M58.532S" table:style-name="ce2">
            <text:p>10:58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572" table:style-name="ce1">
            <text:p>572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2H10M57.972S" table:style-name="ce2">
            <text:p>10:5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2H10M58.577S" table:style-name="ce2">
            <text:p>10:58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48" table:style-name="ce1">
            <text:p>1348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2H10M57.902S" table:style-name="ce2">
            <text:p>10:57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2H10M58.002S" table:style-name="ce2">
            <text:p>10:5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44223" table:style-name="ce1">
            <text:p>44223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2H10M58.002S" table:style-name="ce2">
            <text:p>10:5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44147" table:style-name="ce1">
            <text:p>44147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2H10M58.718S" table:style-name="ce2">
            <text:p>10:58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572" table:style-name="ce1">
            <text:p>572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2H10M57.912S" table:style-name="ce2">
            <text:p>10:5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2H10M58.718S" table:style-name="ce2">
            <text:p>10:58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2H10M58.749S" table:style-name="ce2">
            <text:p>10:58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2H10M58.749S" table:style-name="ce2">
            <text:p>10:58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2H10M58.759S" table:style-name="ce2">
            <text:p>10:5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2H10M58.779S" table:style-name="ce2">
            <text:p>10:5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2H10M58.002S" table:style-name="ce2">
            <text:p>10:58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Success</text:p>
          </table:table-cell>
          <table:table-cell office:value-type="float" office:value="44127" table:style-name="ce1">
            <text:p>44127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2H10M58.949S" table:style-name="ce2">
            <text:p>10:58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2H10M58.969S" table:style-name="ce2">
            <text:p>10:5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2H10M58.989S" table:style-name="ce2">
            <text:p>10:5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2H10M59.019S" table:style-name="ce2">
            <text:p>10:5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2H10M58.718S" table:style-name="ce2">
            <text:p>10:5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Success</text:p>
          </table:table-cell>
          <table:table-cell office:value-type="float" office:value="44223" table:style-name="ce1">
            <text:p>44223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2H10M59.629S" table:style-name="ce2">
            <text:p>10:5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2H10M46.109S" table:style-name="ce2">
            <text:p>10:4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577" table:style-name="ce1">
            <text:p>13577</text:p>
          </table:table-cell>
          <table:table-cell office:value-type="string" table:style-name="ce1">
            <text:p>Success</text:p>
          </table:table-cell>
          <table:table-cell office:value-type="float" office:value="51867" table:style-name="ce1">
            <text:p>5186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2H10M55.398S" table:style-name="ce2">
            <text:p>10:55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535" table:style-name="ce1">
            <text:p>4535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2H10M57.872S" table:style-name="ce2">
            <text:p>10:5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Success</text:p>
          </table:table-cell>
          <table:table-cell office:value-type="float" office:value="15831" table:style-name="ce1">
            <text:p>15831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2H10M57.902S" table:style-name="ce2">
            <text:p>10:57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10" table:style-name="ce1">
            <text:p>2110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2H10M57.912S" table:style-name="ce2">
            <text:p>10:5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2H10M56.416S" table:style-name="ce2">
            <text:p>10:56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2H10M54.271S" table:style-name="ce2">
            <text:p>10:5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Success</text:p>
          </table:table-cell>
          <table:table-cell office:value-type="float" office:value="16958" table:style-name="ce1">
            <text:p>16958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2H10M51.009S" table:style-name="ce2">
            <text:p>10:5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027" table:style-name="ce1">
            <text:p>9027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2H10M54.290S" table:style-name="ce2">
            <text:p>10:5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760" table:style-name="ce1">
            <text:p>5760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2H10M55.956S" table:style-name="ce2">
            <text:p>10:5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100" table:style-name="ce1">
            <text:p>4100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2H10M57.092S" table:style-name="ce2">
            <text:p>10:5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65" table:style-name="ce1">
            <text:p>2965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2H10M54.467S" table:style-name="ce2">
            <text:p>10:5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601" table:style-name="ce1">
            <text:p>5601</text:p>
          </table:table-cell>
          <table:table-cell office:value-type="string" table:style-name="ce1">
            <text:p>Success</text:p>
          </table:table-cell>
          <table:table-cell office:value-type="float" office:value="53536" table:style-name="ce1">
            <text:p>53536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2H10M55.514S" table:style-name="ce2">
            <text:p>10:55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554" table:style-name="ce1">
            <text:p>4554</text:p>
          </table:table-cell>
          <table:table-cell office:value-type="string" table:style-name="ce1">
            <text:p>Success</text:p>
          </table:table-cell>
          <table:table-cell office:value-type="float" office:value="41409" table:style-name="ce1">
            <text:p>41409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2H11M0.029S" table:style-name="ce2">
            <text:p>11:00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2H10M57.862S" table:style-name="ce2">
            <text:p>10:5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2H10M55.776S" table:style-name="ce2">
            <text:p>10:5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313" table:style-name="ce1">
            <text:p>431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2H10M59.929S" table:style-name="ce2">
            <text:p>10:5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2H11M0.059S" table:style-name="ce2">
            <text:p>11:00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2H11M0.089S" table:style-name="ce2">
            <text:p>11:0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2H10M57.912S" table:style-name="ce2">
            <text:p>10:57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2H11M0.009S" table:style-name="ce2">
            <text:p>11:00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2H10M53.088S" table:style-name="ce2">
            <text:p>10:5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037" table:style-name="ce1">
            <text:p>7037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2H11M0.019S" table:style-name="ce2">
            <text:p>11:0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2H11M0.119S" table:style-name="ce2">
            <text:p>11:00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2H11M0.139S" table:style-name="ce2">
            <text:p>11:00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2H11M0.149S" table:style-name="ce2">
            <text:p>11:00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2H11M0.049S" table:style-name="ce2">
            <text:p>11:0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2H11M0.129S" table:style-name="ce2">
            <text:p>11:00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2H11M0.119S" table:style-name="ce2">
            <text:p>11:0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2H11M0.179S" table:style-name="ce2">
            <text:p>11:0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2H11M0.199S" table:style-name="ce2">
            <text:p>11:0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2H11M0.029S" table:style-name="ce2">
            <text:p>11:00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42995" table:style-name="ce1">
            <text:p>42995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2H11M0.119S" table:style-name="ce2">
            <text:p>11:00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43069" table:style-name="ce1">
            <text:p>43069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2H11M0.019S" table:style-name="ce2">
            <text:p>11:0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42995" table:style-name="ce1">
            <text:p>42995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2H11M0.389S" table:style-name="ce2">
            <text:p>11:00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2H11M0.419S" table:style-name="ce2">
            <text:p>11:00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2H11M0.439S" table:style-name="ce2">
            <text:p>11:00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48" table:style-name="ce1">
            <text:p>2848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2H11M0.459S" table:style-name="ce2">
            <text:p>11:00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2H11M0.089S" table:style-name="ce2">
            <text:p>11:0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2H11M0.749S" table:style-name="ce2">
            <text:p>11:0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96" table:style-name="ce1">
            <text:p>1596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2H11M0.089S" table:style-name="ce2">
            <text:p>11:00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43143" table:style-name="ce1">
            <text:p>43143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2H11M0.069S" table:style-name="ce2">
            <text:p>11:0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43143" table:style-name="ce1">
            <text:p>43143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2H11M0.049S" table:style-name="ce2">
            <text:p>11:0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43143" table:style-name="ce1">
            <text:p>43143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2H11M0.901S" table:style-name="ce2">
            <text:p>11:0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2H11M0.891S" table:style-name="ce2">
            <text:p>11:0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2H11M0.891S" table:style-name="ce2">
            <text:p>11:0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2H11M0.921S" table:style-name="ce2">
            <text:p>11:0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2H11M0.419S" table:style-name="ce2">
            <text:p>11:00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2H11M0.379S" table:style-name="ce2">
            <text:p>11:00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2H11M0.931S" table:style-name="ce2">
            <text:p>11:00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2H11M0.941S" table:style-name="ce2">
            <text:p>11:00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2H11M0.941S" table:style-name="ce2">
            <text:p>11:00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2H11M0.951S" table:style-name="ce2">
            <text:p>11:0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2H11M0.951S" table:style-name="ce2">
            <text:p>11:01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2H11M0.931S" table:style-name="ce2">
            <text:p>11:0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4" table:style-name="ce1">
            <text:p>2894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2H11M0.951S" table:style-name="ce2">
            <text:p>11:0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2H11M0.951S" table:style-name="ce2">
            <text:p>11:01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946" table:style-name="ce1">
            <text:p>2946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2H10M56.183S" table:style-name="ce2">
            <text:p>10:56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907" table:style-name="ce1">
            <text:p>490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2H11M0.159S" table:style-name="ce2">
            <text:p>11:00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Success</text:p>
          </table:table-cell>
          <table:table-cell office:value-type="float" office:value="40982" table:style-name="ce1">
            <text:p>40982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2H11M1.181S" table:style-name="ce2">
            <text:p>11:0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2H10M54.534S" table:style-name="ce2">
            <text:p>10:5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001" table:style-name="ce1">
            <text:p>7001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2H11M1.091S" table:style-name="ce2">
            <text:p>11:0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40982" table:style-name="ce1">
            <text:p>40982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2H11M1.621S" table:style-name="ce2">
            <text:p>11:01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62" table:style-name="ce1">
            <text:p>762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2H10M59.689S" table:style-name="ce2">
            <text:p>10:5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2H10M56.432S" table:style-name="ce2">
            <text:p>10:5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447" table:style-name="ce1">
            <text:p>544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2H10M58.012S" table:style-name="ce2">
            <text:p>10:5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884" table:style-name="ce1">
            <text:p>3884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2H10M56.217S" table:style-name="ce2">
            <text:p>10:5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685" table:style-name="ce1">
            <text:p>5685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2H10M57.982S" table:style-name="ce2">
            <text:p>10:58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925" table:style-name="ce1">
            <text:p>3925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2H10M58.542S" table:style-name="ce2">
            <text:p>10:58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364" table:style-name="ce1">
            <text:p>3364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2H10M55.653S" table:style-name="ce2">
            <text:p>10:5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68" table:style-name="ce1">
            <text:p>6268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2H10M53.658S" table:style-name="ce2">
            <text:p>10:5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265" table:style-name="ce1">
            <text:p>8265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2H10M56.432S" table:style-name="ce2">
            <text:p>10:5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493" table:style-name="ce1">
            <text:p>5493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2H11M1.901S" table:style-name="ce2">
            <text:p>11:0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2H10M59.039S" table:style-name="ce2">
            <text:p>10:5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883" table:style-name="ce1">
            <text:p>2883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2H10M58.759S" table:style-name="ce2">
            <text:p>10:58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2H10M58.733S" table:style-name="ce2">
            <text:p>10:58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2H11M0.069S" table:style-name="ce2">
            <text:p>11:0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2H11M1.921S" table:style-name="ce2">
            <text:p>11:01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2H11M1.831S" table:style-name="ce2">
            <text:p>11:01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41918" table:style-name="ce1">
            <text:p>4191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2H11M2.061S" table:style-name="ce2">
            <text:p>11:02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2H11M1.901S" table:style-name="ce2">
            <text:p>11:01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2H11M2.341S" table:style-name="ce2">
            <text:p>11:0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2H11M2.391S" table:style-name="ce2">
            <text:p>11:0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2H11M2.401S" table:style-name="ce2">
            <text:p>11:0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2H11M1.901S" table:style-name="ce2">
            <text:p>11:01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2H10M56.772S" table:style-name="ce2">
            <text:p>10:56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124" table:style-name="ce1">
            <text:p>6124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2H10M55.639S" table:style-name="ce2">
            <text:p>10:55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265" table:style-name="ce1">
            <text:p>7265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2H10M57.202S" table:style-name="ce2">
            <text:p>10:57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702" table:style-name="ce1">
            <text:p>5702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2H10M58.252S" table:style-name="ce2">
            <text:p>10:5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661" table:style-name="ce1">
            <text:p>4661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2H11M1.911S" table:style-name="ce2">
            <text:p>11:01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2H11M0.029S" table:style-name="ce2">
            <text:p>11:00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2H10M57.972S" table:style-name="ce2">
            <text:p>10:58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975" table:style-name="ce1">
            <text:p>4975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2H11M1.881S" table:style-name="ce2">
            <text:p>11:0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2H10M57.232S" table:style-name="ce2">
            <text:p>10:57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720" table:style-name="ce1">
            <text:p>5720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2H10M58.012S" table:style-name="ce2">
            <text:p>10:58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966" table:style-name="ce1">
            <text:p>4966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2H11M2.924S" table:style-name="ce2">
            <text:p>11:0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2H10M56.303S" table:style-name="ce2">
            <text:p>10:5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697" table:style-name="ce1">
            <text:p>6697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2H10M58.624S" table:style-name="ce2">
            <text:p>10:58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367" table:style-name="ce1">
            <text:p>436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2H10M58.789S" table:style-name="ce2">
            <text:p>10:5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266" table:style-name="ce1">
            <text:p>4266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2H11M2.984S" table:style-name="ce2">
            <text:p>11:0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2H11M1.951S" table:style-name="ce2">
            <text:p>11:02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2H11M1.931S" table:style-name="ce2">
            <text:p>11:0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2H11M0.079S" table:style-name="ce2">
            <text:p>11:0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014" table:style-name="ce1">
            <text:p>3014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2H11M1.931S" table:style-name="ce2">
            <text:p>11:0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Success</text:p>
          </table:table-cell>
          <table:table-cell office:value-type="float" office:value="40982" table:style-name="ce1">
            <text:p>40982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2H11M3.164S" table:style-name="ce2">
            <text:p>11:0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10" table:style-name="ce1">
            <text:p>810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2H11M2.461S" table:style-name="ce2">
            <text:p>11:02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40982" table:style-name="ce1">
            <text:p>40982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2H11M1.941S" table:style-name="ce2">
            <text:p>11:01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Success</text:p>
          </table:table-cell>
          <table:table-cell office:value-type="float" office:value="40982" table:style-name="ce1">
            <text:p>40982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2H11M3.194S" table:style-name="ce2">
            <text:p>11:03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2H11M2.351S" table:style-name="ce2">
            <text:p>11:02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40982" table:style-name="ce1">
            <text:p>40982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2H11M3.194S" table:style-name="ce2">
            <text:p>11:0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2H11M3.224S" table:style-name="ce2">
            <text:p>11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2H11M3.224S" table:style-name="ce2">
            <text:p>11:0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2H11M3.244S" table:style-name="ce2">
            <text:p>11:0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2H11M3.324S" table:style-name="ce2">
            <text:p>11:0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992" table:style-name="ce1">
            <text:p>2992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2H11M2.914S" table:style-name="ce2">
            <text:p>11:0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2H11M3.494S" table:style-name="ce2">
            <text:p>11:0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2H11M3.094S" table:style-name="ce2">
            <text:p>11:03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2H11M3.094S" table:style-name="ce2">
            <text:p>11:0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39833" table:style-name="ce1">
            <text:p>39833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2H11M3.794S" table:style-name="ce2">
            <text:p>11:0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2H11M3.804S" table:style-name="ce2">
            <text:p>11:0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2H11M3.064S" table:style-name="ce2">
            <text:p>11:03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2H11M3.094S" table:style-name="ce2">
            <text:p>11:0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2H11M3.824S" table:style-name="ce2">
            <text:p>11:0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986" table:style-name="ce1">
            <text:p>2986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2H11M3.844S" table:style-name="ce2">
            <text:p>11:03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966" table:style-name="ce1">
            <text:p>1966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2H11M3.844S" table:style-name="ce2">
            <text:p>11:0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38" table:style-name="ce1">
            <text:p>3038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2H11M2.994S" table:style-name="ce2">
            <text:p>11:0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2H11M2.974S" table:style-name="ce2">
            <text:p>11:03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2H11M3.954S" table:style-name="ce2">
            <text:p>11:0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2H11M3.004S" table:style-name="ce2">
            <text:p>11:0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39901" table:style-name="ce1">
            <text:p>39901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2H11M4.044S" table:style-name="ce2">
            <text:p>11:0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58" table:style-name="ce1">
            <text:p>858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2H11M2.954S" table:style-name="ce2">
            <text:p>11:0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2H11M2.955S" table:style-name="ce2">
            <text:p>11:0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2H11M2.954S" table:style-name="ce2">
            <text:p>11:0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2H11M4.094S" table:style-name="ce2">
            <text:p>11:0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2H11M4.094S" table:style-name="ce2">
            <text:p>11:04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2H11M3.984S" table:style-name="ce2">
            <text:p>11:04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37740" table:style-name="ce1">
            <text:p>37740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2H11M4.434S" table:style-name="ce2">
            <text:p>11:04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2H11M3.724S" table:style-name="ce2">
            <text:p>11:0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37739" table:style-name="ce1">
            <text:p>37739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2H11M4.594S" table:style-name="ce2">
            <text:p>11:0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2H11M3.844S" table:style-name="ce2">
            <text:p>11:0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Success</text:p>
          </table:table-cell>
          <table:table-cell office:value-type="float" office:value="37739" table:style-name="ce1">
            <text:p>37739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2H11M4.614S" table:style-name="ce2">
            <text:p>11:0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2H10M59.669S" table:style-name="ce2">
            <text:p>10:59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687" table:style-name="ce1">
            <text:p>7687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2H11M0.509S" table:style-name="ce2">
            <text:p>11:00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847" table:style-name="ce1">
            <text:p>6847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2H11M0.971S" table:style-name="ce2">
            <text:p>11:01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385" table:style-name="ce1">
            <text:p>638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2H11M1.531S" table:style-name="ce2">
            <text:p>11:0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841" table:style-name="ce1">
            <text:p>5841</text:p>
          </table:table-cell>
          <table:table-cell office:value-type="string" table:style-name="ce1">
            <text:p>Success</text:p>
          </table:table-cell>
          <table:table-cell office:value-type="float" office:value="16675" table:style-name="ce1">
            <text:p>16675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2H11M1.641S" table:style-name="ce2">
            <text:p>11:01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749" table:style-name="ce1">
            <text:p>5749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2H11M2.898S" table:style-name="ce2">
            <text:p>11:0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88" table:style-name="ce1">
            <text:p>4488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2H11M1.921S" table:style-name="ce2">
            <text:p>11:0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473" table:style-name="ce1">
            <text:p>547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2H11M3.504S" table:style-name="ce2">
            <text:p>11:0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2H11M1.941S" table:style-name="ce2">
            <text:p>11:0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453" table:style-name="ce1">
            <text:p>5453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2H11M0.769S" table:style-name="ce2">
            <text:p>11:0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32" table:style-name="ce1">
            <text:p>663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2H11M0.099S" table:style-name="ce2">
            <text:p>11:00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320" table:style-name="ce1">
            <text:p>7320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2H11M4.094S" table:style-name="ce2">
            <text:p>11:0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320" table:style-name="ce1">
            <text:p>3320</text:p>
          </table:table-cell>
          <table:table-cell office:value-type="string" table:style-name="ce1">
            <text:p>Success</text:p>
          </table:table-cell>
          <table:table-cell office:value-type="float" office:value="37740" table:style-name="ce1">
            <text:p>37740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2H11M7.380S" table:style-name="ce2">
            <text:p>11:0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2H11M7.420S" table:style-name="ce2">
            <text:p>11:0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2H11M1.931S" table:style-name="ce2">
            <text:p>11:0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2H11M0.911S" table:style-name="ce2">
            <text:p>11:0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585" table:style-name="ce1">
            <text:p>6585</text:p>
          </table:table-cell>
          <table:table-cell office:value-type="string" table:style-name="ce1">
            <text:p>Success</text:p>
          </table:table-cell>
          <table:table-cell office:value-type="float" office:value="54412" table:style-name="ce1">
            <text:p>54412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2H11M7.390S" table:style-name="ce2">
            <text:p>11:0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2H11M0.179S" table:style-name="ce2">
            <text:p>11:00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329" table:style-name="ce1">
            <text:p>7329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2H11M7.390S" table:style-name="ce2">
            <text:p>11:0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2H11M7.400S" table:style-name="ce2">
            <text:p>11:0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2H11M7.420S" table:style-name="ce2">
            <text:p>11:0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2H11M7.360S" table:style-name="ce2">
            <text:p>11:07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2H11M7.550S" table:style-name="ce2">
            <text:p>11:07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2H11M7.560S" table:style-name="ce2">
            <text:p>11:0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2H11M7.550S" table:style-name="ce2">
            <text:p>11:0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98" table:style-name="ce1">
            <text:p>2398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2H11M7.500S" table:style-name="ce2">
            <text:p>11:07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2H11M7.540S" table:style-name="ce2">
            <text:p>11:07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2H11M7.540S" table:style-name="ce2">
            <text:p>11:07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2H11M7.580S" table:style-name="ce2">
            <text:p>11:0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2H11M7.590S" table:style-name="ce2">
            <text:p>11:0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2H11M7.580S" table:style-name="ce2">
            <text:p>11:0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2H11M7.400S" table:style-name="ce2">
            <text:p>11:07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35580" table:style-name="ce1">
            <text:p>35580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2H11M7.590S" table:style-name="ce2">
            <text:p>11:0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2H11M7.600S" table:style-name="ce2">
            <text:p>11:0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06" table:style-name="ce1">
            <text:p>906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2H11M7.420S" table:style-name="ce2">
            <text:p>11:07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2H11M1.921S" table:style-name="ce2">
            <text:p>11:0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197" table:style-name="ce1">
            <text:p>619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2H11M7.360S" table:style-name="ce2">
            <text:p>11:07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2H11M8.140S" table:style-name="ce2">
            <text:p>11:0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98" table:style-name="ce1">
            <text:p>2398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2H11M7.410S" table:style-name="ce2">
            <text:p>11:0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33419" table:style-name="ce1">
            <text:p>33419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2H11M8.200S" table:style-name="ce2">
            <text:p>11:0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06" table:style-name="ce1">
            <text:p>906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2H11M7.480S" table:style-name="ce2">
            <text:p>11:07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2H11M7.510S" table:style-name="ce2">
            <text:p>11:0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2H11M8.120S" table:style-name="ce2">
            <text:p>11:08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2H11M2.898S" table:style-name="ce2">
            <text:p>11:02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109" table:style-name="ce1">
            <text:p>6109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2H11M2.954S" table:style-name="ce2">
            <text:p>11:0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2H11M2.898S" table:style-name="ce2">
            <text:p>11:0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115" table:style-name="ce1">
            <text:p>6115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2H11M3.374S" table:style-name="ce2">
            <text:p>11:0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672" table:style-name="ce1">
            <text:p>5672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2H11M8.960S" table:style-name="ce2">
            <text:p>11:0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2H11M1.191S" table:style-name="ce2">
            <text:p>11:0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878" table:style-name="ce1">
            <text:p>7878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2H11M9.010S" table:style-name="ce2">
            <text:p>11:0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2H11M3.194S" table:style-name="ce2">
            <text:p>11:0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890" table:style-name="ce1">
            <text:p>5890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2H11M9.010S" table:style-name="ce2">
            <text:p>11:09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2H11M9.020S" table:style-name="ce2">
            <text:p>11:0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2H11M9.080S" table:style-name="ce2">
            <text:p>11:0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2H11M9.090S" table:style-name="ce2">
            <text:p>11:09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2H11M9.090S" table:style-name="ce2">
            <text:p>11:09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2H11M0.911S" table:style-name="ce2">
            <text:p>11:0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217" table:style-name="ce1">
            <text:p>821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2H11M9.120S" table:style-name="ce2">
            <text:p>11:0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2H11M9.120S" table:style-name="ce2">
            <text:p>11:09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2H11M9.120S" table:style-name="ce2">
            <text:p>11:09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2H11M3.984S" table:style-name="ce2">
            <text:p>11:0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182" table:style-name="ce1">
            <text:p>518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2H11M9.140S" table:style-name="ce2">
            <text:p>11:09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2H11M9.130S" table:style-name="ce2">
            <text:p>11:0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2H11M9.140S" table:style-name="ce2">
            <text:p>11:09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2H11M4.064S" table:style-name="ce2">
            <text:p>11:04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117" table:style-name="ce1">
            <text:p>511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2H11M8.680S" table:style-name="ce2">
            <text:p>11:08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30179" table:style-name="ce1">
            <text:p>30179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2H11M8.110S" table:style-name="ce2">
            <text:p>11:08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32340" table:style-name="ce1">
            <text:p>32340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2H11M9.250S" table:style-name="ce2">
            <text:p>11:09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2H11M9.250S" table:style-name="ce2">
            <text:p>11:0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2H11M8.690S" table:style-name="ce2">
            <text:p>11:08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30179" table:style-name="ce1">
            <text:p>30179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2H11M9.280S" table:style-name="ce2">
            <text:p>11:0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2H11M9.050S" table:style-name="ce2">
            <text:p>11:09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2H11M9.480S" table:style-name="ce2">
            <text:p>11:09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582" table:style-name="ce1">
            <text:p>2582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2H11M9.160S" table:style-name="ce2">
            <text:p>11:09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9098" table:style-name="ce1">
            <text:p>29098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2H11M9.860S" table:style-name="ce2">
            <text:p>11:0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54" table:style-name="ce1">
            <text:p>954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2H11M3.214S" table:style-name="ce2">
            <text:p>11:03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071" table:style-name="ce1">
            <text:p>7071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2H11M7.500S" table:style-name="ce2">
            <text:p>11:0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820" table:style-name="ce1">
            <text:p>2820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2H11M3.234S" table:style-name="ce2">
            <text:p>11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091" table:style-name="ce1">
            <text:p>7091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2H11M9.130S" table:style-name="ce2">
            <text:p>11:0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2H11M7.390S" table:style-name="ce2">
            <text:p>11:0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2H11M3.864S" table:style-name="ce2">
            <text:p>11:03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470" table:style-name="ce1">
            <text:p>6470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2H11M10.324S" table:style-name="ce2">
            <text:p>11:10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2H11M3.854S" table:style-name="ce2">
            <text:p>11:03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487" table:style-name="ce1">
            <text:p>648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2H11M9.180S" table:style-name="ce2">
            <text:p>11:09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2H11M10.339S" table:style-name="ce2">
            <text:p>11:10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2H11M10.324S" table:style-name="ce2">
            <text:p>11:1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2H11M10.359S" table:style-name="ce2">
            <text:p>11:1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2H11M10.324S" table:style-name="ce2">
            <text:p>11:10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2H11M10.324S" table:style-name="ce2">
            <text:p>11:1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2H11M10.339S" table:style-name="ce2">
            <text:p>11:10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2H11M7.360S" table:style-name="ce2">
            <text:p>11:07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2H11M10.789S" table:style-name="ce2">
            <text:p>11:10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2H11M10.799S" table:style-name="ce2">
            <text:p>11:10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2H11M10.819S" table:style-name="ce2">
            <text:p>11:1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2H11M7.570S" table:style-name="ce2">
            <text:p>11:0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294" table:style-name="ce1">
            <text:p>3294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2H11M9.080S" table:style-name="ce2">
            <text:p>11:0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2H11M8.150S" table:style-name="ce2">
            <text:p>11:08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737" table:style-name="ce1">
            <text:p>273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2H11M4.444S" table:style-name="ce2">
            <text:p>11:04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47" table:style-name="ce1">
            <text:p>6447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2H11M10.879S" table:style-name="ce2">
            <text:p>11:10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2H11M10.799S" table:style-name="ce2">
            <text:p>11:1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706" table:style-name="ce1">
            <text:p>2706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2H11M9.880S" table:style-name="ce2">
            <text:p>11:0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2H11M10.849S" table:style-name="ce2">
            <text:p>11:1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2H11M10.939S" table:style-name="ce2">
            <text:p>11:1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2H11M10.959S" table:style-name="ce2">
            <text:p>11:1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2H11M10.899S" table:style-name="ce2">
            <text:p>11:10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2H11M9.070S" table:style-name="ce2">
            <text:p>11:09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99" table:style-name="ce1">
            <text:p>189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2H11M7.630S" table:style-name="ce2">
            <text:p>11:0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349" table:style-name="ce1">
            <text:p>3349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2H11M7.470S" table:style-name="ce2">
            <text:p>11:0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518" table:style-name="ce1">
            <text:p>3518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2H11M9.270S" table:style-name="ce2">
            <text:p>11:0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2H11M9.270S" table:style-name="ce2">
            <text:p>11:09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2H11M9.490S" table:style-name="ce2">
            <text:p>11:09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2H11M10.339S" table:style-name="ce2">
            <text:p>11:10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25857" table:style-name="ce1">
            <text:p>25857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2H11M8.220S" table:style-name="ce2">
            <text:p>11:0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797" table:style-name="ce1">
            <text:p>279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2H11M11.009S" table:style-name="ce2">
            <text:p>11:11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02" table:style-name="ce1">
            <text:p>1002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2H11M10.979S" table:style-name="ce2">
            <text:p>11:1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2H11M10.869S" table:style-name="ce2">
            <text:p>11:10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2616" table:style-name="ce1">
            <text:p>22616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2H11M4.624S" table:style-name="ce2">
            <text:p>11:0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516" table:style-name="ce1">
            <text:p>6516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2H11M11.099S" table:style-name="ce2">
            <text:p>11:1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2H11M10.889S" table:style-name="ce2">
            <text:p>11:10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2616" table:style-name="ce1">
            <text:p>22616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2H11M11.149S" table:style-name="ce2">
            <text:p>11:1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2H11M11.149S" table:style-name="ce2">
            <text:p>11:11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2H11M11.149S" table:style-name="ce2">
            <text:p>11:1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2H11M11.179S" table:style-name="ce2">
            <text:p>11:1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2H11M11.009S" table:style-name="ce2">
            <text:p>11:11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1536" table:style-name="ce1">
            <text:p>21536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2H11M11.199S" table:style-name="ce2">
            <text:p>11:11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050" table:style-name="ce1">
            <text:p>1050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2H11M4.604S" table:style-name="ce2">
            <text:p>11:0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398" table:style-name="ce1">
            <text:p>7398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2H11M10.939S" table:style-name="ce2">
            <text:p>11:10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2H11M10.979S" table:style-name="ce2">
            <text:p>11:11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2H11M12.019S" table:style-name="ce2">
            <text:p>11:12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2H11M11.019S" table:style-name="ce2">
            <text:p>11:11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2H11M12.019S" table:style-name="ce2">
            <text:p>11:12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2H11M11.029S" table:style-name="ce2">
            <text:p>11:11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46" table:style-name="ce1">
            <text:p>1046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2H11M12.049S" table:style-name="ce2">
            <text:p>11:12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2H11M12.059S" table:style-name="ce2">
            <text:p>11:1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2H11M11.229S" table:style-name="ce2">
            <text:p>11:11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2H11M10.909S" table:style-name="ce2">
            <text:p>11:10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53536" table:style-name="ce1">
            <text:p>53536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2H11M12.059S" table:style-name="ce2">
            <text:p>11:1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2H11M12.099S" table:style-name="ce2">
            <text:p>11:12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2H11M11.179S" table:style-name="ce2">
            <text:p>11:11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2H11M12.109S" table:style-name="ce2">
            <text:p>11:1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8296" table:style-name="ce1">
            <text:p>18296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2H11M12.199S" table:style-name="ce2">
            <text:p>11:1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194" table:style-name="ce1">
            <text:p>1194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2H11M11.179S" table:style-name="ce2">
            <text:p>11:1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2H11M10.989S" table:style-name="ce2">
            <text:p>11:1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2H11M10.324S" table:style-name="ce2">
            <text:p>11:1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2H11M10.889S" table:style-name="ce2">
            <text:p>11:10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2H11M9.290S" table:style-name="ce2">
            <text:p>11:0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463" table:style-name="ce1">
            <text:p>3463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2H11M10.989S" table:style-name="ce2">
            <text:p>11:11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2H11M10.999S" table:style-name="ce2">
            <text:p>11:11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2H11M12.759S" table:style-name="ce2">
            <text:p>11:12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2H11M10.277S" table:style-name="ce2">
            <text:p>11:10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2H11M12.759S" table:style-name="ce2">
            <text:p>11:1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2H11M12.009S" table:style-name="ce2">
            <text:p>11:1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2H11M12.759S" table:style-name="ce2">
            <text:p>11:1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2H11M12.079S" table:style-name="ce2">
            <text:p>11:12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2H11M12.749S" table:style-name="ce2">
            <text:p>11:1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2H11M12.099S" table:style-name="ce2">
            <text:p>11:1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2H11M12.759S" table:style-name="ce2">
            <text:p>11:12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2H11M12.149S" table:style-name="ce2">
            <text:p>11:1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2H11M12.779S" table:style-name="ce2">
            <text:p>11:12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2H11M12.829S" table:style-name="ce2">
            <text:p>11:1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2H11M12.839S" table:style-name="ce2">
            <text:p>11:12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2H11M12.829S" table:style-name="ce2">
            <text:p>11:1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2H11M12.839S" table:style-name="ce2">
            <text:p>11:12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2H11M12.849S" table:style-name="ce2">
            <text:p>11:1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2H11M12.829S" table:style-name="ce2">
            <text:p>11:1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2H11M12.839S" table:style-name="ce2">
            <text:p>11:1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2H11M12.779S" table:style-name="ce2">
            <text:p>11:12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2H11M12.839S" table:style-name="ce2">
            <text:p>11:12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2H11M12.849S" table:style-name="ce2">
            <text:p>11:12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2H11M12.829S" table:style-name="ce2">
            <text:p>11:1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2H11M12.859S" table:style-name="ce2">
            <text:p>11:1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2H11M12.869S" table:style-name="ce2">
            <text:p>11:12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2H11M12.859S" table:style-name="ce2">
            <text:p>11:12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2H11M12.859S" table:style-name="ce2">
            <text:p>11:12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2H11M12.869S" table:style-name="ce2">
            <text:p>11:1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2H11M12.879S" table:style-name="ce2">
            <text:p>11:1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2H11M12.859S" table:style-name="ce2">
            <text:p>11:1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2H11M12.869S" table:style-name="ce2">
            <text:p>11:1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2H11M12.239S" table:style-name="ce2">
            <text:p>11:1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54412" table:style-name="ce1">
            <text:p>54412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2H11M12.869S" table:style-name="ce2">
            <text:p>11:12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2H11M12.869S" table:style-name="ce2">
            <text:p>11:1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2H11M12.869S" table:style-name="ce2">
            <text:p>11:12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2H11M12.889S" table:style-name="ce2">
            <text:p>11:1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2H11M12.889S" table:style-name="ce2">
            <text:p>11:1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2H11M12.889S" table:style-name="ce2">
            <text:p>11:1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2H11M12.889S" table:style-name="ce2">
            <text:p>11:1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2H11M12.899S" table:style-name="ce2">
            <text:p>11:1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2H11M12.899S" table:style-name="ce2">
            <text:p>11:1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2H11M11.149S" table:style-name="ce2">
            <text:p>11:11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2H11M13.019S" table:style-name="ce2">
            <text:p>11:1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2H11M12.249S" table:style-name="ce2">
            <text:p>11:12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2H11M13.029S" table:style-name="ce2">
            <text:p>11:1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2H11M13.069S" table:style-name="ce2">
            <text:p>11:1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2H11M13.069S" table:style-name="ce2">
            <text:p>11:1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2H11M13.079S" table:style-name="ce2">
            <text:p>11:1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2H11M13.079S" table:style-name="ce2">
            <text:p>11:1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2H11M12.759S" table:style-name="ce2">
            <text:p>11:12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2H11M13.099S" table:style-name="ce2">
            <text:p>11:1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2H11M12.889S" table:style-name="ce2">
            <text:p>11:12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0292" table:style-name="ce1">
            <text:p>20292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2H11M13.119S" table:style-name="ce2">
            <text:p>11:1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2H11M13.129S" table:style-name="ce2">
            <text:p>11:1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2H11M13.119S" table:style-name="ce2">
            <text:p>11:1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2H11M13.129S" table:style-name="ce2">
            <text:p>11:1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2H11M13.129S" table:style-name="ce2">
            <text:p>11:1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09T10:10:44Z</dc:date>
  </office:meta>
</office:document-meta>
</file>